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045a8a" style:font-size-asian="9pt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9pt" style:font-size-asian="9pt" style:font-size-complex="9pt"/>
    </style:style>
    <style:style style:name="P8" style:family="paragraph" style:parent-style-name="Standard">
      <style:paragraph-properties fo:break-before="page"/>
      <style:text-properties fo:font-size="9pt" style:font-size-asian="9pt" style:font-size-complex="9pt"/>
    </style:style>
    <style:style style:name="P9" style:family="paragraph" style:parent-style-name="Standard">
      <style:paragraph-properties fo:break-before="page"/>
      <style:text-properties fo:font-size="9pt" officeooo:paragraph-rsid="00045a8a" style:font-size-asian="9pt" style:font-size-complex="9pt"/>
    </style:style>
    <style:style style:name="T1" style:family="text">
      <style:text-properties fo:color="#3f7f5f" style:font-name="Consolas" fo:font-size="10pt" style:font-size-asian="10pt"/>
    </style:style>
    <style:style style:name="T2" style:family="text">
      <style:text-properties fo:color="#3f7f5f" style:font-name="Consolas" fo:font-size="10pt" fo:font-weight="bold" style:font-size-asian="10pt" style:font-weight-asian="bold"/>
    </style:style>
    <style:style style:name="T3" style:family="text">
      <style:text-properties fo:color="#3f7f5f" style:font-name="Consolas"/>
    </style:style>
    <style:style style:name="T4" style:family="text">
      <style:text-properties fo:color="#3f7f5f" style:font-name="Consolas" fo:font-weight="bold" style:font-weight-asian="bold"/>
    </style:style>
    <style:style style:name="T5" style:family="text">
      <style:text-properties fo:color="#7f0055" style:font-name="Consolas" fo:font-size="10pt" fo:font-weight="bold" style:font-size-asian="10pt" style:font-weight-asian="bold"/>
    </style:style>
    <style:style style:name="T6" style:family="text">
      <style:text-properties fo:color="#7f0055" style:font-name="Consolas" fo:font-weight="bold" style:font-weight-asian="bold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font-size-asian="10pt" fo:background-color="#a5f9ab"/>
    </style:style>
    <style:style style:name="T9" style:family="text">
      <style:text-properties fo:color="#000000" style:font-name="Consolas" fo:font-size="10pt" style:font-size-asian="10pt" fo:background-color="#fc7272"/>
    </style:style>
    <style:style style:name="T10" style:family="text">
      <style:text-properties fo:color="#000000" style:font-name="Consolas" fo:font-size="10pt" fo:font-weight="bold" style:font-size-asian="10pt" style:font-weight-asian="bold"/>
    </style:style>
    <style:style style:name="T11" style:family="text">
      <style:text-properties fo:color="#000000" style:font-name="Consolas"/>
    </style:style>
    <style:style style:name="T12" style:family="text">
      <style:text-properties fo:color="#000000" style:font-name="Consolas" fo:background-color="#a5f9ab"/>
    </style:style>
    <style:style style:name="T13" style:family="text">
      <style:text-properties fo:color="#000000" style:font-name="Consolas" fo:font-weight="bold" style:font-weight-asian="bold"/>
    </style:style>
    <style:style style:name="T14" style:family="text">
      <style:text-properties fo:color="#000000" style:font-name="Consolas" fo:background-color="#fc7272"/>
    </style:style>
    <style:style style:name="T15" style:family="text">
      <style:text-properties fo:color="#000080" style:font-name="Consolas" fo:font-size="10pt" fo:font-weight="bold" style:font-size-asian="10pt" style:font-weight-asian="bold"/>
    </style:style>
    <style:style style:name="T16" style:family="text">
      <style:text-properties fo:color="#000080" style:font-name="Consola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-- A client of a Kid2Kid store.</text:span></text:p>
      <text:p text:style-name="P6"><text:span text:style-name="T3">-- A client may as well be a supplier of products.</text:span></text:p>
      <text:p text:style-name="P6"><text:span text:style-name="T6">class</text:span><text:span text:style-name="T11"> Clien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values</text:span></text:p>
      <text:p text:style-name="P6"><text:span text:style-name="T6">instance variables</text:span></text:p>
      <text:p text:style-name="P6"><text:span text:style-name="T11"><text:tab/>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id: </text:span><text:span text:style-name="T6">nat1</text:span><text:span text:style-name="T11">;</text:span></text:p>
      <text:p text:style-name="P6"><text:span text:style-name="T11"><text:tab/>name: NotEmptyString;</text:span></text:p>
      <text:p text:style-name="P6"><text:span text:style-name="T11"><text:tab/>boughtProducts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soldProducts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boughtGiftCards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Client: NotEmptyString ==&gt; Client</text:span></text:p>
      <text:p text:style-name="P6"><text:span text:style-name="T11"><text:tab/>Client(nameSeq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name</text:span><text:span text:style-name="T11">:=</text:span><text:span text:style-name="T12">nameSeq</text:span><text:span text:style-name="T11">;</text:span></text:p>
      <text:p text:style-name="P6"><text:span text:style-name="T11"><text:tab/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text:tab/></text:span><text:span text:style-name="T12">id</text:span><text:span text:style-name="T11"> := </text:span><text:span text:style-name="T12">idCounter</text:span><text:span text:style-name="T11">; 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)</text:span></text:p>
      <text:p text:style-name="P6"><text:span text:style-name="T11"><text:tab/><text:tab/><text:tab/> </text:span><text:span text:style-name="T6">pre</text:span><text:span text:style-name="T11"> </text:span><text:span text:style-name="T12">len</text:span><text:span text:style-name="T11"> </text:span><text:span text:style-name="T12">nameSeq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text:tab/> </text:span><text:span text:style-name="T6">post</text:span><text:span text:style-name="T11"> </text:span><text:span text:style-name="T12">len</text:span><text:span text:style-name="T11"> </text:span><text:span text:style-name="T12">nam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/text:p>
      <text:p text:style-name="P6"><text:span text:style-name="T11"><text:tab/><text:tab/><text:tab/> </text:span><text:span text:style-name="T12">id</text:span><text:span text:style-name="T11"> </text:span><text:span text:style-name="T12">=</text:span><text:span text:style-name="T11"> </text:span><text:span text:style-name="T12">idCounter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 </text:span><text:span text:style-name="T12">boughtProduc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/text:p>
      <text:p text:style-name="P6"><text:span text:style-name="T11"><text:tab/><text:tab/><text:tab/> </text:span><text:span text:style-name="T12">soldProduc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 </text:span><text:span text:style-name="T12">boughtGiftCard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/text:p>
      <text:p text:style-name="P6"><text:span text:style-name="T11"><text:tab/><text:tab/><text:tab/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name of the client</text:span></text:p>
      <text:p text:style-name="P6"><text:span text:style-name="T11"><text:tab/></text:span><text:span text:style-name="T6">public</text:span><text:span text:style-name="T11"> setName: NotEmptyString ==&gt; ()</text:span></text:p>
      <text:p text:style-name="P6"><text:span text:style-name="T11"><text:tab/><text:tab/>setName(newName) ==</text:span></text:p>
      <text:p text:style-name="P6"><text:span text:style-name="T11"><text:tab/><text:tab/><text:tab/></text:span><text:span text:style-name="T12">name</text:span><text:span text:style-name="T11"> := </text:span><text:span text:style-name="T12">newName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name</text:span><text:span text:style-name="T11"> </text:span><text:span text:style-name="T12">=</text:span><text:span text:style-name="T11"> </text:span><text:span text:style-name="T12">newName</text:span><text:span text:style-name="T11">;</text:span></text:p>
      <text:p text:style-name="P6"><text:span text:style-name="T11"><text:tab/><text:tab/><text:tab/></text:span></text:p>
      <text:p text:style-name="P6"><text:span text:style-name="T11"><text:tab/></text:span><text:span text:style-name="T3">-- Get name of the client<text:tab/><text:tab/></text:span></text:p>
      <text:p text:style-name="P6"><text:span text:style-name="T11"><text:tab/></text:span><text:span text:style-name="T6">public</text:span><text:span text:style-name="T11"> getName: () ==&gt; NotEmptyString</text:span></text:p>
      <text:p text:style-name="P6"><text:span text:style-name="T11"><text:tab/><text:tab/>getName() ==</text:span></text:p>
      <text:p text:style-name="P6"><text:span text:style-name="T11"><text:tab/><text:tab/><text:tab/></text:span><text:span text:style-name="T12">return</text:span><text:span text:style-name="T11"> </text:span><text:span text:style-name="T12">name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text:tab/><text:tab/></text:span></text:p>
      <text:p text:style-name="P6"><text:span text:style-name="T11"><text:tab/></text:span><text:span text:style-name="T3">-- Get id of the clien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Id: () ==&gt; </text:span><text:span text:style-name="T6">nat1</text:span></text:p>
      <text:p text:style-name="P6"><text:span text:style-name="T11"><text:tab/><text:tab/>getId() == </text:span></text:p>
      <text:p text:style-name="P6"><text:span text:style-name="T11"><text:tab/><text:tab/><text:tab/></text:span><text:span text:style-name="T12">return</text:span><text:span text:style-name="T11"> </text:span><text:span text:style-name="T12">id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id</text:span><text:span text:style-name="T11">;</text:span></text:p>
      <text:p text:style-name="P5"/>
      <text:p text:style-name="P6"><text:span text:style-name="T11"><text:tab/></text:span><text:span text:style-name="T3">-- Register that the client bought a product.</text:span></text:p>
      <text:p text:style-name="P6"><text:span text:style-name="T11"><text:tab/></text:span><text:span text:style-name="T6">public</text:span><text:span text:style-name="T11"> buyProduct: Product ==&gt; ()</text:span></text:p>
      <text:p text:style-name="P6"><text:span text:style-name="T11"><text:tab/><text:tab/>buyProduct(product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boughtProducts</text:span><text:span text:style-name="T11"> := </text:span><text:span text:style-name="T12">boughtProducts</text:span><text:span text:style-name="T11"> </text:span><text:span text:style-name="T12">union</text:span><text:span text:style-name="T11"> </text:span><text:span text:style-name="T12">{product</text:span><text:span text:style-name="T11">};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/text:p>
      <text:p text:style-name="P6"><text:span text:style-name="T11"><text:tab/><text:tab/><text:tab/><text:tab/></text:span><text:span text:style-name="T12">card</text:span><text:span text:style-name="T11"> </text:span><text:span text:style-name="T12">boughtProducts</text:span><text:span text:style-name="T11"> </text:span><text:span text:style-name="T12">=</text:span><text:span text:style-name="T11"> </text:span><text:span text:style-name="T12">card</text:span><text:span text:style-name="T11"> </text:span><text:span text:style-name="T12">boughtProducts</text:span><text:span text:style-name="T11">~ </text:span><text:span text:style-name="T12">+</text:span><text:span text:style-name="T11"> </text:span><text:span text:style-name="T12">1</text:span><text:span text:style-name="T11"> </text:span><text:span text:style-name="T3">-- Has one more product bought than previously.</text:span></text:p>
      <text:p text:style-name="P6"><text:span text:style-name="T11"><text:tab/><text:tab/><text:tab/><text:tab/></text:span><text:span text:style-name="T12">and</text:span><text:span text:style-name="T11"> </text:span><text:span text:style-name="T12">product</text:span><text:span text:style-name="T11"> </text:span><text:span text:style-name="T12">in</text:span><text:span text:style-name="T6"> set</text:span><text:span text:style-name="T11"> </text:span><text:span text:style-name="T12">boughtProduct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the client sold a product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roduct) ==</text:span></text:p>
      <text:p text:style-name="P6"><text:span text:style-name="T11"><text:tab/><text:tab/></text:span><text:span text:style-name="T12">soldProducts</text:span><text:span text:style-name="T11"> := </text:span><text:span text:style-name="T12">soldProducts</text:span><text:span text:style-name="T11"> </text:span><text:span text:style-name="T12">union</text:span><text:span text:style-name="T11"> </text:span><text:span text:style-name="T12">{product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/text:p>
      <text:p text:style-name="P6"><text:soft-page-break/><text:span text:style-name="T11"><text:tab/><text:tab/><text:tab/><text:tab/></text:span><text:span text:style-name="T12">card</text:span><text:span text:style-name="T11"> </text:span><text:span text:style-name="T12">soldProducts</text:span><text:span text:style-name="T11"> </text:span><text:span text:style-name="T12">=</text:span><text:span text:style-name="T11"> </text:span><text:span text:style-name="T12">card</text:span><text:span text:style-name="T11"> </text:span><text:span text:style-name="T12">soldProducts</text:span><text:span text:style-name="T11">~ </text:span><text:span text:style-name="T12">+</text:span><text:span text:style-name="T11"> </text:span><text:span text:style-name="T12">1</text:span><text:span text:style-name="T11"> <text:s/></text:span><text:span text:style-name="T3">-- Has one more product sold than previously.</text:span></text:p>
      <text:p text:style-name="P6"><text:span text:style-name="T11"><text:tab/><text:tab/><text:tab/><text:tab/></text:span><text:span text:style-name="T12">and</text:span><text:span text:style-name="T11"> </text:span><text:span text:style-name="T12">product</text:span><text:span text:style-name="T11"> </text:span><text:span text:style-name="T12">in</text:span><text:span text:style-name="T6"> set</text:span><text:span text:style-name="T11"> </text:span><text:span text:style-name="T12">soldProducts</text:span><text:span text:style-name="T11">;</text:span></text:p>
      <text:p text:style-name="P6"><text:span text:style-name="T11"><text:tab/><text:tab/><text:tab/><text:tab/></text:span></text:p>
      <text:p text:style-name="P6"><text:span text:style-name="T11"><text:tab/></text:span><text:span text:style-name="T3">-- Register that the client bought a gift card</text:span></text:p>
      <text:p text:style-name="P6"><text:span text:style-name="T11"><text:tab/></text:span><text:span text:style-name="T6">public</text:span><text:span text:style-name="T11"> buyGiftCard: GiftCard ==&gt; ()</text:span></text:p>
      <text:p text:style-name="P6"><text:span text:style-name="T11"><text:tab/><text:tab/>buyGiftCard(giftCard) ==</text:span></text:p>
      <text:p text:style-name="P6"><text:span text:style-name="T11"><text:tab/><text:tab/><text:tab/></text:span><text:span text:style-name="T12">boughtGiftCards</text:span><text:span text:style-name="T11"> := </text:span><text:span text:style-name="T12">boughtGiftCards</text:span><text:span text:style-name="T11"> </text:span><text:span text:style-name="T12">union</text:span><text:span text:style-name="T11"> </text:span><text:span text:style-name="T12">{giftCard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card</text:span><text:span text:style-name="T11"> </text:span><text:span text:style-name="T12">boughtGiftCards</text:span><text:span text:style-name="T11"> </text:span><text:span text:style-name="T12">=</text:span><text:span text:style-name="T11"> </text:span><text:span text:style-name="T12">card</text:span><text:span text:style-name="T11"> </text:span><text:span text:style-name="T12">boughtGiftCards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</text:span><text:span text:style-name="T12">giftCard</text:span><text:span text:style-name="T11"> </text:span><text:span text:style-name="T12">in</text:span><text:span text:style-name="T6"> set</text:span><text:span text:style-name="T11"> </text:span><text:span text:style-name="T12">boughtGiftCard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products sold by the client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Sold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<text:tab/>getProductsSold() ==</text:span></text:p>
      <text:p text:style-name="P6"><text:span text:style-name="T11"><text:tab/><text:tab/><text:tab/></text:span><text:span text:style-name="T12">return</text:span><text:span text:style-name="T11"> </text:span><text:span text:style-name="T12">soldProduct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oldProduct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products bought by the clien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Bought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<text:tab/>getProductsBought() ==</text:span></text:p>
      <text:p text:style-name="P6"><text:span text:style-name="T11"><text:tab/><text:tab/><text:tab/></text:span><text:span text:style-name="T12">return</text:span><text:span text:style-name="T11"> </text:span><text:span text:style-name="T12">boughtProduct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oughtProduct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gift cards bought by the client<text:tab/>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Bought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<text:tab/>getGiftCardsBought() ==</text:span></text:p>
      <text:p text:style-name="P6"><text:span text:style-name="T11"><text:tab/><text:tab/><text:tab/></text:span><text:span text:style-name="T12">return</text:span><text:span text:style-name="T11"> </text:span><text:span text:style-name="T12">boughtGiftCard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oughtGiftCards</text:span><text:span text:style-name="T11">;</text:span></text:p>
      <text:p text:style-name="P2"><text:span text:style-name="T6">end</text:span><text:span text:style-name="T11"> Client</text:span></text:p>
      <text:p text:style-name="P9"><text:span text:style-name="T3">-- Cloths sold in Kid2Kid stores</text:span></text:p>
      <text:p text:style-name="P6"><text:span text:style-name="T6">class</text:span><text:span text:style-name="T11"> Clothing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ClothingCat = </text:span><text:span text:style-name="T16">&lt;Jeans&gt;</text:span><text:span text:style-name="T11"> | </text:span><text:span text:style-name="T16">&lt;Dresses&gt;</text:span><text:span text:style-name="T11"> | </text:span><text:span text:style-name="T16">&lt;Pajamas&gt;</text:span><text:span text:style-name="T11">;</text:span></text:p>
      <text:p text:style-name="P6"><text:span text:style-name="T6">instance variables</text:span></text:p>
      <text:p text:style-name="P6"><text:span text:style-name="T11"><text:tab/>maxAge: </text:span><text:span text:style-name="T6">nat</text:span><text:span text:style-name="T11">;</text:span></text:p>
      <text:p text:style-name="P6"><text:span text:style-name="T11"><text:tab/>minAge: </text:span><text:span text:style-name="T6">nat</text:span><text:span text:style-name="T11">;</text:span></text:p>
      <text:p text:style-name="P6"><text:span text:style-name="T11"><text:tab/>subCategory: ClothingCat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; </text:span><text:span text:style-name="T3">-- Kid2Kid only has cloths for children less than 13 years old.</text:span></text:p>
      <text:p text:style-name="P6"><text:span text:style-name="T11"><text:tab/></text:span><text:span text:style-name="T6">inv</text:span><text:span text:style-name="T11"> </text:span><text:span text:style-name="T12">maxAg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axAge</text:span><text:span text:style-name="T11"> </text:span><text:span text:style-name="T12">&lt;</text:span><text:span text:style-name="T11"> </text:span><text:span text:style-name="T12">13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maxAge</text:span><text:span text:style-name="T11"> </text:span><text:span text:style-name="T12">&gt;=</text:span><text:span text:style-name="T11"> </text:span><text:span text:style-name="T12">minAge</text:span><text:span text:style-name="T11">;</text:span></text:p>
      <text:p text:style-name="P6"><text:span text:style-name="T6">operations</text:span></text:p>
      <text:p text:style-name="P6"><text:span text:style-name="T6">public</text:span><text:span text:style-name="T11"> Clothing: ProductState * [CustomString] * </text:span><text:span text:style-name="T6">nat</text:span><text:span text:style-name="T11"> * </text:span><text:span text:style-name="T6">nat</text:span><text:span text:style-name="T11"> * ClothingCat ==&gt; Clothing</text:span></text:p>
      <text:p text:style-name="P6"><text:span text:style-name="T11"><text:tab/>Clothing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/text:p>
      <text:p text:style-name="P6"><text:span text:style-name="T11"><text:tab/><text:tab/><text:tab/></text:span><text:span text:style-name="T12">maxAge</text:span><text:span text:style-name="T11"> </text:span><text:span text:style-name="T12">=</text:span><text:span text:style-name="T11"> </text:span><text:span text:style-name="T12">maxAgeInput</text:span><text:span text:style-name="T11"> </text:span><text:span text:style-name="T12">and</text:span></text:p>
      <text:p text:style-name="P6"><text:span text:style-name="T11"><text:tab/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2"><text:span text:style-name="T6">end</text:span><text:span text:style-name="T11"> Clothing</text:span></text:p>
      <text:p text:style-name="P1"><text:span text:style-name="T11"/></text:p>
      <text:p text:style-name="P6"><text:span text:style-name="T11"/></text:p>
      <text:p text:style-name="P7"><text:span text:style-name="T3">-- A simple date class with only day, year and month</text:span></text:p>
      <text:p text:style-name="P6"><text:span text:style-name="T6">class</text:span><text:span text:style-name="T11"> Date</text:span></text:p>
      <text:p text:style-name="P6"><text:span text:style-name="T6">instance variables</text:span></text:p>
      <text:p text:style-name="P6"><text:span text:style-name="T11"><text:tab/>year : </text:span><text:span text:style-name="T6">nat1</text:span><text:span text:style-name="T11">;</text:span></text:p>
      <text:p text:style-name="P6"><text:span text:style-name="T11"><text:tab/>month: </text:span><text:span text:style-name="T6">nat1</text:span><text:span text:style-name="T11">;</text:span></text:p>
      <text:p text:style-name="P6"><text:span text:style-name="T11"><text:tab/>day : </text:span><text:span text:style-name="T6">nat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day</text:span><text:span text:style-name="T11"> </text:span><text:span text:style-name="T12">&lt;=</text:span><text:span text:style-name="T11"> </text:span><text:span text:style-name="T12">3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year</text:span><text:span text:style-name="T11"> </text:span><text:span text:style-name="T12">&gt;=</text:span><text:span text:style-name="T11"> </text:span><text:span text:style-name="T12">2000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month</text:span><text:span text:style-name="T11"> </text:span><text:span text:style-name="T12">&lt;=</text:span><text:span text:style-name="T11"> </text:span><text:span text:style-name="T12">12</text:span><text:span text:style-name="T11">;</text:span></text:p>
      <text:p text:style-name="P5"/>
      <text:p text:style-name="P6"><text:span text:style-name="T6">operations</text:span></text:p>
      <text:p text:style-name="P6"><text:span text:style-name="T11"><text:tab/></text:span><text:span text:style-name="T6">public</text:span><text:span text:style-name="T11"> Date: </text:span><text:span text:style-name="T6">nat1</text:span><text:span text:style-name="T11"> * </text:span><text:span text:style-name="T6">nat1</text:span><text:span text:style-name="T11"> * </text:span><text:span text:style-name="T6">nat1</text:span><text:span text:style-name="T11"> ==&gt; Date </text:span></text:p>
      <text:p text:style-name="P6"><text:span text:style-name="T11"><text:tab/>Date(d,m,y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y</text:span><text:span text:style-name="T11"> := </text:span><text:span text:style-name="T12">d</text:span><text:span text:style-name="T11">;</text:span></text:p>
      <text:p text:style-name="P6"><text:span text:style-name="T11"><text:tab/><text:tab/></text:span><text:span text:style-name="T12">month</text:span><text:span text:style-name="T11"> := </text:span><text:span text:style-name="T12">m</text:span><text:span text:style-name="T11">;</text:span></text:p>
      <text:p text:style-name="P6"><text:span text:style-name="T11"><text:tab/><text:tab/></text:span><text:span text:style-name="T12">year</text:span><text:span text:style-name="T11"> := </text:span><text:span text:style-name="T12">y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d</text:span><text:span text:style-name="T11"> </text:span><text:span text:style-name="T12">&lt;=</text:span><text:span text:style-name="T11"> </text:span><text:span text:style-name="T12">31</text:span><text:span text:style-name="T11"> </text:span><text:span text:style-name="T12">and</text:span><text:span text:style-name="T11"> </text:span><text:span text:style-name="T12">y</text:span><text:span text:style-name="T11"> </text:span><text:span text:style-name="T12">&gt;=</text:span><text:span text:style-name="T11"> </text:span><text:span text:style-name="T12">2000</text:span><text:span text:style-name="T11"> </text:span><text:span text:style-name="T12">and</text:span><text:span text:style-name="T11"> </text:span><text:span text:style-name="T12">m</text:span><text:span text:style-name="T11"> </text:span><text:span text:style-name="T12">&lt;=</text:span><text:span text:style-name="T11"> </text:span><text:span text:style-name="T12">12</text:span></text:p>
      <text:p text:style-name="P6"><text:span text:style-name="T11"><text:tab/><text:tab/></text:span><text:span text:style-name="T6">post</text:span><text:span text:style-name="T11"> </text:span><text:span text:style-name="T12">day=d</text:span><text:span text:style-name="T11"> </text:span><text:span text:style-name="T12">and</text:span><text:span text:style-name="T11"> </text:span><text:span text:style-name="T12">month=m</text:span><text:span text:style-name="T11"> </text:span><text:span text:style-name="T12">and</text:span><text:span text:style-name="T11"> </text:span><text:span text:style-name="T12">year</text:span><text:span text:style-name="T11"> </text:span><text:span text:style-name="T12">=</text:span><text:span text:style-name="T11"> </text:span><text:span text:style-name="T12">y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1"><text:span text:style-name="T6">end</text:span><text:span text:style-name="T11"> Date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4">-- Footwear sold in Kid2Kid stores</text:span></text:p>
      <text:p text:style-name="P6"><text:span text:style-name="T6">class</text:span><text:span text:style-name="T11"> Footwear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FootwearCat = </text:span><text:span text:style-name="T16">&lt;Boots&gt;</text:span><text:span text:style-name="T11"> | </text:span><text:span text:style-name="T16">&lt;Party&gt;</text:span><text:span text:style-name="T11"> | </text:span><text:span text:style-name="T16">&lt;Sports&gt;</text:span><text:span text:style-name="T11">;</text:span></text:p>
      <text:p text:style-name="P6"><text:span text:style-name="T6">instance variables</text:span></text:p>
      <text:p text:style-name="P6"><text:span text:style-name="T11"><text:tab/>size: </text:span><text:span text:style-name="T6">nat</text:span><text:span text:style-name="T11">;</text:span></text:p>
      <text:p text:style-name="P6"><text:span text:style-name="T11"><text:tab/>subCategory: FootwearCat;</text:span></text:p>
      <text:p text:style-name="P6"><text:span text:style-name="T11"><text:tab/></text:span><text:span text:style-name="T6">inv</text:span><text:span text:style-name="T11"> </text:span><text:span text:style-name="T12">size</text:span><text:span text:style-name="T11"> </text:span><text:span text:style-name="T12">&gt;</text:span><text:span text:style-name="T11"> </text:span><text:span text:style-name="T12">15</text:span><text:span text:style-name="T11"> </text:span><text:span text:style-name="T12">and</text:span><text:span text:style-name="T11"> </text:span><text:span text:style-name="T12">size</text:span><text:span text:style-name="T11"> </text:span><text:span text:style-name="T12">&lt;</text:span><text:span text:style-name="T11"> </text:span><text:span text:style-name="T12">45</text:span><text:span text:style-name="T11">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Footwear: ProductState * [CustomString] * </text:span><text:span text:style-name="T6">nat</text:span><text:span text:style-name="T11"> * FootwearCat ==&gt; Footwear</text:span></text:p>
      <text:p text:style-name="P6"><text:span text:style-name="T11"><text:tab/><text:tab/>Footwear(productState, desc, sizeInput, footwearCa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size</text:span><text:span text:style-name="T11"> := </text:span><text:span text:style-name="T12">sizeInput</text:span><text:span text:style-name="T11">;</text:span></text:p>
      <text:p text:style-name="P6"><text:span text:style-name="T11"><text:tab/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text:tab/></text:span><text:span text:style-name="T12">subCategory</text:span><text:span text:style-name="T11"> := </text:span><text:span text:style-name="T12">footwearCat</text:span><text:span text:style-name="T11">;</text:span></text:p>
      <text:p text:style-name="P6"><text:span text:style-name="T11"><text:tab/><text:tab/><text:tab/></text:span><text:span text:style-name="T12">setPrices</text:span><text:span text:style-name="T11">(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size</text:span><text:span text:style-name="T11"> </text:span><text:span text:style-name="T12">=</text:span><text:span text:style-name="T11"> </text:span><text:span text:style-name="T12">sizeInpu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ubCategory</text:span><text:span text:style-name="T11"> </text:span><text:span text:style-name="T12">=</text:span><text:span text:style-name="T11"> </text:span><text:span text:style-name="T12">footwearCa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RESULT=self</text:span><text:span text:style-name="T11">;</text:span></text:p>
      <text:p text:style-name="P6"><text:span text:style-name="T6">end</text:span><text:span text:style-name="T11"> Footwear</text:span></text:p>
      <text:p text:style-name="P7"><text:span text:style-name="T3">-- Furniture sold in Kid2Kid stores</text:span></text:p>
      <text:p text:style-name="P6"><text:span text:style-name="T6">class</text:span><text:span text:style-name="T11"> Furniture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FurnitureCat = </text:span><text:span text:style-name="T16">&lt;Cribs&gt;</text:span><text:span text:style-name="T11"> | </text:span><text:span text:style-name="T16">&lt;Beds&gt;</text:span><text:span text:style-name="T11"> | </text:span><text:span text:style-name="T16">&lt;ToyBoxes&gt;</text:span><text:span text:style-name="T11">;</text:span></text:p>
      <text:p text:style-name="P6"><text:span text:style-name="T6">instance variables</text:span></text:p>
      <text:p text:style-name="P6"><text:span text:style-name="T11"><text:tab/>subCategory: FurnitureCat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Furniture: ProductState * [CustomString] * FurnitureCat ==&gt; Furniture</text:span></text:p>
      <text:p text:style-name="P6"><text:span text:style-name="T11"><text:tab/><text:tab/>Furniture(productState, desc, furnitureCa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text:tab/></text:span><text:span text:style-name="T12">subCategory</text:span><text:span text:style-name="T11"> := </text:span><text:span text:style-name="T12">furnitureCat</text:span><text:span text:style-name="T11">;</text:span></text:p>
      <text:p text:style-name="P6"><text:span text:style-name="T11"><text:tab/><text:tab/><text:tab/></text:span><text:span text:style-name="T12">setPrices</text:span><text:span text:style-name="T11">(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subCategory</text:span><text:span text:style-name="T11"> </text:span><text:span text:style-name="T12">=</text:span><text:span text:style-name="T11"> </text:span><text:span text:style-name="T12">furnitureCat</text:span><text:span text:style-name="T11"> </text:span><text:span text:style-name="T12">and</text:span><text:span text:style-name="T11"> 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6"><text:span text:style-name="T6">end</text:span><text:span text:style-name="T11"> Furniture</text:span></text:p>
      <text:p text:style-name="P7"><text:span text:style-name="T3">-- Gear sold in Kid2Kid stores</text:span></text:p>
      <text:p text:style-name="P6"><text:span text:style-name="T6">class</text:span><text:span text:style-name="T11"> Gear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GearCat = </text:span><text:span text:style-name="T16">&lt;Swings&gt;</text:span><text:span text:style-name="T11"> | </text:span><text:span text:style-name="T16">&lt;Bathtubs&gt;</text:span><text:span text:style-name="T11"> | </text:span><text:span text:style-name="T16">&lt;Trolleys&gt;</text:span><text:span text:style-name="T11">;</text:span></text:p>
      <text:p text:style-name="P6"><text:span text:style-name="T6">instance variables</text:span></text:p>
      <text:p text:style-name="P6"><text:span text:style-name="T11"><text:tab/>maxAge: [</text:span><text:span text:style-name="T6">nat</text:span><text:span text:style-name="T11">] := </text:span><text:span text:style-name="T12">nil</text:span><text:span text:style-name="T11">; </text:span><text:span text:style-name="T3">-- defaults to nil</text:span></text:p>
      <text:p text:style-name="P6"><text:span text:style-name="T11"><text:tab/>minAge: </text:span><text:span text:style-name="T6">nat</text:span><text:span text:style-name="T11">;</text:span></text:p>
      <text:p text:style-name="P6"><text:span text:style-name="T11"><text:tab/>subCategory: GearCat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Gear: ProductState * [CustomString] * </text:span><text:span text:style-name="T6">nat</text:span><text:span text:style-name="T11"> * [</text:span><text:span text:style-name="T6">nat</text:span><text:span text:style-name="T11">] * GearCat ==&gt; Gear</text:span></text:p>
      <text:p text:style-name="P6"><text:span text:style-name="T11"><text:tab/>Gear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minAgeInput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Input</text:span><text:span text:style-name="T11"> </text:span><text:span text:style-name="T12">&lt;</text:span><text:span text:style-name="T11"> </text:span><text:span text:style-name="T12">13</text:span></text:p>
      <text:p text:style-name="P6"><text:span text:style-name="T11"><text:tab/><text:tab/></text:span><text:span text:style-name="T6">post</text:span><text:span text:style-name="T11"> 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6">end</text:span><text:span text:style-name="T11"> Gear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3"/></text:p>
      <text:p text:style-name="P7"><text:span text:style-name="T3">/*</text:span></text:p>
      <text:p text:style-name="P6"><text:span text:style-name="T3">* GiftCards can be used to buy products in a store, but they can onle be used once.</text:span></text:p>
      <text:p text:style-name="P6"><text:span text:style-name="T3">* GiftCards can be bought in one store and used in any other.</text:span></text:p>
      <text:p text:style-name="P6"><text:span text:style-name="T3">*/</text:span></text:p>
      <text:p text:style-name="P6"><text:span text:style-name="T6">class</text:span><text:span text:style-name="T11"> GiftCard</text:span></text:p>
      <text:p text:style-name="P6"><text:span text:style-name="T6">types</text:span></text:p>
      <text:p text:style-name="P6"><text:span text:style-name="T6">values</text:span></text:p>
      <text:p text:style-name="P6"><text:span text:style-name="T11"><text:tab/></text:span><text:span text:style-name="T6">private</text:span><text:span text:style-name="T11"> </text:span><text:span text:style-name="T6">static</text:span><text:span text:style-name="T11"> GiftValues : </text:span><text:span text:style-name="T6">set</text:span><text:span text:style-name="T11"> </text:span><text:span text:style-name="T6">of</text:span><text:span text:style-name="T11"> </text:span><text:span text:style-name="T6">nat1</text:span><text:span text:style-name="T11"> = </text:span><text:span text:style-name="T12">{10</text:span><text:span text:style-name="T11">, </text:span><text:span text:style-name="T12">20</text:span><text:span text:style-name="T11">, </text:span><text:span text:style-name="T12">40</text:span><text:span text:style-name="T11">}; </text:span><text:span text:style-name="T3">-- Set of possible GiftCard values</text:span></text:p>
      <text:p text:style-name="P6"><text:span text:style-name="T6">instance variables</text:span></text:p>
      <text:p text:style-name="P6"><text:span text:style-name="T11"><text:tab/>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id: </text:span><text:span text:style-name="T6">nat1</text:span><text:span text:style-name="T11">;</text:span></text:p>
      <text:p text:style-name="P6"><text:span text:style-name="T11"><text:tab/>value: </text:span><text:span text:style-name="T6">nat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value</text:span><text:span text:style-name="T11"> </text:span><text:span text:style-name="T12">in</text:span><text:span text:style-name="T6"> set</text:span><text:span text:style-name="T11"> </text:span><text:span text:style-name="T12">GiftValues</text:span><text:span text:style-name="T11">;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GiftCard: </text:span><text:span text:style-name="T6">nat1</text:span><text:span text:style-name="T11"> ==&gt; GiftCard</text:span></text:p>
      <text:p text:style-name="P6"><text:span text:style-name="T11"><text:tab/>GiftCard(v) ==</text:span></text:p>
      <text:p text:style-name="P6"><text:span text:style-name="T11"><text:tab/><text:tab/></text:span><text:span text:style-name="T12">(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 </text:span><text:span text:style-name="T12">id</text:span><text:span text:style-name="T11"> := </text:span><text:span text:style-name="T12">idCounter</text:span><text:span text:style-name="T11">; </text:span><text:span text:style-name="T12">value</text:span><text:span text:style-name="T11"> := </text:span><text:span text:style-name="T12">v</text:span><text:span text:style-name="T11">; </text:span><text:span text:style-name="T12">return</text:span><text:span text:style-name="T11"> </text:span><text:span text:style-name="T12">self</text:span><text:span text:style-name="T11">;)</text:span></text:p>
      <text:p text:style-name="P6"><text:span text:style-name="T11"><text:tab/><text:tab/></text:span><text:span text:style-name="T6">pre</text:span><text:span text:style-name="T11"> </text:span><text:span text:style-name="T12">v</text:span><text:span text:style-name="T11"> </text:span><text:span text:style-name="T12">in</text:span><text:span text:style-name="T6"> set</text:span><text:span text:style-name="T11"> </text:span><text:span text:style-name="T12">GiftValues</text:span></text:p>
      <text:p text:style-name="P6"><text:span text:style-name="T11"><text:tab/><text:tab/></text:span><text:span text:style-name="T6">post</text:span><text:span text:style-name="T11"> </text:span><text:span text:style-name="T12">id</text:span><text:span text:style-name="T11"> </text:span><text:span text:style-name="T12">=</text:span><text:span text:style-name="T11"> </text:span><text:span text:style-name="T12">idCounter</text:span><text:span text:style-name="T11">~</text:span><text:span text:style-name="T12">+1</text:span><text:span text:style-name="T11"> </text:span><text:span text:style-name="T12">and</text:span><text:span text:style-name="T11"> </text:span><text:span text:style-name="T12">value</text:span><text:span text:style-name="T11"> </text:span><text:span text:style-name="T12">=</text:span><text:span text:style-name="T11"> </text:span><text:span text:style-name="T12">v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value of the GiftCar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Value: () ==&gt; </text:span><text:span text:style-name="T6">nat1</text:span><text:span text:style-name="T11"> </text:span></text:p>
      <text:p text:style-name="P6"><text:span text:style-name="T11"><text:tab/>getValue() ==</text:span></text:p>
      <text:p text:style-name="P6"><text:span text:style-name="T11"><text:tab/><text:tab/></text:span><text:span text:style-name="T12">return</text:span><text:span text:style-name="T11"> </text:span><text:span text:style-name="T12">valu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val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possible values of any GiftCard</text:span></text:p>
      <text:p text:style-name="P6"><text:span text:style-name="T11"><text:tab/></text:span><text:span text:style-name="T6">public</text:span><text:span text:style-name="T11"> </text:span><text:span text:style-name="T6">static</text:span><text:span text:style-name="T11"> </text:span><text:span text:style-name="T6">pure</text:span><text:span text:style-name="T11"> getPossibleValues: () ==&gt; </text:span><text:span text:style-name="T6">set</text:span><text:span text:style-name="T11"> </text:span><text:span text:style-name="T6">of</text:span><text:span text:style-name="T11"> </text:span><text:span text:style-name="T6">nat1</text:span><text:span text:style-name="T11"> </text:span></text:p>
      <text:p text:style-name="P6"><text:span text:style-name="T11"><text:tab/>getPossibleValues() == </text:span></text:p>
      <text:p text:style-name="P6"><text:span text:style-name="T11"><text:tab/><text:tab/></text:span><text:span text:style-name="T12">return</text:span><text:span text:style-name="T11"> </text:span><text:span text:style-name="T12">GiftValues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Values</text:span><text:span text:style-name="T11">;</text:span></text:p>
      <text:p text:style-name="P1"><text:span text:style-name="T6">end</text:span><text:span text:style-name="T11"> GiftCard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3">/* Main class where all interactions will pass through.</text:span></text:p>
      <text:p text:style-name="P6"><text:span text:style-name="T3">*/</text:span></text:p>
      <text:p text:style-name="P6"><text:span text:style-name="T6">class</text:span><text:span text:style-name="T11"> Kid2Kid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UserType = </text:span><text:span text:style-name="T16">&lt;Cashier&gt;</text:span><text:span text:style-name="T11"> | </text:span><text:span text:style-name="T16">&lt;Admin&gt;</text:span><text:span text:style-name="T11"> | </text:span><text:span text:style-name="T16">&lt;LoggedOut&gt;</text:span><text:span text:style-name="T11">;</text:span></text:p>
      <text:p text:style-name="P6"><text:span text:style-name="T11"><text:tab/></text:span></text:p>
      <text:p text:style-name="P6"><text:span text:style-name="T6">values</text:span></text:p>
      <text:p text:style-name="P5"/>
      <text:p text:style-name="P6"><text:span text:style-name="T6">instance variables</text:span></text:p>
      <text:p text:style-name="P6"><text:span text:style-name="T11"><text:tab/>clients: </text:span><text:span text:style-name="T6">set</text:span><text:span text:style-name="T11"> </text:span><text:span text:style-name="T6">of</text:span><text:span text:style-name="T11"> Client := </text:span><text:span text:style-name="T12">{</text:span><text:span text:style-name="T11">};</text:span></text:p>
      <text:p text:style-name="P6"><text:span text:style-name="T11"><text:tab/>stores: </text:span><text:span text:style-name="T6">set</text:span><text:span text:style-name="T11"> </text:span><text:span text:style-name="T6">of</text:span><text:span text:style-name="T11"> Store := </text:span><text:span text:style-name="T12">{</text:span><text:span text:style-name="T11">};</text:span></text:p>
      <text:p text:style-name="P6"><text:span text:style-name="T11"><text:tab/>activeGiftCards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transactions: </text:span><text:span text:style-name="T6">set</text:span><text:span text:style-name="T11"> </text:span><text:span text:style-name="T6">of</text:span><text:span text:style-name="T11"> Transaction := </text:span><text:span text:style-name="T12">{</text:span><text:span text:style-name="T11">};</text:span></text:p>
      <text:p text:style-name="P6"><text:span text:style-name="T11"><text:tab/></text:span></text:p>
      <text:p text:style-name="P6"><text:span text:style-name="T11"><text:tab/>loggedInType: UserType := </text:span><text:span text:style-name="T12">&lt;LoggedOut&gt;</text:span><text:span text:style-name="T11">;</text:span></text:p>
      <text:p text:style-name="P6"><text:span text:style-name="T11"><text:tab/>loggedInUsername: NotEmptyString;</text:span></text:p>
      <text:p text:style-name="P6"><text:span text:style-name="T11"><text:tab/>loggedInStore: NotEmptyString; </text:span><text:span text:style-name="T3">-- for logged in cashiers</text:span></text:p>
      <text:p text:style-name="P6"><text:span text:style-name="T11"><text:tab/></text:span></text:p>
      <text:p text:style-name="P6"><text:span text:style-name="T6">operations</text:span></text:p>
      <text:p text:style-name="P5"/>
      <text:p text:style-name="P6"><text:span text:style-name="T11"><text:tab/></text:span><text:span text:style-name="T6">public</text:span><text:span text:style-name="T11"> Kid2Kid: () ==&gt; Kid2Kid </text:span></text:p>
      <text:p text:style-name="P6"><text:span text:style-name="T11"><text:tab/>Kid2Kid() ==</text:span></text:p>
      <text:p text:style-name="P6"><text:span text:style-name="T11"><text:tab/><text:tab/></text:span><text:span text:style-name="T12">return</text:span><text:span text:style-name="T11"> </text:span><text:span text:style-name="T12">self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lien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store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/text:span><text:span text:style-name="T12">loggedInType</text:span><text:span text:style-name="T11"> </text:span><text:span text:style-name="T12">=</text:span><text:span text:style-name="T11"> </text:span><text:span text:style-name="T12">&lt;LoggedOut&gt;</text:span><text:span text:style-name="T11"> </text:span><text:span text:style-name="T12">and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5"/>
      <text:p text:style-name="P6"><text:span text:style-name="T11"><text:tab/></text:span><text:span text:style-name="T3">-- Login as admin</text:span></text:p>
      <text:p text:style-name="P6"><text:span text:style-name="T11"><text:tab/></text:span><text:span text:style-name="T6">public</text:span><text:span text:style-name="T11"> login: NotEmptyString ==&gt; UserType</text:span></text:p>
      <text:p text:style-name="P6"><text:span text:style-name="T11"><text:tab/>login(name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if</text:span><text:span text:style-name="T11"> (</text:span><text:span text:style-name="T12">name</text:span><text:span text:style-name="T11"> </text:span><text:span text:style-name="T12">=</text:span><text:span text:style-name="T11"> </text:span><text:span text:style-name="T12">"Admin"</text:span><text:span text:style-name="T11">)</text:span></text:p>
      <text:p text:style-name="P6"><text:span text:style-name="T11"><text:tab/><text:tab/></text:span><text:span text:style-name="T6">then</text:span><text:span text:style-name="T11"> </text:span><text:span text:style-name="T12">(loggedInType</text:span><text:span text:style-name="T11"> := </text:span><text:span text:style-name="T12">&lt;Admin&gt;</text:span><text:span text:style-name="T11">; </text:span><text:span text:style-name="T12">loggedInUsername</text:span><text:span text:style-name="T11"> := </text:span><text:span text:style-name="T12">"Admin"</text:span><text:span text:style-name="T11">)</text:span></text:p>
      <text:p text:style-name="P6"><text:span text:style-name="T11"><text:tab/><text:tab/></text:span><text:span text:style-name="T6">else</text:span><text:span text:style-name="T11"> </text:span><text:span text:style-name="T12">(loggedInType</text:span><text:span text:style-name="T11"> := </text:span><text:span text:style-name="T12">&lt;LoggedOut&gt;</text:span><text:span text:style-name="T11">; </text:span><text:span text:style-name="T12">loggedInUsername</text:span><text:span text:style-name="T11"> := </text:span><text:span text:style-name="T12">" "</text:span><text:span text:style-name="T11">);</text:span></text:p>
      <text:p text:style-name="P6"><text:span text:style-name="T11"><text:tab/><text:tab/></text:span></text:p>
      <text:p text:style-name="P6"><text:span text:style-name="T11"><text:tab/><text:tab/></text:span><text:span text:style-name="T12">return</text:span><text:span text:style-name="T11"> </text:span><text:span text:style-name="T12">loggedInType</text:span></text:p>
      <text:p text:style-name="P6"><text:span text:style-name="T11"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Login as cashier</text:span></text:p>
      <text:p text:style-name="P6"><text:span text:style-name="T11"><text:tab/></text:span><text:span text:style-name="T6">public</text:span><text:span text:style-name="T11"> login: NotEmptyString * NotEmptyString ==&gt; UserType</text:span></text:p>
      <text:p text:style-name="P6"><text:span text:style-name="T11"><text:tab/>login(storeLocation, cashierNam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f</text:span><text:span text:style-name="T11"> (</text:span><text:span text:style-name="T12">storeLocation</text:span><text:span text:style-name="T11"> </text:span><text:span text:style-name="T12">in</text:span><text:span text:style-name="T6"> set</text:span><text:span text:style-name="T11"> </text:span><text:span text:style-name="T12">getStoreLocationsInternal</text:span><text:span text:style-name="T11">() </text:span><text:span text:style-name="T12">and</text:span><text:span text:style-name="T11"> </text:span><text:span text:style-name="T12">cashierName</text:span><text:span text:style-name="T11"> </text:span><text:span text:style-name="T12">in</text:span><text:span text:style-name="T6"> set</text:span><text:span text:style-name="T11"> </text:span><text:span text:style-name="T12">getStore</text:span><text:span text:style-name="T11">(</text:span><text:span text:style-name="T12">storeLocation</text:span><text:span text:style-name="T11">).</text:span><text:span text:style-name="T12">getCashierNames</text:span><text:span text:style-name="T11">())</text:span></text:p>
      <text:p text:style-name="P6"><text:span text:style-name="T11"><text:tab/><text:tab/></text:span><text:span text:style-name="T6">then</text:span><text:span text:style-name="T11"> </text:span><text:span text:style-name="T12">(loggedInType</text:span><text:span text:style-name="T11"> := </text:span><text:span text:style-name="T12">&lt;Cashier&gt;</text:span><text:span text:style-name="T11">; </text:span><text:span text:style-name="T12">loggedInUsername</text:span><text:span text:style-name="T11"> := </text:span><text:span text:style-name="T12">cashierName</text:span><text:span text:style-name="T11">; </text:span><text:span text:style-name="T12">loggedInStore</text:span><text:span text:style-name="T11"> := </text:span><text:span text:style-name="T12">storeLocation</text:span><text:span text:style-name="T11">)</text:span></text:p>
      <text:p text:style-name="P6"><text:span text:style-name="T11"><text:tab/><text:tab/></text:span><text:span text:style-name="T6">else</text:span><text:span text:style-name="T11"> </text:span><text:span text:style-name="T12">(loggedInType</text:span><text:span text:style-name="T11"> := </text:span><text:span text:style-name="T12">&lt;LoggedOut&gt;</text:span><text:span text:style-name="T11">; </text:span><text:span text:style-name="T12">loggedInUsername</text:span><text:span text:style-name="T11"> := </text:span><text:span text:style-name="T12">" "</text:span><text:span text:style-name="T11">; </text:span><text:span text:style-name="T12">loggedInStore</text:span><text:span text:style-name="T11"> := </text:span><text:span text:style-name="T12">" "</text:span><text:span text:style-name="T11">);</text:span></text:p>
      <text:p text:style-name="P6"><text:span text:style-name="T11"><text:tab/><text:tab/></text:span></text:p>
      <text:p text:style-name="P6"><text:span text:style-name="T11"><text:tab/><text:tab/></text:span><text:span text:style-name="T12">return</text:span><text:span text:style-name="T11"> </text:span><text:span text:style-name="T12">loggedInType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a store using its name<text:tab/><text:tab/>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Store: NotEmptyString ==&gt; Store</text:span></text:p>
      <text:p text:style-name="P6"><text:span text:style-name="T11"><text:tab/>getStore(nam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store: Store;</text:span></text:p>
      <text:p text:style-name="P6"><text:span text:style-name="T11"><text:tab/><text:tab/></text:span><text:span text:style-name="T12">for</text:span><text:span text:style-name="T6"> all</text:span><text:span text:style-name="T11"> s </text:span><text:span text:style-name="T6">in set</text:span><text:span text:style-name="T11"> </text:span><text:span text:style-name="T12">stores</text:span><text:span text:style-name="T11"> </text:span><text:span text:style-name="T6">do</text:span></text:p>
      <text:p text:style-name="P6"><text:span text:style-name="T11"><text:tab/><text:tab/><text:tab/></text:span><text:span text:style-name="T12">if</text:span><text:span text:style-name="T11"> (</text:span><text:span text:style-name="T12">name</text:span><text:span text:style-name="T11"> </text:span><text:span text:style-name="T12">=</text:span><text:span text:style-name="T11"> </text:span><text:span text:style-name="T12">s</text:span><text:span text:style-name="T11">.</text:span><text:span text:style-name="T12">getLocation</text:span><text:span text:style-name="T11">()) </text:span><text:span text:style-name="T6">then</text:span><text:span text:style-name="T11"> </text:span><text:span text:style-name="T12">store</text:span><text:span text:style-name="T11"> := </text:span><text:span text:style-name="T12">s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tore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in</text:span><text:span text:style-name="T6"> set</text:span><text:span text:style-name="T11"> </text:span><text:span text:style-name="T12">stores</text:span><text:span text:style-name="T11"> </text:span><text:span text:style-name="T12">and</text:span><text:span text:style-name="T11"> </text:span><text:span text:style-name="T12">RESULT</text:span><text:span text:style-name="T11">.</text:span><text:span text:style-name="T12">getLocation</text:span><text:span text:style-name="T11">()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/text:span></text:p>
      <text:p text:style-name="P6"><text:soft-page-break/><text:span text:style-name="T11"><text:tab/></text:span><text:span text:style-name="T3">-- Get the cashier that is loggedi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LoggedInCashier: () ==&gt; StoreCashier</text:span></text:p>
      <text:p text:style-name="P6"><text:span text:style-name="T11"><text:tab/>getLoggedIn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ashier: StoreCashier;</text:span></text:p>
      <text:p text:style-name="P6"><text:span text:style-name="T11"><text:tab/><text:tab/></text:span><text:span text:style-name="T12">for</text:span><text:span text:style-name="T6"> all</text:span><text:span text:style-name="T11"> c </text:span><text:span text:style-name="T6">in set</text:span><text:span text:style-name="T11"> </text:span><text:span text:style-name="T12">getCashiersInternal</text:span><text:span text:style-name="T11">() </text:span><text:span text:style-name="T6">do</text:span></text:p>
      <text:p text:style-name="P6"><text:span text:style-name="T11"><text:tab/><text:tab/><text:tab/></text:span><text:span text:style-name="T12">if</text:span><text:span text:style-name="T11"> (</text:span><text:span text:style-name="T12">loggedInUsername</text:span><text:span text:style-name="T11"> </text:span><text:span text:style-name="T12">=</text:span><text:span text:style-name="T11"> </text:span><text:span text:style-name="T12">c</text:span><text:span text:style-name="T11">.</text:span><text:span text:style-name="T12">getName</text:span><text:span text:style-name="T11">() </text:span><text:span text:style-name="T12">and</text:span><text:span text:style-name="T11"> </text:span><text:span text:style-name="T12">loggedInStore</text:span><text:span text:style-name="T11"> </text:span><text:span text:style-name="T12">=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Location</text:span><text:span text:style-name="T11">())</text:span></text:p>
      <text:p text:style-name="P6"><text:span text:style-name="T11"><text:tab/><text:tab/><text:tab/></text:span><text:span text:style-name="T6">then</text:span><text:span text:style-name="T11"> </text:span><text:span text:style-name="T12">cashier</text:span><text:span text:style-name="T11"> := </text:span><text:span text:style-name="T12">c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cashier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Cashier&gt;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 </text:span><text:span text:style-name="T12">and</text:span><text:span text:style-name="T11"> </text:span><text:span text:style-name="T12">RESULT</text:span><text:span text:style-name="T11">.</text:span><text:span text:style-name="T12">getName</text:span><text:span text:style-name="T11">() </text:span><text:span text:style-name="T12">=</text:span><text:span text:style-name="T11"> </text:span><text:span text:style-name="T12">loggedInUsername</text:span><text:span text:style-name="T11"> </text:span><text:span text:style-name="T12">and</text:span><text:span text:style-name="T11"> </text:span><text:span text:style-name="T12">RESULT</text:span><text:span text:style-name="T11">.</text:span><text:span text:style-name="T12">getStore</text:span><text:span text:style-name="T11">().</text:span><text:span text:style-name="T12">getLocation</text:span><text:span text:style-name="T11">() </text:span><text:span text:style-name="T12">=</text:span><text:span text:style-name="T11"> </text:span><text:span text:style-name="T12">loggedInStor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Remove a cashier from the system<text:tab/></text:span></text:p>
      <text:p text:style-name="P6"><text:span text:style-name="T11"><text:tab/></text:span><text:span text:style-name="T6">public</text:span><text:span text:style-name="T11"> removeCashier: StoreCashier ==&gt; ()</text:span></text:p>
      <text:p text:style-name="P6"><text:span text:style-name="T11"><text:tab/>removeCashier(c) ==</text:span></text:p>
      <text:p text:style-name="P6"><text:span text:style-name="T11"><text:tab/><text:tab/></text:span><text:span text:style-name="T12">c</text:span><text:span text:style-name="T11">.getStore().removeCashier(</text:span><text:span text:style-name="T12">c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Cashier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Cashiers</text:span><text:span text:style-name="T11">();</text:span></text:p>
      <text:p text:style-name="P6"><text:span text:style-name="T11"><text:tab/></text:span></text:p>
      <text:p text:style-name="P6"><text:span text:style-name="T11"><text:tab/></text:span><text:span text:style-name="T3">-- Get all the transactions crea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: ()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() ==</text:span></text:p>
      <text:p text:style-name="P6"><text:span text:style-name="T11"><text:tab/><text:tab/></text:span><text:span text:style-name="T12">return</text:span><text:span text:style-name="T11"> </text:span><text:span text:style-name="T12">transactions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transaction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transactions authrozied by the logged in cashier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OfLoggedInCashier: ()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LoggedInCashier() ==</text:span></text:p>
      <text:p text:style-name="P6"><text:span text:style-name="T11"><text:tab/><text:tab/></text:span><text:span text:style-name="T12">return</text:span><text:span text:style-name="T11"> </text:span><text:span text:style-name="T12">getTransactionsOfCashierInternal</text:span><text:span text:style-name="T11">(</text:span><text:span text:style-name="T12">getLoggedInCashier</text:span><text:span text:style-name="T11">())</text:span></text:p>
      <text:p text:style-name="P6"><text:span text:style-name="T11"><text:tab/><text:tab/></text:span><text:span text:style-name="T6">pre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Cashier&gt;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etTransactionsOfCashierInternal</text:span><text:span text:style-name="T11">(</text:span><text:span text:style-name="T12">getLoggedInCashier</text:span><text:span text:style-name="T11">());</text:span></text:p>
      <text:p text:style-name="P6"><text:span text:style-name="T11"><text:tab/></text:span></text:p>
      <text:p text:style-name="P6"><text:span text:style-name="T11"><text:tab/></text:span><text:span text:style-name="T3">-- Get all the transactions of a given cashier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OfCashier: StoreCashier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Cashier(cashier) ==</text:span></text:p>
      <text:p text:style-name="P6"><text:span text:style-name="T11"><text:tab/><text:tab/></text:span><text:span text:style-name="T12">return</text:span><text:span text:style-name="T11"> </text:span><text:span text:style-name="T12">getTransactionsOfCashierInternal</text:span><text:span text:style-name="T11">(</text:span><text:span text:style-name="T12">cashier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etTransactionsOfCashierInternal</text:span><text:span text:style-name="T11">(</text:span><text:span text:style-name="T12">cashier</text:span><text:span text:style-name="T11">);</text:span></text:p>
      <text:p text:style-name="P6"><text:span text:style-name="T11"><text:tab/><text:tab/></text:span></text:p>
      <text:p text:style-name="P6"><text:span text:style-name="T11"><text:tab/></text:span><text:span text:style-name="T3">-- Get transactions of a given cashier. Bypasses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TransactionsOfCashierInternal: StoreCashier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CashierInternal(cashier) ==</text:span></text:p>
      <text:p text:style-name="P6"><text:span text:style-name="T11"><text:tab/><text:tab/></text:span><text:span text:style-name="T12">return</text:span><text:span text:style-name="T11"> </text:span><text:span text:style-name="T12">{x</text:span><text:span text:style-name="T11"> | x </text:span><text:span text:style-name="T6">in set</text:span><text:span text:style-name="T11"> </text:span><text:span text:style-name="T12">transactions</text:span><text:span text:style-name="T11"> &amp; </text:span><text:span text:style-name="T12">x</text:span><text:span text:style-name="T11">.</text:span><text:span text:style-name="T12">getCashier</text:span><text:span text:style-name="T11">() </text:span><text:span text:style-name="T12">=</text:span><text:span text:style-name="T11"> </text:span><text:span text:style-name="T12">cashier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set of active giftcard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ActiveGiftCards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ActiveGiftCards() ==</text:span></text:p>
      <text:p text:style-name="P6"><text:span text:style-name="T11"><text:tab/><text:tab/></text:span><text:span text:style-name="T12">return</text:span><text:span text:style-name="T11"> </text:span><text:span text:style-name="T12">activeGiftCards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activeGiftCard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names of all cashier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CashierNamesInternal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cashier </text:span><text:span text:style-name="T6">in set</text:span><text:span text:style-name="T11"> </text:span><text:span text:style-name="T12">getCashiersInternal</text:span><text:span text:style-name="T11">()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cashier</text:span><text:span text:style-name="T11">.</text:span><text:span text:style-name="T12">getName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oft-page-break/><text:span text:style-name="T11"><text:tab/></text:span><text:span text:style-name="T3">-- Get set of locations of all store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StoreLocationsInternal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StoreLocation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store </text:span><text:span text:style-name="T6">in set</text:span><text:span text:style-name="T11"> </text:span><text:span text:style-name="T12">stores</text:span><text:span text:style-name="T11">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store</text:span><text:span text:style-name="T11">.</text:span><text:span text:style-name="T12">getLocation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5"/>
      <text:p text:style-name="P6"><text:span text:style-name="T11"><text:tab/></text:span><text:span text:style-name="T3">-- Get all cashier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CashiersInternal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ashiers: </text:span><text:span text:style-name="T6">set</text:span><text:span text:style-name="T11"> </text:span><text:span text:style-name="T6">of</text:span><text:span text:style-name="T11"> StoreCashier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store </text:span><text:span text:style-name="T6">in set</text:span><text:span text:style-name="T11"> </text:span><text:span text:style-name="T12">stores</text:span><text:span text:style-name="T11"> </text:span><text:span text:style-name="T6">do</text:span><text:span text:style-name="T11"> </text:span><text:span text:style-name="T12">cashiers</text:span><text:span text:style-name="T11"> := </text:span><text:span text:style-name="T12">cashiers</text:span><text:span text:style-name="T11"> </text:span><text:span text:style-name="T12">union</text:span><text:span text:style-name="T11"> </text:span><text:span text:style-name="T12">store</text:span><text:span text:style-name="T11">.</text:span><text:span text:style-name="T12">getCashier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cashier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cashiers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s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() ==</text:span></text:p>
      <text:p text:style-name="P6"><text:span text:style-name="T11"><text:tab/><text:tab/></text:span><text:span text:style-name="T12">return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names of all cashiers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Names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() ==</text:span></text:p>
      <text:p text:style-name="P6"><text:span text:style-name="T11"><text:tab/><text:tab/></text:span><text:span text:style-name="T12">return</text:span><text:span text:style-name="T11"> </text:span><text:span text:style-name="T12">getCashierNamesInternal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dd a client to the system</text:span></text:p>
      <text:p text:style-name="P6"><text:span text:style-name="T11"><text:tab/></text:span><text:span text:style-name="T6">public</text:span><text:span text:style-name="T11"> addClient: Client ==&gt; ()</text:span></text:p>
      <text:p text:style-name="P6"><text:span text:style-name="T11"><text:tab/>addClient(c) ==</text:span></text:p>
      <text:p text:style-name="P6"><text:span text:style-name="T11"><text:tab/><text:tab/></text:span><text:span text:style-name="T12">clients</text:span><text:span text:style-name="T11"> := </text:span><text:span text:style-name="T12">clients</text:span><text:span text:style-name="T11"> </text:span><text:span text:style-name="T12">union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; </text:span><text:span text:style-name="T3">-- New client is added to the system</text:span></text:p>
      <text:p text:style-name="P6"><text:span text:style-name="T11"><text:tab/></text:span></text:p>
      <text:p text:style-name="P6"><text:span text:style-name="T11"><text:tab/></text:span><text:span text:style-name="T3">-- Remove client from system.</text:span></text:p>
      <text:p text:style-name="P6"><text:span text:style-name="T11"><text:tab/></text:span><text:span text:style-name="T6">public</text:span><text:span text:style-name="T11"> removeClient: Client ==&gt; ()</text:span></text:p>
      <text:p text:style-name="P6"><text:span text:style-name="T11"><text:tab/>removeClient(c) ==</text:span></text:p>
      <text:p text:style-name="P6"><text:span text:style-name="T11"><text:tab/><text:tab/></text:span><text:span text:style-name="T12">clients</text:span><text:span text:style-name="T11"> := </text:span><text:span text:style-name="T12">clients</text:span><text:span text:style-name="T11"> </text:span><text:span text:style-name="T12">\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3">-- Client is part of the system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lients</text:span><text:span text:style-name="T11">; </text:span><text:span text:style-name="T3">-- Client isn't part of the system</text:span></text:p>
      <text:p text:style-name="P6"><text:span text:style-name="T11"><text:tab/><text:tab/></text:span></text:p>
      <text:p text:style-name="P6"><text:span text:style-name="T11"><text:tab/></text:span><text:span text:style-name="T3">-- Add a store to the system and check for admin permissions.</text:span></text:p>
      <text:p text:style-name="P6"><text:span text:style-name="T11"><text:tab/></text:span><text:span text:style-name="T6">public</text:span><text:span text:style-name="T11"> addStore: Store ==&gt; ()</text:span></text:p>
      <text:p text:style-name="P6"><text:span text:style-name="T11"><text:tab/>addStore(s) ==</text:span></text:p>
      <text:p text:style-name="P6"><text:span text:style-name="T11"><text:tab/><text:tab/></text:span><text:span text:style-name="T12">stores</text:span><text:span text:style-name="T11"> := </text:span><text:span text:style-name="T12">stores</text:span><text:span text:style-name="T11"> </text:span><text:span text:style-name="T12">union</text:span><text:span text:style-name="T11"> </text:span><text:span text:style-name="T12">{s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3">-- New store is added to the system</text:span></text:p>
      <text:p text:style-name="P6"><text:span text:style-name="T11"><text:tab/><text:tab/></text:span><text:span text:style-name="T6">post</text:span><text:span text:style-name="T11"> </text:span><text:span text:style-name="T12">s</text:span><text:span text:style-name="T11"> </text:span><text:span text:style-name="T12">in</text:span><text:span text:style-name="T6"> set</text:span><text:span text:style-name="T11"> </text:span><text:span text:style-name="T12">store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all the clients of the system and check for cashier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lients: () ==&gt; </text:span><text:span text:style-name="T6">set</text:span><text:span text:style-name="T11"> </text:span><text:span text:style-name="T6">of</text:span><text:span text:style-name="T11"> Client </text:span></text:p>
      <text:p text:style-name="P6"><text:span text:style-name="T11"><text:tab/>getClients() ==</text:span></text:p>
      <text:p text:style-name="P6"><text:span text:style-name="T11"><text:tab/><text:tab/></text:span><text:span text:style-name="T12">return</text:span><text:span text:style-name="T11"> </text:span><text:span text:style-name="T12">clients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lient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stores of the system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ores: () ==&gt; </text:span><text:span text:style-name="T6">set</text:span><text:span text:style-name="T11"> </text:span><text:span text:style-name="T6">of</text:span><text:span text:style-name="T11"> Store </text:span></text:p>
      <text:p text:style-name="P6"><text:span text:style-name="T11"><text:tab/>getStores() ==</text:span></text:p>
      <text:p text:style-name="P6"><text:span text:style-name="T11"><text:tab/><text:tab/></text:span><text:span text:style-name="T12">return</text:span><text:span text:style-name="T11"> </text:span><text:span text:style-name="T12">stores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oft-page-break/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products at a given store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AtStore: Store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AtStore(store) ==</text:span></text:p>
      <text:p text:style-name="P6"><text:span text:style-name="T11"><text:tab/><text:tab/></text:span><text:span text:style-name="T12">return</text:span><text:span text:style-name="T11"> </text:span><text:span text:style-name="T12">store</text:span><text:span text:style-name="T11">.</text:span><text:span text:style-name="T12">getProductsAvailable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store</text:span><text:span text:style-name="T11"> </text:span><text:span text:style-name="T12">in</text:span><text:span text:style-name="T6"> set</text:span><text:span text:style-name="T11"> </text:span><text:span text:style-name="T12">stores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</text:span><text:span text:style-name="T11">.</text:span><text:span text:style-name="T12">getProductsAvailable</text:span><text:span text:style-name="T11">();</text:span></text:p>
      <text:p text:style-name="P6"><text:span text:style-name="T11"><text:tab/></text:span></text:p>
      <text:p text:style-name="P6"><text:span text:style-name="T11"><text:tab/></text:span><text:span text:style-name="T3">-- Buy product of a client at a store with a specific cashier.</text:span></text:p>
      <text:p text:style-name="P6"><text:span text:style-name="T11"><text:tab/></text:span><text:span text:style-name="T6">public</text:span><text:span text:style-name="T11"> buyProductInCash: Product* Client * StoreCashier * Date ==&gt; ()</text:span></text:p>
      <text:p text:style-name="P6"><text:span text:style-name="T11"><text:tab/>buyProductInCash(product, client, cashier, dat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cashier</text:span><text:span text:style-name="T11">.buyProductInCash(</text:span><text:span text:style-name="T12">product</text:span><text:span text:style-name="T11">);</text:span></text:p>
      <text:p text:style-name="P6"><text:span text:style-name="T11"><text:tab/><text:tab/></text:span><text:span text:style-name="T12">client</text:span><text:span text:style-name="T11">.sellProduct(</text:span><text:span text:style-name="T12">product</text:span><text:span text:style-name="T11">);</text:span></text:p>
      <text:p text:style-name="P6"><text:span text:style-name="T11"><text:tab/><text:tab/></text:span><text:span text:style-name="T12">addPurchaseTransaction</text:span><text:span text:style-name="T11">(</text:span><text:span text:style-name="T12">date</text:span><text:span text:style-name="T11">, </text:span><text:span text:style-name="T12">client</text:span><text:span text:style-name="T11">, </text:span><text:span text:style-name="T12">{product</text:span><text:span text:style-name="T11">}, </text:span><text:span text:style-name="T12">cashier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cashier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Buy product of a client at a store with a specific cashier and pay in credit notes</text:span></text:p>
      <text:p text:style-name="P6"><text:span text:style-name="T11"><text:tab/></text:span><text:span text:style-name="T6">public</text:span><text:span text:style-name="T11"> buyProductInCreditNotes: Product * Client * StoreCashier * Date ==&gt; ()</text:span></text:p>
      <text:p text:style-name="P6"><text:span text:style-name="T11"><text:tab/>buyProductInCreditNotes(product, client, cashier, dat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cashier</text:span><text:span text:style-name="T11">.buyProductInCreditNotes(</text:span><text:span text:style-name="T12">product</text:span><text:span text:style-name="T11">, </text:span><text:span text:style-name="T12">client</text:span><text:span text:style-name="T11">);</text:span></text:p>
      <text:p text:style-name="P6"><text:span text:style-name="T11"><text:tab/><text:tab/></text:span><text:span text:style-name="T12">client</text:span><text:span text:style-name="T11">.sellProduct(</text:span><text:span text:style-name="T12">product</text:span><text:span text:style-name="T11">);</text:span></text:p>
      <text:p text:style-name="P6"><text:span text:style-name="T11"><text:tab/><text:tab/></text:span><text:span text:style-name="T12">addPurchaseTransaction</text:span><text:span text:style-name="T11">(</text:span><text:span text:style-name="T12">date</text:span><text:span text:style-name="T11">, </text:span><text:span text:style-name="T12">client</text:span><text:span text:style-name="T11">, </text:span><text:span text:style-name="T12">{product</text:span><text:span text:style-name="T11">}, </text:span><text:span text:style-name="T12">cashier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cashier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with a specific cashier.</text:span></text:p>
      <text:p text:style-name="P6"><text:span text:style-name="T11"><text:tab/></text:span><text:span text:style-name="T6">public</text:span><text:span text:style-name="T11"> sellProductInCash: Product * Client * StoreCashier * Date ==&gt; ()</text:span></text:p>
      <text:p text:style-name="P6"><text:span text:style-name="T11"><text:tab/>sellProductInCash(p,c,sc,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(</text:span><text:span text:style-name="T12">p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{</text:span><text:span text:style-name="T11">}, </text:span><text:span text:style-name="T12">sc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and receive in credit notes.</text:span></text:p>
      <text:p text:style-name="P6"><text:span text:style-name="T11"><text:tab/></text:span><text:span text:style-name="T6">public</text:span><text:span text:style-name="T11"> sellProductInCreditNotes: Product * Client * StoreCashier * Date ==&gt; ()</text:span></text:p>
      <text:p text:style-name="P6"><text:span text:style-name="T11"><text:tab/>sellProductInCreditNotes(p, c, sc, 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InCreditNotes(</text:span><text:span text:style-name="T12">p</text:span><text:span text:style-name="T11">, </text:span><text:span text:style-name="T12">c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{</text:span><text:span text:style-name="T11">}, </text:span><text:span text:style-name="T12">sc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and receive in gift cards.</text:span></text:p>
      <text:p text:style-name="P6"><text:span text:style-name="T11"><text:tab/></text:span><text:span text:style-name="T6">public</text:span><text:span text:style-name="T11"> sellProductInGiftCards: Product * Client * StoreCashier * </text:span><text:span text:style-name="T6">set</text:span><text:span text:style-name="T11"> </text:span><text:span text:style-name="T6">of</text:span><text:span text:style-name="T11"> GiftCard * Date ==&gt; ()</text:span></text:p>
      <text:p text:style-name="P6"><text:span text:style-name="T11"><text:tab/>sellProductInGiftCards(p, c, sc, gc, 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(</text:span><text:span text:style-name="T12">p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gc</text:span><text:span text:style-name="T11">, </text:span><text:span text:style-name="T12">sc</text:span><text:span text:style-name="T11">);</text:span></text:p>
      <text:p text:style-name="P6"><text:span text:style-name="T11"><text:tab/><text:tab/></text:span><text:span text:style-name="T12">for</text:span><text:span text:style-name="T6"> all</text:span><text:span text:style-name="T11"> giftCard </text:span><text:span text:style-name="T6">in set</text:span><text:span text:style-name="T11"> </text:span><text:span text:style-name="T12">gc</text:span><text:span text:style-name="T11"> </text:span><text:span text:style-name="T6">do</text:span><text:span text:style-name="T11"> </text:span><text:span text:style-name="T12">useGiftCard</text:span><text:span text:style-name="T11">(</text:span><text:span text:style-name="T12">giftCard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gc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gc</text:span><text:span text:style-name="T11"> </text:span><text:span text:style-name="T12">subset</text:span><text:span text:style-name="T11"> </text:span><text:span text:style-name="T12">activeGiftCards</text:span><text:span text:style-name="T11"> </text:span><text:span text:style-name="T12">and</text:span></text:p>
      <text:p text:style-name="P6"><text:span text:style-name="T11"><text:tab/><text:tab/><text:tab/></text:span><text:span text:style-name="T12">sumGiftCardValues</text:span><text:span text:style-name="T11">(</text:span><text:span text:style-name="T12">gc</text:span><text:span text:style-name="T11">) </text:span><text:span text:style-name="T12">&gt;=</text:span><text:span text:style-name="T11"> </text:span><text:span text:style-name="T12">p</text:span><text:span text:style-name="T11">.</text:span><text:span text:style-name="T12">getSellPrice</text:span><text:span text:style-name="T11">() </text:span><text:span text:style-name="T12">and</text:span><text:span text:style-name="T11"> </text:span></text:p>
      <text:p text:style-name="P6"><text:span text:style-name="T11"><text:tab/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oft-page-break/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</text:span><text:span text:style-name="T12">gc</text:span><text:span text:style-name="T11"> </text:span><text:span text:style-name="T12">inter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{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Sell a giftcard to a client at a store</text:span></text:p>
      <text:p text:style-name="P6"><text:span text:style-name="T11"><text:tab/></text:span><text:span text:style-name="T6">public</text:span><text:span text:style-name="T11"> sellGiftCard: Client * StoreCashier * Date * </text:span><text:span text:style-name="T6">nat1</text:span><text:span text:style-name="T11"> ==&gt; GiftCard</text:span></text:p>
      <text:p text:style-name="P6"><text:span text:style-name="T11"><text:tab/>sellGiftCard(c, sc, d, value) == 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gc: GiftCard := </text:span><text:span text:style-name="T12">sc</text:span><text:span text:style-name="T11">.</text:span><text:span text:style-name="T12">sellGiftCard</text:span><text:span text:style-name="T11">(</text:span><text:span text:style-name="T12">value</text:span><text:span text:style-name="T11">);</text:span></text:p>
      <text:p text:style-name="P6"><text:span text:style-name="T11"><text:tab/><text:tab/></text:span><text:span text:style-name="T12">c</text:span><text:span text:style-name="T11">.buyGiftCard(</text:span><text:span text:style-name="T12">gc</text:span><text:span text:style-name="T11">);</text:span></text:p>
      <text:p text:style-name="P6"><text:span text:style-name="T11"><text:tab/><text:tab/></text:span><text:span text:style-name="T12">addSaleGC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gc</text:span><text:span text:style-name="T11">}, </text:span><text:span text:style-name="T12">sc</text:span><text:span text:style-name="T11">);</text:span></text:p>
      <text:p text:style-name="P6"><text:span text:style-name="T11"><text:tab/><text:tab/></text:span><text:span text:style-name="T12">activateGiftCard</text:span><text:span text:style-name="T11">(</text:span><text:span text:style-name="T12">gc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gc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card</text:span><text:span text:style-name="T11"> </text:span><text:span text:style-name="T12">activeGiftCard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Activate a given giftcard</text:span></text:p>
      <text:p text:style-name="P6"><text:span text:style-name="T11"><text:tab/></text:span><text:span text:style-name="T6">private</text:span><text:span text:style-name="T11"> activateGiftCard: GiftCard ==&gt; ()</text:span></text:p>
      <text:p text:style-name="P6"><text:span text:style-name="T11"><text:tab/>activateGiftCard(giftCard) ==</text:span></text:p>
      <text:p text:style-name="P6"><text:span text:style-name="T11"><text:tab/><text:tab/></text:span><text:span text:style-name="T12">activeGiftCards</text:span><text:span text:style-name="T11"> := </text:span><text:span text:style-name="T12">activeGiftCards</text:span><text:span text:style-name="T11"> </text:span><text:span text:style-name="T12">union</text:span><text:span text:style-name="T11"> </text:span><text:span text:style-name="T12">{giftCard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activeGiftCards</text:span><text:span text:style-name="T11"> </text:span><text:span text:style-name="T12">union</text:span><text:span text:style-name="T11"> </text:span><text:span text:style-name="T12">{giftCard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Use a given giftcard, making it unusable<text:tab/></text:span></text:p>
      <text:p text:style-name="P6"><text:span text:style-name="T11"><text:tab/></text:span><text:span text:style-name="T6">private</text:span><text:span text:style-name="T11"> useGiftCard: GiftCard ==&gt; ()</text:span></text:p>
      <text:p text:style-name="P6"><text:span text:style-name="T11"><text:tab/>useGiftCard(giftCard) ==</text:span></text:p>
      <text:p text:style-name="P6"><text:span text:style-name="T11"><text:tab/><text:tab/></text:span><text:span text:style-name="T12">activeGiftCards</text:span><text:span text:style-name="T11"> := </text:span><text:span text:style-name="T12">activeGiftCards</text:span><text:span text:style-name="T11"> </text:span><text:span text:style-name="T12">\</text:span><text:span text:style-name="T11"> </text:span><text:span text:style-name="T12">{giftCard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giftCard</text:span><text:span text:style-name="T11"> </text:span><text:span text:style-name="T12">in</text:span><text:span text:style-name="T6"> set</text:span><text:span text:style-name="T11"> </text:span><text:span text:style-name="T12">activeGiftCards</text:span></text:p>
      <text:p text:style-name="P6"><text:span text:style-name="T11"><text:tab/><text:tab/></text:span><text:span text:style-name="T6">post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activeGiftCards</text:span><text:span text:style-name="T11">~ </text:span><text:span text:style-name="T12">\</text:span><text:span text:style-name="T11"> </text:span><text:span text:style-name="T12">{giftCard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Create and save the transaction that sells a set of products</text:span></text:p>
      <text:p text:style-name="P6"><text:span text:style-name="T11"><text:tab/></text:span><text:span text:style-name="T6">private</text:span><text:span text:style-name="T11"> addSaleProductTransaction: Date * Client * </text:span><text:span text:style-name="T6">set</text:span><text:span text:style-name="T11"> </text:span><text:span text:style-name="T6">of</text:span><text:span text:style-name="T11"> Product * </text:span><text:span text:style-name="T6">set</text:span><text:span text:style-name="T11"> </text:span><text:span text:style-name="T6">of</text:span><text:span text:style-name="T11"> GiftCard * StoreCashier ==&gt; ()</text:span></text:p>
      <text:p text:style-name="P6"><text:span text:style-name="T11"><text:tab/>addSaleProductTransaction(d,c,sp,gcs,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Sale</text:span><text:span text:style-name="T11">(</text:span><text:span text:style-name="T12">d</text:span><text:span text:style-name="T11">,</text:span><text:span text:style-name="T12">c</text:span><text:span text:style-name="T11">,</text:span><text:span text:style-name="T12">sp</text:span><text:span text:style-name="T11">,</text:span><text:span text:style-name="T12">gcs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sp</text:span><text:span text:style-name="T11"> </text:span><text:span text:style-name="T12">&gt;=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Create and save the transaction that sells a set of giftcards</text:span></text:p>
      <text:p text:style-name="P6"><text:span text:style-name="T11"><text:tab/></text:span><text:span text:style-name="T6">private</text:span><text:span text:style-name="T11"> addSaleGCTransaction: Date * Client * </text:span><text:span text:style-name="T6">set</text:span><text:span text:style-name="T11"> </text:span><text:span text:style-name="T6">of</text:span><text:span text:style-name="T11"> GiftCard * StoreCashier ==&gt; ()</text:span></text:p>
      <text:p text:style-name="P6"><text:span text:style-name="T11"><text:tab/>addSaleGCTransaction(d,c,gcs,sc) ==<text:tab/>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Sale</text:span><text:span text:style-name="T11">(</text:span><text:span text:style-name="T12">d</text:span><text:span text:style-name="T11">,</text:span><text:span text:style-name="T12">c</text:span><text:span text:style-name="T11">,</text:span><text:span text:style-name="T12">gcs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gcs</text:span><text:span text:style-name="T11"> </text:span><text:span text:style-name="T12">&gt;=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reate and save the transaction that purchases a set of products</text:span></text:p>
      <text:p text:style-name="P6"><text:span text:style-name="T11"><text:tab/></text:span><text:span text:style-name="T6">private</text:span><text:span text:style-name="T11"> addPurchaseTransaction: Date * Client * </text:span><text:span text:style-name="T6">set</text:span><text:span text:style-name="T11"> </text:span><text:span text:style-name="T6">of</text:span><text:span text:style-name="T11"> Product * StoreCashier ==&gt; () </text:span></text:p>
      <text:p text:style-name="P6"><text:span text:style-name="T11"><text:tab/>addPurchaseTransaction(d,c,sp,sc) ==<text:tab/>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Purchase</text:span><text:span text:style-name="T11">(</text:span><text:span text:style-name="T12">d</text:span><text:span text:style-name="T11">,</text:span><text:span text:style-name="T12">c</text:span><text:span text:style-name="T11">,</text:span><text:span text:style-name="T12">sp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sp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heck if the logged in user has cashier permission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hasCashierPerms: () ==&gt; </text:span><text:span text:style-name="T6">bool</text:span></text:p>
      <text:p text:style-name="P6"><text:span text:style-name="T11"><text:tab/>hasCashierPerms() ==</text:span></text:p>
      <text:p text:style-name="P6"><text:span text:style-name="T11"><text:tab/><text:tab/></text:span><text:span text:style-name="T12">return</text:span><text:span text:style-name="T11"> </text:span><text:span text:style-name="T12">loggedInType</text:span><text:span text:style-name="T11"> </text:span><text:span text:style-name="T12">in</text:span><text:span text:style-name="T6"> set</text:span><text:span text:style-name="T11"> </text:span><text:span text:style-name="T12">{&lt;Admin&gt;</text:span><text:span text:style-name="T11">, </text:span><text:span text:style-name="T12">&lt;Cashier&gt;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oft-page-break/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 </text:span><text:span text:style-name="T12">in</text:span><text:span text:style-name="T6"> set</text:span><text:span text:style-name="T11"> </text:span><text:span text:style-name="T12">{&lt;Admin&gt;</text:span><text:span text:style-name="T11">, </text:span><text:span text:style-name="T12">&lt;Cashier&gt;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Check if the logged in user has admin permission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hasAdminPerms: () ==&gt; </text:span><text:span text:style-name="T6">bool</text:span></text:p>
      <text:p text:style-name="P6"><text:span text:style-name="T11"><text:tab/>hasAdminPerms() ==</text:span></text:p>
      <text:p text:style-name="P6"><text:span text:style-name="T11"><text:tab/><text:tab/></text:span><text:span text:style-name="T12">return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Admin&gt;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(</text:span><text:span text:style-name="T12">loggedInType</text:span><text:span text:style-name="T11"> </text:span><text:span text:style-name="T12">=</text:span><text:span text:style-name="T11"> </text:span><text:span text:style-name="T12">&lt;Admin&gt;</text:span><text:span text:style-name="T11">);</text:span></text:p>
      <text:p text:style-name="P6"><text:span text:style-name="T11"><text:tab/></text:span></text:p>
      <text:p text:style-name="P6"><text:span text:style-name="T11"><text:tab/></text:span><text:span text:style-name="T3">-- Sum the values of a set of giftcard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sumGiftCardValues: (</text:span><text:span text:style-name="T6">set</text:span><text:span text:style-name="T11"> </text:span><text:span text:style-name="T6">of</text:span><text:span text:style-name="T11"> GiftCard) ==&gt; </text:span><text:span text:style-name="T6">nat1</text:span></text:p>
      <text:p text:style-name="P6"><text:span text:style-name="T11"><text:tab/>sumGiftCardValues(giftCards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gc </text:span><text:span text:style-name="T6">in set</text:span><text:span text:style-name="T11"> </text:span><text:span text:style-name="T12">giftCards</text:span><text:span text:style-name="T11"> </text:span><text:span text:style-name="T6">do</text:span><text:span text:style-name="T11"> </text:span><text:span text:style-name="T12">res</text:span><text:span text:style-name="T11"> := </text:span><text:span text:style-name="T12">res</text:span><text:span text:style-name="T11"> </text:span><text:span text:style-name="T12">+</text:span><text:span text:style-name="T11"> </text:span><text:span text:style-name="T12">gc</text:span><text:span text:style-name="T11">.</text:span><text:span text:style-name="T12">getValue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r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giftCards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&gt;</text:span><text:span text:style-name="T11"> </text:span><text:span text:style-name="T12">0</text:span><text:span text:style-name="T11">;</text:span></text:p>
      <text:p text:style-name="P1"><text:span text:style-name="T6">end</text:span><text:span text:style-name="T11"> Kid2Kid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3">-- Abstract class that represents any product sold in Kid2Kid stores, except for GiftCards.</text:span></text:p>
      <text:p text:style-name="P6"><text:span text:style-name="T6">class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Custom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ProductState = </text:span><text:span text:style-name="T16">&lt;New&gt;</text:span><text:span text:style-name="T11"> | </text:span><text:span text:style-name="T16">&lt;Low_Use&gt;</text:span><text:span text:style-name="T11"> | </text:span><text:span text:style-name="T16">&lt;High_Use&gt;</text:span><text:span text:style-name="T11">;</text:span></text:p>
      <text:p text:style-name="P6"><text:span text:style-name="T6">values</text:span></text:p>
      <text:p text:style-name="P6"><text:span text:style-name="T11"><text:tab/></text:span><text:span text:style-name="T6">public</text:span><text:span text:style-name="T11"> CREDIT_NOTE_MULTIPLIER: </text:span><text:span text:style-name="T6">real</text:span><text:span text:style-name="T11"> = </text:span><text:span text:style-name="T12">1.2</text:span><text:span text:style-name="T11">;</text:span></text:p>
      <text:p text:style-name="P6"><text:span text:style-name="T6">instance variables</text:span></text:p>
      <text:p text:style-name="P6"><text:span text:style-name="T11"><text:tab/></text:span><text:span text:style-name="T6">protected</text:span><text:span text:style-name="T11"> 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/text:span><text:span text:style-name="T6">protected</text:span><text:span text:style-name="T11"> id: </text:span><text:span text:style-name="T6">nat</text:span><text:span text:style-name="T11">;</text:span></text:p>
      <text:p text:style-name="P6"><text:span text:style-name="T11"><text:tab/></text:span><text:span text:style-name="T6">protected</text:span><text:span text:style-name="T11"> buyPrice: </text:span><text:span text:style-name="T6">real</text:span><text:span text:style-name="T11"> := </text:span><text:span text:style-name="T12">0</text:span><text:span text:style-name="T11">;</text:span></text:p>
      <text:p text:style-name="P6"><text:span text:style-name="T11"><text:tab/></text:span><text:span text:style-name="T6">protected</text:span><text:span text:style-name="T11"> sellPrice: </text:span><text:span text:style-name="T6">real</text:span><text:span text:style-name="T11"> := </text:span><text:span text:style-name="T12">9999999</text:span><text:span text:style-name="T11">;</text:span></text:p>
      <text:p text:style-name="P6"><text:span text:style-name="T11"><text:tab/></text:span><text:span text:style-name="T6">protected</text:span><text:span text:style-name="T11"> state: ProductState;</text:span></text:p>
      <text:p text:style-name="P6"><text:span text:style-name="T11"><text:tab/></text:span><text:span text:style-name="T6">protected</text:span><text:span text:style-name="T11"> description: [CustomString] := </text:span><text:span text:style-name="T12">nil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sellPrice</text:span><text:span text:style-name="T11"> </text:span><text:span text:style-name="T12">&gt;=</text:span><text:span text:style-name="T11"> </text:span><text:span text:style-name="T12">buyPrice</text:span><text:span text:style-name="T11">;</text:span></text:p>
      <text:p text:style-name="P6"><text:span text:style-name="T6">operations</text:span></text:p>
      <text:p text:style-name="P5"/>
      <text:p text:style-name="P6"><text:span text:style-name="T11"><text:tab/></text:span><text:span text:style-name="T3">-- Get the sell pric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ellPrice: () ==&gt; </text:span><text:span text:style-name="T6">real</text:span></text:p>
      <text:p text:style-name="P6"><text:span text:style-name="T11"><text:tab/>getSellPrice() ==</text:span></text:p>
      <text:p text:style-name="P6"><text:span text:style-name="T11"><text:tab/><text:tab/></text:span><text:span text:style-name="T12">return</text:span><text:span text:style-name="T11"> </text:span><text:span text:style-name="T12">sellPric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lPric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buy pric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BuyPrice: () ==&gt; </text:span><text:span text:style-name="T6">real</text:span></text:p>
      <text:p text:style-name="P6"><text:span text:style-name="T11"><text:tab/>getBuyPrice() ==</text:span></text:p>
      <text:p text:style-name="P6"><text:span text:style-name="T11"><text:tab/><text:tab/></text:span><text:span text:style-name="T12">return</text:span><text:span text:style-name="T11"> </text:span><text:span text:style-name="T12">buyPric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uyPric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credit notes valu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reditNotesValue: () ==&gt; </text:span><text:span text:style-name="T6">real</text:span></text:p>
      <text:p text:style-name="P6"><text:span text:style-name="T11"><text:tab/>getCreditNotesValue() ==</text:span></text:p>
      <text:p text:style-name="P6"><text:span text:style-name="T11"><text:tab/><text:tab/></text:span><text:span text:style-name="T12">return</text:span><text:span text:style-name="T11"> </text:span><text:span text:style-name="T12">buyPrice</text:span><text:span text:style-name="T11"> </text:span><text:span text:style-name="T12">*</text:span><text:span text:style-name="T11"> </text:span><text:span text:style-name="T12">CREDIT_NOTE_MULTIPLIER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uyPrice</text:span><text:span text:style-name="T11"> </text:span><text:span text:style-name="T12">*</text:span><text:span text:style-name="T11"> </text:span><text:span text:style-name="T12">CREDIT_NOTE_MULTIPLIER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description of the Product.</text:span></text:p>
      <text:p text:style-name="P6"><text:span text:style-name="T11"><text:tab/></text:span><text:span text:style-name="T6">public</text:span><text:span text:style-name="T11"> setDescription: CustomString ==&gt; ()</text:span></text:p>
      <text:p text:style-name="P6"><text:span text:style-name="T11"><text:tab/>setDescription(newDescription) == </text:span></text:p>
      <text:p text:style-name="P6"><text:span text:style-name="T11"><text:tab/><text:tab/></text:span><text:span text:style-name="T12">description</text:span><text:span text:style-name="T11"> := </text:span><text:span text:style-name="T12">newDescrip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description</text:span><text:span text:style-name="T11"> </text:span><text:span text:style-name="T12">=</text:span><text:span text:style-name="T11"> </text:span><text:span text:style-name="T12">newDescription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lgorithm that sets the buy price of the Product</text:span></text:p>
      <text:p text:style-name="P6"><text:span text:style-name="T11"><text:tab/></text:span><text:span text:style-name="T6">protected</text:span><text:span text:style-name="T11"> setPrices: () ==&gt; ()</text:span></text:p>
      <text:p text:style-name="P6"><text:span text:style-name="T11"><text:tab/>setPric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buyPrice</text:span><text:span text:style-name="T11"> := <text:s/></text:span><text:span text:style-name="T12">10</text:span><text:span text:style-name="T11"> </text:span><text:span text:style-name="T12">*</text:span><text:span text:style-name="T11"> </text:span><text:span text:style-name="T12">getStateValue</text:span><text:span text:style-name="T11">();</text:span></text:p>
      <text:p text:style-name="P6"><text:span text:style-name="T11"><text:tab/><text:tab/></text:span><text:span text:style-name="T12">sellPrice</text:span><text:span text:style-name="T11"> := </text:span><text:span text:style-name="T12">1.3</text:span><text:span text:style-name="T11"> </text:span><text:span text:style-name="T12">*</text:span><text:span text:style-name="T11"> </text:span><text:span text:style-name="T12">buyPrice</text:span></text:p>
      <text:p text:style-name="P6"><text:span text:style-name="T11"><text:tab/><text:tab/>)</text:span></text:p>
      <text:p text:style-name="P6"><text:span text:style-name="T11"><text:tab/></text:span><text:span text:style-name="T6">pre</text:span><text:span text:style-name="T11"> </text:span><text:span text:style-name="T12">state</text:span><text:span text:style-name="T11"> </text:span><text:span text:style-name="T12">&lt;&gt;</text:span><text:span text:style-name="T11"> </text:span><text:span text:style-name="T12">undefined</text:span></text:p>
      <text:p text:style-name="P6"><text:span text:style-name="T11"><text:tab/></text:span><text:span text:style-name="T6">post</text:span><text:span text:style-name="T11"> </text:span><text:span text:style-name="T12">buyPric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sellPrice</text:span><text:span text:style-name="T11"> </text:span><text:span text:style-name="T12">&gt;</text:span><text:span text:style-name="T11"> </text:span><text:span text:style-name="T12">buyPric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Set sell price manually.</text:span></text:p>
      <text:p text:style-name="P6"><text:span text:style-name="T11"><text:tab/></text:span><text:span text:style-name="T6">public</text:span><text:span text:style-name="T11"> setSellPrice: </text:span><text:span text:style-name="T6">real</text:span><text:span text:style-name="T11"> ==&gt; ()</text:span></text:p>
      <text:p text:style-name="P6"><text:span text:style-name="T11"><text:tab/>setSellPrice(newPrice) ==</text:span></text:p>
      <text:p text:style-name="P6"><text:span text:style-name="T11"><text:tab/><text:tab/></text:span><text:span text:style-name="T12">sellPrice</text:span><text:span text:style-name="T11"> := </text:span><text:span text:style-name="T12">newPrice</text:span></text:p>
      <text:p text:style-name="P6"><text:span text:style-name="T11"><text:tab/></text:span><text:span text:style-name="T6">pre</text:span><text:span text:style-name="T11"> </text:span><text:span text:style-name="T12">buyPrice</text:span><text:span text:style-name="T11"> </text:span><text:span text:style-name="T12">&lt;&gt;</text:span><text:span text:style-name="T11"> </text:span><text:span text:style-name="T12">undefined</text:span><text:span text:style-name="T11"> </text:span><text:span text:style-name="T12">and</text:span><text:span text:style-name="T11"> </text:span><text:span text:style-name="T12">newPrice</text:span><text:span text:style-name="T11"> </text:span><text:span text:style-name="T12">&gt;</text:span><text:span text:style-name="T11"> </text:span><text:span text:style-name="T12">buyPrice</text:span></text:p>
      <text:p text:style-name="P6"><text:span text:style-name="T11"><text:tab/></text:span><text:span text:style-name="T6">post</text:span><text:span text:style-name="T11"> </text:span><text:span text:style-name="T12">sellPrice</text:span><text:span text:style-name="T11"> </text:span><text:span text:style-name="T12">&gt;</text:span><text:span text:style-name="T11"> </text:span><text:span text:style-name="T12">buyPrice</text:span><text:span text:style-name="T11"> </text:span><text:span text:style-name="T12">and</text:span><text:span text:style-name="T11"> </text:span><text:span text:style-name="T12">sellPrice</text:span><text:span text:style-name="T11"> </text:span><text:span text:style-name="T12">=</text:span><text:span text:style-name="T11"> </text:span><text:span text:style-name="T12">newPrice</text:span><text:span text:style-name="T11">;</text:span></text:p>
      <text:p text:style-name="P5"/>
      <text:p text:style-name="P6"><text:span text:style-name="T11"><text:tab/></text:span><text:span text:style-name="T3">-- Get the state of the product as a number to be used in the algorithm that evaluates the Product value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ateValue: () ==&gt; </text:span><text:span text:style-name="T6">real</text:span></text:p>
      <text:p text:style-name="P6"><text:span text:style-name="T11"><text:tab/>getStateValue() ==</text:span></text:p>
      <text:p text:style-name="P6"><text:span text:style-name="T11"><text:tab/></text:span><text:span text:style-name="T12">(</text:span></text:p>
      <text:p text:style-name="P6"><text:span text:style-name="T11"><text:tab/></text:span><text:span text:style-name="T12">if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New&gt;</text:span><text:span text:style-name="T11"> </text:span><text:span text:style-name="T6">then</text:span><text:span text:style-name="T11"> </text:span><text:span text:style-name="T12">return</text:span><text:span text:style-name="T11"> </text:span><text:span text:style-name="T12">1.0</text:span><text:span text:style-name="T11">;</text:span></text:p>
      <text:p text:style-name="P6"><text:span text:style-name="T11"><text:tab/></text:span><text:span text:style-name="T12">if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Low_Use&gt;</text:span><text:span text:style-name="T11"> </text:span><text:span text:style-name="T6">then</text:span><text:span text:style-name="T11"> </text:span><text:span text:style-name="T12">return</text:span><text:span text:style-name="T11"> </text:span><text:span text:style-name="T12">0.8</text:span><text:span text:style-name="T11">;</text:span></text:p>
      <text:p text:style-name="P6"><text:soft-page-break/><text:span text:style-name="T11"><text:tab/></text:span><text:span text:style-name="T12">return</text:span><text:span text:style-name="T11"> </text:span><text:span text:style-name="T12">0.5</text:span><text:span text:style-name="T11">;</text:span></text:p>
      <text:p text:style-name="P6"><text:span text:style-name="T11"><text:tab/>)</text:span></text:p>
      <text:p text:style-name="P6"><text:span text:style-name="T11"><text:tab/></text:span><text:span text:style-name="T6">pre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New&gt;</text:span><text:span text:style-name="T11"> </text:span><text:span text:style-name="T12">or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Low_Use&gt;</text:span><text:span text:style-name="T11"> </text:span><text:span text:style-name="T12">or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High_Use&gt;</text:span></text:p>
      <text:p text:style-name="P6"><text:span text:style-name="T11"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0.5</text:span><text:span text:style-name="T11"> </text:span><text:span text:style-name="T12">or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0.8</text:span><text:span text:style-name="T11"> </text:span><text:span text:style-name="T12">or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1.0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description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Description: () ==&gt; CustomString</text:span></text:p>
      <text:p text:style-name="P6"><text:span text:style-name="T11"><text:tab/>getDescription() ==</text:span></text:p>
      <text:p text:style-name="P6"><text:span text:style-name="T11"><text:tab/><text:tab/></text:span><text:span text:style-name="T12">return</text:span><text:span text:style-name="T11"> </text:span><text:span text:style-name="T12">descrip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description</text:span><text:span text:style-name="T11">;</text:span></text:p>
      <text:p text:style-name="P5"/>
      <text:p text:style-name="P6"><text:span text:style-name="T6">end</text:span><text:span text:style-name="T11"> Product</text:span></text:p>
      <text:p text:style-name="P1"><text:span text:style-name="T11"/></text:p>
      <text:p text:style-name="P1"><text:span text:style-name="T11"/></text:p>
      <text:p text:style-name="P2"><text:span text:style-name="T11"/></text:p>
      <text:p text:style-name="P6"><text:span text:style-name="T11"/></text:p>
      <text:p text:style-name="P7"><text:span text:style-name="T3">-- A purchase transaction</text:span></text:p>
      <text:p text:style-name="P6"><text:span text:style-name="T6">class</text:span><text:span text:style-name="T11"> Purchase </text:span><text:span text:style-name="T6">is subclass of</text:span><text:span text:style-name="T11"> Transaction</text:span></text:p>
      <text:p text:style-name="P6"><text:span text:style-name="T6">instance variables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Purchase: Date * Client * </text:span><text:span text:style-name="T6">set</text:span><text:span text:style-name="T11"> </text:span><text:span text:style-name="T6">of</text:span><text:span text:style-name="T11"> Product * StoreCashier ==&gt; Purchase</text:span></text:p>
      <text:p text:style-name="P6"><text:span text:style-name="T11"><text:tab/>Purchase(d, c, ps, sc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date</text:span><text:span text:style-name="T11"> := </text:span><text:span text:style-name="T12">d</text:span><text:span text:style-name="T11">;</text:span></text:p>
      <text:p text:style-name="P6"><text:span text:style-name="T11"><text:tab/><text:tab/><text:tab/></text:span><text:span text:style-name="T12">client</text:span><text:span text:style-name="T11"> := </text:span><text:span text:style-name="T12">c</text:span><text:span text:style-name="T11">;</text:span></text:p>
      <text:p text:style-name="P6"><text:span text:style-name="T11"><text:tab/><text:tab/><text:tab/></text:span><text:span text:style-name="T12">productsTransacted</text:span><text:span text:style-name="T11"> := </text:span><text:span text:style-name="T12">ps</text:span><text:span text:style-name="T11">;</text:span></text:p>
      <text:p text:style-name="P6"><text:span text:style-name="T11"><text:tab/><text:tab/><text:tab/></text:span><text:span text:style-name="T12">storeAuthorizer</text:span><text:span text:style-name="T11"> := </text:span><text:span text:style-name="T12">sc</text:span><text:span text:style-name="T11">;</text:span></text:p>
      <text:p text:style-name="P6"><text:span text:style-name="T11"><text:tab/><text:tab/><text:tab/></text:span><text:span text:style-name="T12">value</text:span><text:span text:style-name="T11"> := </text:span><text:span text:style-name="T12">sumProductValues</text:span><text:span text:style-name="T11">(</text:span><text:span text:style-name="T12">productsTransacted</text:span><text:span text:style-name="T11">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card</text:span><text:span text:style-name="T11"> </text:span><text:span text:style-name="T12">ps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/text:p>
      <text:p text:style-name="P6"><text:span text:style-name="T11"><text:tab/></text:span><text:span text:style-name="T3">-- Sum the buy prices of the products in the transaction<text:tab/><text:tab/>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nat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p </text:span><text:span text:style-name="T6">in set</text:span><text:span text:style-name="T11"> </text:span><text:span text:style-name="T12">pSet</text:span><text:span text:style-name="T11"> </text:span><text:span text:style-name="T6">do</text:span><text:span text:style-name="T11">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p</text:span><text:span text:style-name="T11">.</text:span><text:span text:style-name="T12">getBuyPric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6"><text:span text:style-name="T11"><text:tab/><text:tab/></text:span></text:p>
      <text:p text:style-name="P6"><text:span text:style-name="T6">traces</text:span></text:p>
      <text:p text:style-name="P6"><text:span text:style-name="T3">-- TODO Define Combinatorial Test Traces here</text:span></text:p>
      <text:p text:style-name="P1"><text:span text:style-name="T6">end</text:span><text:span text:style-name="T11"> Purchase</text:span></text:p>
      <text:p text:style-name="P1"><text:span text:style-name="T11"/></text:p>
      <text:p text:style-name="P1"><text:span text:style-name="T11"/></text:p>
      <text:p text:style-name="P6"><text:span text:style-name="T3">-- Represents a collection of items that were sold by a store</text:span></text:p>
      <text:p text:style-name="P6"><text:span text:style-name="T6"/></text:p>
      <text:p text:style-name="P7"><text:span text:style-name="T6">class</text:span><text:span text:style-name="T11"> Sale </text:span><text:span text:style-name="T6">is subclass of</text:span><text:span text:style-name="T11"> Transaction</text:span></text:p>
      <text:p text:style-name="P6"><text:span text:style-name="T6">instance variables</text:span></text:p>
      <text:p text:style-name="P6"><text:span text:style-name="T11"><text:tab/>giftCardsUse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giftCardsSol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</text:span></text:p>
      <text:p text:style-name="P6"><text:span text:style-name="T6">operations</text:span></text:p>
      <text:p text:style-name="P5"/>
      <text:p text:style-name="P6"><text:span text:style-name="T11"><text:tab/></text:span><text:span text:style-name="T3">-- Store sells products. Client possibly uses active gift cards.</text:span></text:p>
      <text:p text:style-name="P6"><text:span text:style-name="T11"><text:tab/></text:span><text:span text:style-name="T6">public</text:span><text:span text:style-name="T11"> Sale: Date * Client * </text:span><text:span text:style-name="T6">set</text:span><text:span text:style-name="T11"> </text:span><text:span text:style-name="T6">of</text:span><text:span text:style-name="T11"> Product * </text:span><text:span text:style-name="T6">set</text:span><text:span text:style-name="T11"> </text:span><text:span text:style-name="T6">of</text:span><text:span text:style-name="T11"> GiftCard * StoreCashier ==&gt; Sale</text:span></text:p>
      <text:p text:style-name="P6"><text:span text:style-name="T11"><text:tab/>Sale(d, c, p, cardsUsed, 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te</text:span><text:span text:style-name="T11">:=</text:span><text:span text:style-name="T12">d</text:span><text:span text:style-name="T11">;</text:span></text:p>
      <text:p text:style-name="P6"><text:span text:style-name="T11"><text:tab/><text:tab/></text:span><text:span text:style-name="T12">client</text:span><text:span text:style-name="T11">:=</text:span><text:span text:style-name="T12">c</text:span><text:span text:style-name="T11">;</text:span></text:p>
      <text:p text:style-name="P6"><text:span text:style-name="T11"><text:tab/><text:tab/></text:span><text:span text:style-name="T12">productsTransacted</text:span><text:span text:style-name="T11">:=</text:span><text:span text:style-name="T12">p</text:span><text:span text:style-name="T11">;</text:span></text:p>
      <text:p text:style-name="P6"><text:span text:style-name="T11"><text:tab/><text:tab/></text:span><text:span text:style-name="T12">giftCardsUsed</text:span><text:span text:style-name="T11">:=</text:span><text:span text:style-name="T12">cardsUsed</text:span><text:span text:style-name="T11">;</text:span></text:p>
      <text:p text:style-name="P6"><text:span text:style-name="T11"><text:tab/><text:tab/></text:span><text:span text:style-name="T12">storeAuthorizer</text:span><text:span text:style-name="T11">:= </text:span><text:span text:style-name="T12">sc</text:span><text:span text:style-name="T11">;</text:span></text:p>
      <text:p text:style-name="P6"><text:span text:style-name="T11"><text:tab/><text:tab/></text:span><text:span text:style-name="T12">value</text:span><text:span text:style-name="T11">:=</text:span><text:span text:style-name="T12">sumProductValues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self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p</text:span><text:span text:style-name="T11"> </text:span><text:span text:style-name="T12">&gt;=</text:span><text:span text:style-name="T11"> </text:span><text:span text:style-name="T12">1</text:span><text:span text:style-name="T11"> </text:span><text:span text:style-name="T3">-- there is at least on product being sold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date</text:span><text:span text:style-name="T11"> </text:span><text:span text:style-name="T12">=</text:span><text:span text:style-name="T11"> </text:span><text:span text:style-name="T12">d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client</text:span><text:span text:style-name="T11"> </text:span><text:span text:style-name="T12">=</text:span><text:span text:style-name="T11"> </text:span><text:span text:style-name="T12">c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productsTransacted</text:span><text:span text:style-name="T11"> </text:span><text:span text:style-name="T12">=</text:span><text:span text:style-name="T11"> </text:span><text:span text:style-name="T12">p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giftCardsUsed</text:span><text:span text:style-name="T11"> </text:span><text:span text:style-name="T12">=</text:span><text:span text:style-name="T11"> </text:span><text:span text:style-name="T12">cardsUsed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toreAuthorizer</text:span><text:span text:style-name="T11"> </text:span><text:span text:style-name="T12">=</text:span><text:span text:style-name="T11"> </text:span><text:span text:style-name="T12">sc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value</text:span><text:span text:style-name="T11"> </text:span><text:span text:style-name="T12">=</text:span><text:span text:style-name="T11"> </text:span><text:span text:style-name="T12">sumProductValues</text:span><text:span text:style-name="T11">(</text:span><text:span text:style-name="T12">productsTransacted</text:span><text:span text:style-name="T11">)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tore sells gift cards.</text:span></text:p>
      <text:p text:style-name="P6"><text:span text:style-name="T11"><text:tab/></text:span><text:span text:style-name="T6">public</text:span><text:span text:style-name="T11"> Sale: Date * Client * </text:span><text:span text:style-name="T6">set</text:span><text:span text:style-name="T11"> </text:span><text:span text:style-name="T6">of</text:span><text:span text:style-name="T11"> GiftCard * StoreCashier ==&gt; Sale</text:span></text:p>
      <text:p text:style-name="P6"><text:span text:style-name="T11"><text:tab/>Sale(d, c, g, 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te</text:span><text:span text:style-name="T11"> := </text:span><text:span text:style-name="T12">d</text:span><text:span text:style-name="T11">;</text:span></text:p>
      <text:p text:style-name="P6"><text:span text:style-name="T11"><text:tab/><text:tab/></text:span><text:span text:style-name="T12">client</text:span><text:span text:style-name="T11"> := </text:span><text:span text:style-name="T12">c</text:span><text:span text:style-name="T11">;</text:span></text:p>
      <text:p text:style-name="P6"><text:span text:style-name="T11"><text:tab/><text:tab/></text:span><text:span text:style-name="T12">giftCardsSold</text:span><text:span text:style-name="T11"> := </text:span><text:span text:style-name="T12">g</text:span><text:span text:style-name="T11">;</text:span></text:p>
      <text:p text:style-name="P6"><text:span text:style-name="T11"><text:tab/><text:tab/></text:span><text:span text:style-name="T12">storeAuthorizer</text:span><text:span text:style-name="T11"> := </text:span><text:span text:style-name="T12">sc</text:span><text:span text:style-name="T11">;</text:span></text:p>
      <text:p text:style-name="P6"><text:span text:style-name="T11"><text:tab/><text:tab/></text:span><text:span text:style-name="T12">value</text:span><text:span text:style-name="T11"> := </text:span><text:span text:style-name="T12">sumGCValues</text:span><text:span text:style-name="T11">(</text:span><text:span text:style-name="T12">g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g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/text:span><text:span text:style-name="T6">post</text:span><text:span text:style-name="T11"> </text:span><text:span text:style-name="T12">value</text:span><text:span text:style-name="T11"> </text:span><text:span text:style-name="T12">=</text:span><text:span text:style-name="T11"> </text:span><text:span text:style-name="T12">sumGCValues</text:span><text:span text:style-name="T11">(</text:span><text:span text:style-name="T12">g</text:span><text:span text:style-name="T11">) </text:span><text:span text:style-name="T12">and</text:span><text:span text:style-name="T11"> </text:span></text:p>
      <text:p text:style-name="P6"><text:span text:style-name="T11"><text:tab/><text:tab/></text:span><text:span text:style-name="T12">date</text:span><text:span text:style-name="T11"> </text:span><text:span text:style-name="T12">=</text:span><text:span text:style-name="T11"> </text:span><text:span text:style-name="T12">d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client</text:span><text:span text:style-name="T11"> </text:span><text:span text:style-name="T12">=</text:span><text:span text:style-name="T11"> </text:span><text:span text:style-name="T12">c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giftCardsSold</text:span><text:span text:style-name="T11"> </text:span><text:span text:style-name="T12">=</text:span><text:span text:style-name="T11"> </text:span><text:span text:style-name="T12">g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toreAuthorizer</text:span><text:span text:style-name="T11"> </text:span><text:span text:style-name="T12">=</text:span><text:span text:style-name="T11"> </text:span><text:span text:style-name="T12">sc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gift cards that were used in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Used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GiftCardsUsed() ==</text:span></text:p>
      <text:p text:style-name="P6"><text:span text:style-name="T11"><text:tab/><text:tab/></text:span><text:span text:style-name="T12">return</text:span><text:span text:style-name="T11"> </text:span><text:span text:style-name="T12">giftCardsUsed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CardsUsed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gift cards that were sold in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Sold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GiftCardsSold() ==</text:span></text:p>
      <text:p text:style-name="P6"><text:span text:style-name="T11"><text:tab/><text:tab/></text:span><text:span text:style-name="T12">return</text:span><text:span text:style-name="T11"> </text:span><text:span text:style-name="T12">giftCardsSold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CardsSold</text:span><text:span text:style-name="T11">;</text:span></text:p>
      <text:p text:style-name="P6"><text:span text:style-name="T11"><text:tab/></text:span></text:p>
      <text:p text:style-name="P6"><text:span text:style-name="T11"><text:tab/></text:span></text:p>
      <text:p text:style-name="P6"><text:span text:style-name="T11"><text:tab/></text:span><text:span text:style-name="T3">-- Sum the sell prices of the products<text:tab/>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real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real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p </text:span><text:span text:style-name="T6">in set</text:span><text:span text:style-name="T11"> </text:span><text:span text:style-name="T12">pSet</text:span><text:span text:style-name="T11"> </text:span><text:span text:style-name="T6">do</text:span><text:span text:style-name="T11"> </text:span></text:p>
      <text:p text:style-name="P6"><text:soft-page-break/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p</text:span><text:span text:style-name="T11">.</text:span><text:span text:style-name="T12">getSellPric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6"><text:span text:style-name="T11"><text:tab/></text:span></text:p>
      <text:p text:style-name="P6"><text:span text:style-name="T11"><text:tab/></text:span><text:span text:style-name="T3">-- Sum the values of a set of giftcard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sumGCValues: </text:span><text:span text:style-name="T6">set</text:span><text:span text:style-name="T11"> </text:span><text:span text:style-name="T6">of</text:span><text:span text:style-name="T11"> GiftCard ==&gt; </text:span><text:span text:style-name="T6">nat</text:span></text:p>
      <text:p text:style-name="P6"><text:span text:style-name="T11"><text:tab/>sumGCValues(gc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g </text:span><text:span text:style-name="T6">in set</text:span><text:span text:style-name="T11"> </text:span><text:span text:style-name="T12">gcSet</text:span><text:span text:style-name="T11"> </text:span><text:span text:style-name="T6">do</text:span><text:span text:style-name="T11">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g</text:span><text:span text:style-name="T11">.</text:span><text:span text:style-name="T12">getValu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5"/>
      <text:p text:style-name="P1"><text:span text:style-name="T6">end</text:span><text:span text:style-name="T11"> Sale</text:span></text:p>
      <text:p text:style-name="P1"><text:span text:style-name="T11"/></text:p>
      <text:p text:style-name="P1"><text:span text:style-name="T11"/></text:p>
      <text:p text:style-name="P6"><text:span text:style-name="T3">-- A physical Kid2Kid store</text:span></text:p>
      <text:p text:style-name="P6"><text:span text:style-name="T6"/></text:p>
      <text:p text:style-name="P7"><text:span text:style-name="T6">class</text:span><text:span text:style-name="T11"> Store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ClientsToCredits = </text:span><text:span text:style-name="T6">map</text:span><text:span text:style-name="T11"> </text:span><text:span text:style-name="T6">nat</text:span><text:span text:style-name="T11"> </text:span><text:span text:style-name="T6">to</text:span><text:span text:style-name="T11"> </text:span><text:span text:style-name="T6">real</text:span><text:span text:style-name="T11">;</text:span></text:p>
      <text:p text:style-name="P6"><text:span text:style-name="T6">values</text:span></text:p>
      <text:p text:style-name="P6"><text:span text:style-name="T6">instance variables</text:span></text:p>
      <text:p text:style-name="P6"><text:span text:style-name="T11"><text:tab/>location: NotEmptyString; </text:span><text:span text:style-name="T3">-- geographic place, like the city</text:span></text:p>
      <text:p text:style-name="P6"><text:span text:style-name="T11"><text:tab/>productsAvailable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 </text:span><text:span text:style-name="T3">-- products that the store has in stock</text:span></text:p>
      <text:p text:style-name="P6"><text:span text:style-name="T11"><text:tab/>productsSold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 </text:span><text:span text:style-name="T3">-- products that the store already sold</text:span></text:p>
      <text:p text:style-name="P6"><text:span text:style-name="T11"><text:tab/>giftCardsSol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 </text:span><text:span text:style-name="T3">-- gift cards that the store already sold </text:span></text:p>
      <text:p text:style-name="P6"><text:span text:style-name="T11"><text:tab/>clientsCreditNotes: ClientsToCredits := </text:span><text:span text:style-name="T12">{</text:span><text:span text:style-name="T11"> |-&gt; }; </text:span><text:span text:style-name="T3">-- map ids of clients to its credit notes</text:span></text:p>
      <text:p text:style-name="P6"><text:span text:style-name="T11"><text:tab/>cashiers: </text:span><text:span text:style-name="T6">set</text:span><text:span text:style-name="T11"> </text:span><text:span text:style-name="T6">of</text:span><text:span text:style-name="T11"> StoreCashier := </text:span><text:span text:style-name="T12">{</text:span><text:span text:style-name="T11">}; </text:span><text:span text:style-name="T3">-- set of store cashiers that work here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Store: NotEmptyString ==&gt; Store</text:span></text:p>
      <text:p text:style-name="P6"><text:span text:style-name="T11"><text:tab/>Store(storeLocation) ==</text:span></text:p>
      <text:p text:style-name="P6"><text:span text:style-name="T11"><text:tab/><text:tab/></text:span><text:span text:style-name="T12">(location</text:span><text:span text:style-name="T11"> := </text:span><text:span text:style-name="T12">storeLocation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)</text:span></text:p>
      <text:p text:style-name="P6"><text:span text:style-name="T11"><text:tab/><text:tab/></text:span><text:span text:style-name="T6">pre</text:span><text:span text:style-name="T11"> </text:span><text:span text:style-name="T12">len</text:span><text:span text:style-name="T11"> </text:span><text:span text:style-name="T12">storeLocation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location</text:span><text:span text:style-name="T11"> </text:span><text:span text:style-name="T12">=</text:span><text:span text:style-name="T11"> </text:span><text:span text:style-name="T12">storeLocation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productsAvailable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</text:span><text:span text:style-name="T12">productsSold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</text:span><text:span text:style-name="T12">clientsCreditNotes</text:span><text:span text:style-name="T11"> </text:span><text:span text:style-name="T12">=</text:span><text:span text:style-name="T11"> </text:span><text:span text:style-name="T12">{</text:span><text:span text:style-name="T11"> |-&gt; } </text:span><text:span text:style-name="T12">and</text:span></text:p>
      <text:p text:style-name="P6"><text:span text:style-name="T11"><text:tab/><text:tab/><text:tab/></text:span><text:span text:style-name="T12">cashiers</text:span><text:span text:style-name="T11"> </text:span><text:span text:style-name="T12">=</text:span><text:span text:style-name="T11"> </text:span><text:span text:style-name="T12">{</text:span><text:span text:style-name="T11">};</text:span></text:p>
      <text:p text:style-name="P6"><text:span text:style-name="T11"><text:tab/><text:tab/><text:tab/></text:span></text:p>
      <text:p text:style-name="P6"><text:span text:style-name="T11"><text:tab/></text:span><text:span text:style-name="T3">-- Add a cashier to the store</text:span></text:p>
      <text:p text:style-name="P6"><text:span text:style-name="T11"><text:tab/></text:span><text:span text:style-name="T6">public</text:span><text:span text:style-name="T11"> addCashier: StoreCashier ==&gt; ()</text:span></text:p>
      <text:p text:style-name="P6"><text:span text:style-name="T11"><text:tab/><text:tab/>addCashier(cashier) ==</text:span></text:p>
      <text:p text:style-name="P6"><text:span text:style-name="T11"><text:tab/><text:tab/></text:span><text:span text:style-name="T12">cashiers</text:span><text:span text:style-name="T11"> := </text:span><text:span text:style-name="T12">cashiers</text:span><text:span text:style-name="T11"> </text:span><text:span text:style-name="T12">union</text:span><text:span text:style-name="T11"> </text:span><text:span text:style-name="T12">{cashier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ashiers</text:span><text:span text:style-name="T11"> </text:span><text:span text:style-name="T12">=</text:span><text:span text:style-name="T11"> </text:span><text:span text:style-name="T12">cashiers</text:span><text:span text:style-name="T11">~ </text:span><text:span text:style-name="T12">union</text:span><text:span text:style-name="T11"> </text:span><text:span text:style-name="T12">{cashier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Add a product to the store and pay in cash</text:span></text:p>
      <text:p text:style-name="P6"><text:span text:style-name="T11"><text:tab/></text:span><text:span text:style-name="T6">public</text:span><text:span text:style-name="T11"> buyProduct: Product ==&gt; ()</text:span></text:p>
      <text:p text:style-name="P6"><text:span text:style-name="T11"><text:tab/><text:tab/>buyProduct(p) ==</text:span></text:p>
      <text:p text:style-name="P6"><text:span text:style-name="T11"><text:tab/><text:tab/></text:span><text:span text:style-name="T12">productsAvailable</text:span><text:span text:style-name="T11"> := </text:span><text:span text:style-name="T12">productsAvailable</text:span><text:span text:style-name="T11"> </text:span><text:span text:style-name="T12">union</text:span><text:span text:style-name="T11"> </text:span><text:span text:style-name="T12">{p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Add a product to the store and pay with credit notes</text:span></text:p>
      <text:p text:style-name="P6"><text:span text:style-name="T11"><text:tab/></text:span><text:span text:style-name="T6">public</text:span><text:span text:style-name="T11"> buyProductInCreditNotes: Product * </text:span><text:span text:style-name="T6">nat1</text:span><text:span text:style-name="T11"> ==&gt; ()</text:span></text:p>
      <text:p text:style-name="P6"><text:span text:style-name="T11"><text:tab/>buyProductInCreditNotes(p, clientI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buyProduct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addCreditNote</text:span><text:span text:style-name="T11">(</text:span><text:span text:style-name="T12">clientId</text:span><text:span text:style-name="T11">, 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union</text:span><text:span text:style-name="T11"> </text:span><text:span text:style-name="T12">{p</text:span><text:span text:style-name="T11">} </text:span><text:span text:style-name="T12">and</text:span></text:p>
      <text:p text:style-name="P6"><text:span text:style-name="T11"><text:tab/><text:tab/></text:span><text:span text:style-name="T12">checkCreditNotes</text:span><text:span text:style-name="T11">(</text:span><text:span text:style-name="T12">clientId</text:span><text:span text:style-name="T11">, </text:span><text:span text:style-name="T12">p</text:span><text:span text:style-name="T11">, </text:span><text:span text:style-name="T12">clientsCreditNotes</text:span><text:span text:style-name="T11">, </text:span><text:span text:style-name="T12">clientsCreditNotes</text:span><text:span text:style-name="T11">~);</text:span></text:p>
      <text:p text:style-name="P6"><text:span text:style-name="T11"><text:tab/></text:span></text:p>
      <text:p text:style-name="P6"><text:span text:style-name="T11"><text:tab/></text:span><text:span text:style-name="T3">-- Sell a giftcard</text:span></text:p>
      <text:p text:style-name="P6"><text:span text:style-name="T11"><text:tab/></text:span><text:span text:style-name="T6">public</text:span><text:span text:style-name="T11"> sellGiftCard: (</text:span><text:span text:style-name="T6">nat1</text:span><text:span text:style-name="T11">) ==&gt; GiftCard</text:span></text:p>
      <text:p text:style-name="P6"><text:span text:style-name="T11"><text:tab/>sellGiftCard(valu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ewGiftCard:GiftCard := </text:span><text:span text:style-name="T12">new</text:span><text:span text:style-name="T11"> </text:span><text:span text:style-name="T12">GiftCard</text:span><text:span text:style-name="T11">(</text:span><text:span text:style-name="T12">value</text:span><text:span text:style-name="T11">);</text:span></text:p>
      <text:p text:style-name="P6"><text:span text:style-name="T11"><text:tab/><text:tab/></text:span><text:span text:style-name="T12">giftCardsSold</text:span><text:span text:style-name="T11"> := </text:span><text:span text:style-name="T12">giftCardsSold</text:span><text:span text:style-name="T11"> </text:span><text:span text:style-name="T12">union</text:span><text:span text:style-name="T11"> </text:span><text:span text:style-name="T12">{newGiftCard</text:span><text:span text:style-name="T11">};</text:span></text:p>
      <text:p text:style-name="P6"><text:span text:style-name="T11"><text:tab/><text:tab/></text:span><text:span text:style-name="T12">return</text:span><text:span text:style-name="T11"> </text:span><text:span text:style-name="T12">newGiftCard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giftCardsSold</text:span><text:span text:style-name="T11"> </text:span><text:span text:style-name="T12">=</text:span><text:span text:style-name="T11"> </text:span><text:span text:style-name="T12">card</text:span><text:span text:style-name="T11"> </text:span><text:span text:style-name="T12">giftCardsSold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Sell a product that is available and receive in cash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productsAvailable</text:span><text:span text:style-name="T11"> := </text:span><text:span text:style-name="T12">productsAvailable</text:span><text:span text:style-name="T11"> </text:span><text:span text:style-name="T12">\</text:span><text:span text:style-name="T11"> </text:span><text:span text:style-name="T12">{p</text:span><text:span text:style-name="T11">};</text:span></text:p>
      <text:p text:style-name="P6"><text:span text:style-name="T11"><text:tab/><text:tab/></text:span><text:span text:style-name="T12">productsSold</text:span><text:span text:style-name="T11"> := </text:span><text:span text:style-name="T12">productsSold</text:span><text:span text:style-name="T11">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text:tab/>)</text:span></text:p>
      <text:p text:style-name="P6"><text:soft-page-break/><text:span text:style-name="T11"><text:tab/><text:tab/></text:span><text:span text:style-name="T6">pre</text:span><text:span text:style-name="T11"> </text:span><text:span text:style-name="T12">hasProduct</text:span><text:span text:style-name="T11">(</text:span><text:span text:style-name="T12">p</text:span><text:span text:style-name="T11">)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\</text:span><text:span text:style-name="T11"> </text:span><text:span text:style-name="T12">{p</text:span><text:span text:style-name="T11">} </text:span><text:span text:style-name="T12">and</text:span><text:span text:style-name="T11"> </text:span><text:span text:style-name="T12">productsSold</text:span><text:span text:style-name="T11"> </text:span><text:span text:style-name="T12">=</text:span><text:span text:style-name="T11"> </text:span><text:span text:style-name="T12">productsSold</text:span><text:span text:style-name="T11">~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Sell a product that is available and receive in credit notes</text:span></text:p>
      <text:p text:style-name="P6"><text:span text:style-name="T11"><text:tab/></text:span><text:span text:style-name="T6">public</text:span><text:span text:style-name="T11"> sellProductInCreditNotes: Product * </text:span><text:span text:style-name="T6">nat</text:span><text:span text:style-name="T11"> ==&gt; ()</text:span></text:p>
      <text:p text:style-name="P6"><text:span text:style-name="T11"><text:tab/>sellProductInCreditNotes(p, clientI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ellProduct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spendCreditNote</text:span><text:span text:style-name="T11">(</text:span><text:span text:style-name="T12">clientId</text:span><text:span text:style-name="T11">, </text:span><text:span text:style-name="T12">p</text:span><text:span text:style-name="T11">.</text:span><text:span text:style-name="T12">getSellPrice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Product</text:span><text:span text:style-name="T11">(</text:span><text:span text:style-name="T12">p</text:span><text:span text:style-name="T11">) </text:span><text:span text:style-name="T12">and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&gt;=</text:span><text:span text:style-name="T11"> </text:span><text:span text:style-name="T12">p</text:span><text:span text:style-name="T11">.</text:span><text:span text:style-name="T12">getSellPrice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\</text:span><text:span text:style-name="T11"> </text:span><text:span text:style-name="T12">{p</text:span><text:span text:style-name="T11">} </text:span><text:span text:style-name="T12">and</text:span></text:p>
      <text:p text:style-name="P6"><text:span text:style-name="T11"><text:tab/><text:tab/><text:tab/><text:tab/><text:tab/></text:span><text:span text:style-name="T12">productsSold</text:span><text:span text:style-name="T11"> </text:span><text:span text:style-name="T12">=</text:span><text:span text:style-name="T11"> </text:span><text:span text:style-name="T12">productsSold</text:span><text:span text:style-name="T11">~ </text:span><text:span text:style-name="T12">union</text:span><text:span text:style-name="T11"> </text:span><text:span text:style-name="T12">{p</text:span><text:span text:style-name="T11">}; </text:span><text:span text:style-name="T3">-- should also check that creditNotes of client have decreased</text:span></text:p>
      <text:p text:style-name="P6"><text:span text:style-name="T11"><text:tab/></text:span></text:p>
      <text:p text:style-name="P6"><text:span text:style-name="T11"><text:tab/></text:span><text:span text:style-name="T3">-- Get creditnotes of a client. Returns 0 if client has no credit notes yet.</text:span></text:p>
      <text:p text:style-name="P6"><text:span text:style-name="T11"><text:tab/></text:span><text:span text:style-name="T6">public</text:span><text:span text:style-name="T11"> getCreditNotesOfClient: </text:span><text:span text:style-name="T6">nat</text:span><text:span text:style-name="T11"> ==&gt; </text:span><text:span text:style-name="T6">real</text:span></text:p>
      <text:p text:style-name="P6"><text:span text:style-name="T11"><text:tab/>getCreditNotesOfClient(clientId) ==</text:span></text:p>
      <text:p text:style-name="P6"><text:span text:style-name="T11"><text:tab/><text:tab/></text:span><text:span text:style-name="T12">if</text:span><text:span text:style-name="T11"> </text:span><text:span text:style-name="T12">clientId</text:span><text:span text:style-name="T11"> </text:span><text:span text:style-name="T12">in</text:span><text:span text:style-name="T6"> set</text:span><text:span text:style-name="T11"> </text:span><text:span text:style-name="T12">dom</text:span><text:span text:style-name="T11"> </text:span><text:span text:style-name="T12">clientsCreditNotes</text:span><text:span text:style-name="T11"> </text:span><text:span text:style-name="T6">then</text:span></text:p>
      <text:p text:style-name="P6"><text:span text:style-name="T11"><text:tab/><text:tab/><text:tab/></text:span><text:span text:style-name="T12">(return</text:span><text:span text:style-name="T11"> </text:span><text:span text:style-name="T12">clientsCreditNotes</text:span><text:span text:style-name="T11">(</text:span><text:span text:style-name="T12">clientId</text:span><text:span text:style-name="T11">))</text:span></text:p>
      <text:p text:style-name="P6"><text:span text:style-name="T11"><text:tab/><text:tab/></text:span><text:span text:style-name="T6">else</text:span><text:span text:style-name="T11"> </text:span><text:span text:style-name="T12">(</text:span></text:p>
      <text:p text:style-name="P6"><text:span text:style-name="T11"><text:tab/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0</text:span><text:span text:style-name="T11">};</text:span></text:p>
      <text:p text:style-name="P6"><text:span text:style-name="T11"><text:tab/><text:tab/><text:tab/><text:tab/></text:span><text:span text:style-name="T12">return</text:span><text:span text:style-name="T11"> </text:span><text:span text:style-name="T12">0</text:span></text:p>
      <text:p text:style-name="P6"><text:span text:style-name="T11"><text:tab/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lientsCreditNotes</text:span><text:span text:style-name="T11">(</text:span><text:span text:style-name="T12">clientId</text:span><text:span text:style-name="T11">);</text:span></text:p>
      <text:p text:style-name="P5"/>
      <text:p text:style-name="P6"><text:span text:style-name="T11"><text:tab/></text:span><text:span text:style-name="T3">-- Get credit notes of all client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lientsCreditNotes: () ==&gt; ClientsToCredits</text:span></text:p>
      <text:p text:style-name="P6"><text:span text:style-name="T11"><text:tab/>getClientsCreditNotes() ==</text:span></text:p>
      <text:p text:style-name="P6"><text:span text:style-name="T11"><text:tab/><text:tab/></text:span><text:span text:style-name="T14">return</text:span><text:span text:style-name="T11"> </text:span><text:span text:style-name="T14">clientsCreditNotes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clientsCreditNotes</text:span><text:span text:style-name="T11">;</text:span></text:p>
      <text:p text:style-name="P5"/>
      <text:p text:style-name="P6"><text:span text:style-name="T11"><text:tab/></text:span><text:span text:style-name="T3">-- Get location of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Location: () ==&gt; NotEmptyString</text:span></text:p>
      <text:p text:style-name="P6"><text:span text:style-name="T11"><text:tab/>getLocation() ==</text:span></text:p>
      <text:p text:style-name="P6"><text:span text:style-name="T11"><text:tab/><text:tab/></text:span><text:span text:style-name="T12">return</text:span><text:span text:style-name="T11"> </text:span><text:span text:style-name="T12">loca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cation</text:span><text:span text:style-name="T11">;</text:span></text:p>
      <text:p text:style-name="P5"/>
      <text:p text:style-name="P6"><text:span text:style-name="T11"><text:tab/></text:span><text:span text:style-name="T3">-- Get products available at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Available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Available() ==</text:span></text:p>
      <text:p text:style-name="P6"><text:span text:style-name="T11"><text:tab/><text:tab/></text:span><text:span text:style-name="T12">return</text:span><text:span text:style-name="T11"> </text:span><text:span text:style-name="T12">productsAvailabl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productsAvailabl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cashiers that work in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s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() ==</text:span></text:p>
      <text:p text:style-name="P6"><text:span text:style-name="T11"><text:tab/><text:tab/></text:span><text:span text:style-name="T12">return</text:span><text:span text:style-name="T11"> </text:span><text:span text:style-name="T12">cashiers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ashier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cashier using his nam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: NotEmptyString ==&gt; StoreCashier</text:span></text:p>
      <text:p text:style-name="P6"><text:span text:style-name="T11"><text:tab/>getCashier(name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cashier: StoreCashier;</text:span></text:p>
      <text:p text:style-name="P6"><text:span text:style-name="T11"><text:tab/><text:tab/></text:span><text:span text:style-name="T14">for</text:span><text:span text:style-name="T6"> all</text:span><text:span text:style-name="T11"> c </text:span><text:span text:style-name="T6">in set</text:span><text:span text:style-name="T11"> </text:span><text:span text:style-name="T14">cashiers</text:span><text:span text:style-name="T11"> </text:span><text:span text:style-name="T6">do</text:span></text:p>
      <text:p text:style-name="P6"><text:span text:style-name="T11"><text:tab/><text:tab/><text:tab/></text:span><text:span text:style-name="T14">if</text:span><text:span text:style-name="T11"> (</text:span><text:span text:style-name="T14">c</text:span><text:span text:style-name="T11">.</text:span><text:span text:style-name="T14">getName</text:span><text:span text:style-name="T11">() </text:span><text:span text:style-name="T14">=</text:span><text:span text:style-name="T11"> </text:span><text:span text:style-name="T14">name</text:span><text:span text:style-name="T11">) </text:span><text:span text:style-name="T6">then</text:span><text:span text:style-name="T11"> </text:span><text:span text:style-name="T14">cashier</text:span><text:span text:style-name="T11"> := </text:span><text:span text:style-name="T14">c</text:span><text:span text:style-name="T11">;</text:span></text:p>
      <text:p text:style-name="P6"><text:span text:style-name="T11"><text:tab/><text:tab/></text:span><text:span text:style-name="T14">return</text:span><text:span text:style-name="T11"> </text:span><text:span text:style-name="T14">cashier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in</text:span><text:span text:style-name="T6"> set</text:span><text:span text:style-name="T11"> </text:span><text:span text:style-name="T14">cashiers</text:span><text:span text:style-name="T11"> </text:span><text:span text:style-name="T14">and</text:span><text:span text:style-name="T11"> </text:span><text:span text:style-name="T14">RESULT</text:span><text:span text:style-name="T11">.</text:span><text:span text:style-name="T14">getName</text:span><text:span text:style-name="T11">() </text:span><text:span text:style-name="T14">=</text:span><text:span text:style-name="T11"> </text:span><text:span text:style-name="T14">nam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names of all cashiers that work in the store</text:span></text:p>
      <text:p text:style-name="P6"><text:soft-page-break/><text:span text:style-name="T11"><text:tab/></text:span><text:span text:style-name="T6">public</text:span><text:span text:style-name="T11"> </text:span><text:span text:style-name="T6">pure</text:span><text:span text:style-name="T11"> getCashierNames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cashier </text:span><text:span text:style-name="T6">in set</text:span><text:span text:style-name="T11"> </text:span><text:span text:style-name="T12">cashiers</text:span><text:span text:style-name="T11">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cashier</text:span><text:span text:style-name="T11">.</text:span><text:span text:style-name="T12">getName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alculate inventory valu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InventoryValue: () ==&gt; </text:span><text:span text:style-name="T6">real</text:span></text:p>
      <text:p text:style-name="P6"><text:span text:style-name="T11"><text:tab/>getInventoryValue(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sum: </text:span><text:span text:style-name="T6">real</text:span><text:span text:style-name="T11"> := </text:span><text:span text:style-name="T14">0</text:span><text:span text:style-name="T11">;</text:span></text:p>
      <text:p text:style-name="P6"><text:span text:style-name="T11"><text:tab/><text:tab/></text:span><text:span text:style-name="T14">for</text:span><text:span text:style-name="T6"> all</text:span><text:span text:style-name="T11"> product </text:span><text:span text:style-name="T6">in set</text:span><text:span text:style-name="T11"> </text:span><text:span text:style-name="T14">productsAvailable</text:span><text:span text:style-name="T11"> </text:span><text:span text:style-name="T6">do</text:span></text:p>
      <text:p text:style-name="P6"><text:span text:style-name="T11"><text:tab/><text:tab/><text:tab/></text:span><text:span text:style-name="T14">sum</text:span><text:span text:style-name="T11"> := </text:span><text:span text:style-name="T14">sum</text:span><text:span text:style-name="T11"> </text:span><text:span text:style-name="T14">+</text:span><text:span text:style-name="T11"> </text:span><text:span text:style-name="T14">product</text:span><text:span text:style-name="T11">.</text:span><text:span text:style-name="T14">getBuyPrice</text:span><text:span text:style-name="T11">();</text:span></text:p>
      <text:p text:style-name="P6"><text:span text:style-name="T11"><text:tab/><text:tab/></text:span><text:span text:style-name="T14">return</text:span><text:span text:style-name="T11"> </text:span><text:span text:style-name="T14">sum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alculate revenue using products sol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Revenue: () ==&gt; </text:span><text:span text:style-name="T6">real</text:span></text:p>
      <text:p text:style-name="P6"><text:span text:style-name="T11"><text:tab/>getRevenue(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sum: </text:span><text:span text:style-name="T6">real</text:span><text:span text:style-name="T11"> := </text:span><text:span text:style-name="T14">0</text:span><text:span text:style-name="T11">;</text:span></text:p>
      <text:p text:style-name="P6"><text:span text:style-name="T11"><text:tab/><text:tab/></text:span><text:span text:style-name="T14">for</text:span><text:span text:style-name="T6"> all</text:span><text:span text:style-name="T11"> product </text:span><text:span text:style-name="T6">in set</text:span><text:span text:style-name="T11"> </text:span><text:span text:style-name="T14">productsSold</text:span><text:span text:style-name="T11"> </text:span><text:span text:style-name="T6">do</text:span></text:p>
      <text:p text:style-name="P6"><text:span text:style-name="T11"><text:tab/><text:tab/><text:tab/></text:span><text:span text:style-name="T14">sum</text:span><text:span text:style-name="T11"> := </text:span><text:span text:style-name="T14">sum</text:span><text:span text:style-name="T11"> </text:span><text:span text:style-name="T14">+</text:span><text:span text:style-name="T11"> (</text:span><text:span text:style-name="T14">product</text:span><text:span text:style-name="T11">.</text:span><text:span text:style-name="T14">getSellPrice</text:span><text:span text:style-name="T11">() </text:span><text:span text:style-name="T14">-</text:span><text:span text:style-name="T11"> </text:span><text:span text:style-name="T14">product</text:span><text:span text:style-name="T11">.</text:span><text:span text:style-name="T14">getBuyPrice</text:span><text:span text:style-name="T11">());</text:span></text:p>
      <text:p text:style-name="P6"><text:span text:style-name="T11"><text:tab/><text:tab/></text:span><text:span text:style-name="T14">return</text:span><text:span text:style-name="T11"> </text:span><text:span text:style-name="T14">sum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location</text:span></text:p>
      <text:p text:style-name="P6"><text:span text:style-name="T11"><text:tab/></text:span><text:span text:style-name="T6">public</text:span><text:span text:style-name="T11"> setLocation: NotEmptyString ==&gt; ()</text:span></text:p>
      <text:p text:style-name="P6"><text:span text:style-name="T11"><text:tab/>setLocation(l) ==</text:span></text:p>
      <text:p text:style-name="P6"><text:span text:style-name="T11"><text:tab/><text:tab/></text:span><text:span text:style-name="T14">location</text:span><text:span text:style-name="T11"> := </text:span><text:span text:style-name="T14">l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location</text:span><text:span text:style-name="T11"> </text:span><text:span text:style-name="T14">=</text:span><text:span text:style-name="T11"> </text:span><text:span text:style-name="T14">l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Remove a cashier from the store</text:span></text:p>
      <text:p text:style-name="P6"><text:span text:style-name="T11"><text:tab/></text:span><text:span text:style-name="T6">public</text:span><text:span text:style-name="T11"> removeCashier: StoreCashier ==&gt; ()</text:span></text:p>
      <text:p text:style-name="P6"><text:span text:style-name="T11"><text:tab/>removeCashier(c) ==</text:span></text:p>
      <text:p text:style-name="P6"><text:span text:style-name="T11"><text:tab/><text:tab/></text:span><text:span text:style-name="T12">cashiers</text:span><text:span text:style-name="T11"> := </text:span><text:span text:style-name="T12">cashiers</text:span><text:span text:style-name="T11"> </text:span><text:span text:style-name="T12">\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ashiers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ashier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dd a credit note to a client</text:span></text:p>
      <text:p text:style-name="P6"><text:span text:style-name="T11"><text:tab/></text:span><text:span text:style-name="T6">public</text:span><text:span text:style-name="T11"> addCreditNote: </text:span><text:span text:style-name="T6">real</text:span><text:span text:style-name="T11"> * Product ==&gt; ()</text:span></text:p>
      <text:p text:style-name="P6"><text:span text:style-name="T11"><text:tab/>addCreditNote(clientId, p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(if</text:span><text:span text:style-name="T11"> </text:span><text:span text:style-name="T12">clientId</text:span><text:span text:style-name="T11"> </text:span><text:span text:style-name="T12">not</text:span><text:span text:style-name="T6"> in set</text:span><text:span text:style-name="T11"> </text:span><text:span text:style-name="T12">dom</text:span><text:span text:style-name="T11"> </text:span><text:span text:style-name="T12">clientsCreditNotes</text:span></text:p>
      <text:p text:style-name="P6"><text:span text:style-name="T11"><text:tab/><text:tab/><text:tab/><text:tab/></text:span><text:span text:style-name="T6">then</text:span><text:span text:style-name="T11"> </text:span><text:span text:style-name="T14">clientsCreditNotes</text:span><text:span text:style-name="T11"> := </text:span><text:span text:style-name="T14">clientsCreditNotes</text:span><text:span text:style-name="T11"> </text:span><text:span text:style-name="T14">++</text:span><text:span text:style-name="T11"> {</text:span><text:span text:style-name="T14">clientId</text:span><text:span text:style-name="T11"> </text:span><text:span text:style-name="T14">|-&gt;</text:span><text:span text:style-name="T11"> </text:span><text:span text:style-name="T14">0</text:span><text:span text:style-name="T11">}</text:span></text:p>
      <text:p text:style-name="P6"><text:span text:style-name="T11"><text:tab/><text:tab/><text:tab/>);</text:span></text:p>
      <text:p text:style-name="P6"><text:span text:style-name="T11"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</text:span></text:p>
      <text:p text:style-name="P6"><text:span text:style-name="T11"><text:tab/><text:tab/><text:tab/><text:tab/>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+</text:span><text:span text:style-name="T11"> </text:span><text:span text:style-name="T12">p</text:span><text:span text:style-name="T11">.</text:span><text:span text:style-name="T12">getCreditNotesValue</text:span><text:span text:style-name="T11">()}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checkCreditNotes</text:span><text:span text:style-name="T11">(</text:span><text:span text:style-name="T12">clientId</text:span><text:span text:style-name="T11">, </text:span><text:span text:style-name="T12">p</text:span><text:span text:style-name="T11">, </text:span><text:span text:style-name="T12">clientsCreditNotes</text:span><text:span text:style-name="T11">, </text:span><text:span text:style-name="T12">clientsCreditNotes</text:span><text:span text:style-name="T11">~);</text:span></text:p>
      <text:p text:style-name="P6"><text:span text:style-name="T11"><text:tab/></text:span></text:p>
      <text:p text:style-name="P6"><text:span text:style-name="T11"><text:tab/></text:span><text:span text:style-name="T3">/**</text:span></text:p>
      <text:p text:style-name="P6"><text:span text:style-name="T3"><text:tab/>Spend a credit note</text:span></text:p>
      <text:p text:style-name="P6"><text:span text:style-name="T3"><text:tab/>The value of the credit note to send should be less or equal than the creditNotes amount</text:span></text:p>
      <text:p text:style-name="P6"><text:span text:style-name="T3"><text:tab/>*/</text:span><text:span text:style-name="T11"><text:tab/><text:tab/></text:span></text:p>
      <text:p text:style-name="P6"><text:span text:style-name="T11"><text:tab/></text:span><text:span text:style-name="T6">public</text:span><text:span text:style-name="T11"> spendCreditNote: </text:span><text:span text:style-name="T6">nat</text:span><text:span text:style-name="T11"> * </text:span><text:span text:style-name="T6">real</text:span><text:span text:style-name="T11"> ==&gt; ()</text:span></text:p>
      <text:p text:style-name="P6"><text:span text:style-name="T11"><text:tab/>spendCreditNote(clientId, value) ==</text:span></text:p>
      <text:p text:style-name="P6"><text:soft-page-break/><text:span text:style-name="T11"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-</text:span><text:span text:style-name="T11"> </text:span><text:span text:style-name="T12">value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clientId</text:span><text:span text:style-name="T11"> </text:span><text:span text:style-name="T12">in</text:span><text:span text:style-name="T6"> set</text:span><text:span text:style-name="T11"> </text:span><text:span text:style-name="T12">dom</text:span><text:span text:style-name="T11"> </text:span><text:span text:style-name="T12">clientsCreditNotes</text:span><text:span text:style-name="T11"> </text:span><text:span text:style-name="T12">and</text:span><text:span text:style-name="T11"> </text:span><text:span text:style-name="T12">value</text:span><text:span text:style-name="T11"> </text:span><text:span text:style-name="T12">&lt;=</text:span><text:span text:style-name="T11"> </text:span><text:span text:style-name="T12">clientsCreditNotes</text:span><text:span text:style-name="T11">(</text:span><text:span text:style-name="T12">clientId</text:span><text:span text:style-name="T11">)</text:span></text:p>
      <text:p text:style-name="P6"><text:span text:style-name="T11"><text:tab/><text:tab/><text:tab/></text:span><text:span text:style-name="T6">post</text:span><text:span text:style-name="T11"> </text:span><text:span text:style-name="T12">clientsCreditNotes</text:span><text:span text:style-name="T11"> </text:span><text:span text:style-name="T12">=</text:span><text:span text:style-name="T11"> </text:span><text:span text:style-name="T12">clientsCreditNotes</text:span><text:span text:style-name="T11">~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~(</text:span><text:span text:style-name="T12">clientId</text:span><text:span text:style-name="T11">) </text:span><text:span text:style-name="T12">-</text:span><text:span text:style-name="T11"> </text:span><text:span text:style-name="T12">value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Check if the store has a given product in stock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hasProduct: Product ==&gt; </text:span><text:span text:style-name="T6">bool</text:span></text:p>
      <text:p text:style-name="P6"><text:span text:style-name="T11"><text:tab/>hasProduct(p) ==</text:span></text:p>
      <text:p text:style-name="P6"><text:span text:style-name="T11"><text:tab/><text:tab/></text:span><text:span text:style-name="T12">return</text:span><text:span text:style-name="T11"> </text:span><text:span text:style-name="T12">p</text:span><text:span text:style-name="T11"> </text:span><text:span text:style-name="T12">in</text:span><text:span text:style-name="T6"> set</text:span><text:span text:style-name="T11"> </text:span><text:span text:style-name="T12">productsAvailabl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p</text:span><text:span text:style-name="T11"> </text:span><text:span text:style-name="T12">in</text:span><text:span text:style-name="T6"> set</text:span><text:span text:style-name="T11"> </text:span><text:span text:style-name="T12">productsAvailable</text:span><text:span text:style-name="T11">;</text:span></text:p>
      <text:p text:style-name="P5"/>
      <text:p text:style-name="P6"><text:span text:style-name="T6">functions</text:span></text:p>
      <text:p text:style-name="P6"><text:span text:style-name="T11"><text:tab/></text:span><text:span text:style-name="T3">-- Check that the credit notes amount of a client has increased by the value of the product</text:span></text:p>
      <text:p text:style-name="P6"><text:span text:style-name="T11"><text:tab/></text:span><text:span text:style-name="T6">public</text:span><text:span text:style-name="T11"> checkCreditNotes: </text:span><text:span text:style-name="T6">nat</text:span><text:span text:style-name="T11"> * Product * ClientsToCredits * ClientsToCredits -&gt; </text:span><text:span text:style-name="T6">bool</text:span></text:p>
      <text:p text:style-name="P6"><text:span text:style-name="T11"><text:tab/>checkCreditNotes(clientId, p, newCreditNotes, oldCreditNotes) ==</text:span></text:p>
      <text:p text:style-name="P6"><text:span text:style-name="T11"><text:tab/>(</text:span><text:span text:style-name="T12">if</text:span><text:span text:style-name="T11"> </text:span><text:span text:style-name="T12">clientId</text:span><text:span text:style-name="T11"> </text:span><text:span text:style-name="T12">not</text:span><text:span text:style-name="T6"> in set</text:span><text:span text:style-name="T11"> </text:span><text:span text:style-name="T12">dom</text:span><text:span text:style-name="T11"> </text:span><text:span text:style-name="T12">oldCreditNotes</text:span><text:span text:style-name="T11"> </text:span><text:span text:style-name="T6">then</text:span></text:p>
      <text:p text:style-name="P6"><text:span text:style-name="T11"><text:tab/><text:tab/><text:tab/></text:span><text:span text:style-name="T14">newCreditNotes</text:span><text:span text:style-name="T11">(</text:span><text:span text:style-name="T14">clientId</text:span><text:span text:style-name="T11">) </text:span><text:span text:style-name="T14">=</text:span><text:span text:style-name="T11"> </text:span><text:span text:style-name="T14">p</text:span><text:span text:style-name="T11">.</text:span><text:span text:style-name="T14">getCreditNotesValue</text:span><text:span text:style-name="T11">()</text:span></text:p>
      <text:p text:style-name="P6"><text:span text:style-name="T11"><text:tab/></text:span><text:span text:style-name="T6">else</text:span><text:span text:style-name="T11"><text:tab/></text:span></text:p>
      <text:p text:style-name="P6"><text:span text:style-name="T11"><text:tab/><text:tab/><text:tab/></text:span><text:span text:style-name="T12">newCreditNotes</text:span><text:span text:style-name="T11"> </text:span><text:span text:style-name="T12">=</text:span><text:span text:style-name="T11"> </text:span><text:span text:style-name="T12">old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oldCreditNotes</text:span><text:span text:style-name="T11">(</text:span><text:span text:style-name="T12">clientId</text:span><text:span text:style-name="T11">) </text:span><text:span text:style-name="T12">+</text:span><text:span text:style-name="T11"> </text:span><text:span text:style-name="T12">p</text:span><text:span text:style-name="T11">.</text:span><text:span text:style-name="T12">getCreditNotesValue</text:span><text:span text:style-name="T11">()}</text:span></text:p>
      <text:p text:style-name="P6"><text:span text:style-name="T11"><text:tab/>)</text:span></text:p>
      <text:p text:style-name="P1"><text:span text:style-name="T6">end</text:span><text:span text:style-name="T11"> Store</text:span></text:p>
      <text:p text:style-name="P1"><text:span text:style-name="T11"/></text:p>
      <text:p text:style-name="P6"><text:span text:style-name="T11"/></text:p>
      <text:p text:style-name="P7"><text:span text:style-name="T3">-- A cashier that works in a store</text:span></text:p>
      <text:p text:style-name="P6"><text:span text:style-name="T3">-- A cashier needs to authorize most most of the operations</text:span></text:p>
      <text:p text:style-name="P6"><text:span text:style-name="T6">class</text:span><text:span text:style-name="T11"> StoreCashier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/text:p>
      <text:p text:style-name="P6"><text:span text:style-name="T6">instance variables</text:span></text:p>
      <text:p text:style-name="P6"><text:span text:style-name="T11"><text:tab/>name: NotEmptyString;</text:span></text:p>
      <text:p text:style-name="P6"><text:span text:style-name="T11"><text:tab/>store: Store; </text:span><text:span text:style-name="T3">-- cashier workplace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StoreCashier: NotEmptyString * Store ==&gt; StoreCashier</text:span></text:p>
      <text:p text:style-name="P6"><text:span text:style-name="T11"><text:tab/>StoreCashier(n, w) ==</text:span></text:p>
      <text:p text:style-name="P6"><text:span text:style-name="T11"><text:tab/><text:tab/></text:span><text:span text:style-name="T12">(name</text:span><text:span text:style-name="T11"> := </text:span><text:span text:style-name="T12">n</text:span><text:span text:style-name="T11">; </text:span><text:span text:style-name="T12">store</text:span><text:span text:style-name="T11"> := </text:span><text:span text:style-name="T12">w</text:span><text:span text:style-name="T11">; </text:span><text:span text:style-name="T12">return</text:span><text:span text:style-name="T11"> </text:span><text:span text:style-name="T12">self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len</text:span><text:span text:style-name="T11"> </text:span><text:span text:style-name="T12">n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text:span text:style-name="T12">name</text:span><text:span text:style-name="T11"> </text:span><text:span text:style-name="T12">=</text:span><text:span text:style-name="T11"> </text:span><text:span text:style-name="T12">n</text:span><text:span text:style-name="T11"> </text:span><text:span text:style-name="T12">and</text:span><text:span text:style-name="T11"> </text:span><text:span text:style-name="T12">store</text:span><text:span text:style-name="T11"> </text:span><text:span text:style-name="T12">=</text:span><text:span text:style-name="T11"> </text:span><text:span text:style-name="T12">w</text:span><text:span text:style-name="T11"> </text:span><text:span text:style-name="T12">and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name of the cashier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Name: () ==&gt; NotEmptyString</text:span></text:p>
      <text:p text:style-name="P6"><text:span text:style-name="T11"><text:tab/>getName() ==</text:span></text:p>
      <text:p text:style-name="P6"><text:span text:style-name="T11"><text:tab/><text:tab/></text:span><text:span text:style-name="T12">return</text:span><text:span text:style-name="T11"> </text:span><text:span text:style-name="T12">nam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name of the cashier</text:span></text:p>
      <text:p text:style-name="P6"><text:span text:style-name="T11"><text:tab/></text:span><text:span text:style-name="T6">public</text:span><text:span text:style-name="T11"> setName: NotEmptyString ==&gt; ()</text:span></text:p>
      <text:p text:style-name="P6"><text:span text:style-name="T11"><text:tab/>setName(n) ==</text:span></text:p>
      <text:p text:style-name="P6"><text:span text:style-name="T11"><text:tab/><text:tab/></text:span><text:span text:style-name="T14">name</text:span><text:span text:style-name="T11"> := </text:span><text:span text:style-name="T14">n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name</text:span><text:span text:style-name="T11"> </text:span><text:span text:style-name="T14">=</text:span><text:span text:style-name="T11"> </text:span><text:span text:style-name="T14">n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tore in which the cashier works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ore: () ==&gt; Store</text:span></text:p>
      <text:p text:style-name="P6"><text:span text:style-name="T11"><text:tab/>getStore() ==</text:span></text:p>
      <text:p text:style-name="P6"><text:span text:style-name="T11"><text:tab/><text:tab/></text:span><text:span text:style-name="T12">return</text:span><text:span text:style-name="T11"> </text:span><text:span text:style-name="T12">stor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a product was bought.</text:span></text:p>
      <text:p text:style-name="P6"><text:span text:style-name="T11"><text:tab/></text:span><text:span text:style-name="T6">public</text:span><text:span text:style-name="T11"> buyProductInCash: Product ==&gt; ()</text:span></text:p>
      <text:p text:style-name="P6"><text:span text:style-name="T11"><text:tab/>buyProductInCash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buyProduct(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a product was bought and credit notes were created for the client.</text:span></text:p>
      <text:p text:style-name="P6"><text:span text:style-name="T11"><text:tab/></text:span><text:span text:style-name="T6">public</text:span><text:span text:style-name="T11"> buyProductInCreditNotes: Product * Client ==&gt; ()</text:span></text:p>
      <text:p text:style-name="P6"><text:span text:style-name="T11"><text:tab/>buyProductInCreditNotes(p, clien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buyProductInCreditNotes(</text:span><text:span text:style-name="T12">p</text:span><text:span text:style-name="T11">, 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/text:p>
      <text:p text:style-name="P6"><text:span text:style-name="T11"><text:tab/></text:span><text:span text:style-name="T3">-- Sell to client. Receive in cash or gift cards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sellProduct(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to client. Receive in credit notes</text:span></text:p>
      <text:p text:style-name="P6"><text:span text:style-name="T11"><text:tab/></text:span><text:span text:style-name="T6">public</text:span><text:span text:style-name="T11"> sellProductInCreditNotes: Product * Client ==&gt; ()</text:span></text:p>
      <text:p text:style-name="P6"><text:span text:style-name="T11"><text:tab/>sellProductInCreditNotes(p, client) ==</text:span></text:p>
      <text:p text:style-name="P6"><text:soft-page-break/><text:span text:style-name="T11"><text:tab/><text:tab/></text:span><text:span text:style-name="T12">(</text:span></text:p>
      <text:p text:style-name="P6"><text:span text:style-name="T11"><text:tab/><text:tab/><text:tab/></text:span><text:span text:style-name="T12">store</text:span><text:span text:style-name="T11">.sellProductInCreditNotes(</text:span><text:span text:style-name="T12">p</text:span><text:span text:style-name="T11">, 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a giftcard to a client</text:span></text:p>
      <text:p text:style-name="P6"><text:span text:style-name="T11"><text:tab/></text:span><text:span text:style-name="T6">public</text:span><text:span text:style-name="T11"> sellGiftCard: (</text:span><text:span text:style-name="T6">nat1</text:span><text:span text:style-name="T11">) ==&gt; GiftCard</text:span></text:p>
      <text:p text:style-name="P6"><text:span text:style-name="T11"><text:tab/>sellGiftCard(value) ==</text:span></text:p>
      <text:p text:style-name="P6"><text:span text:style-name="T11"><text:tab/><text:tab/></text:span><text:span text:style-name="T12">return</text:span><text:span text:style-name="T11"> </text:span><text:span text:style-name="T12">store</text:span><text:span text:style-name="T11">.</text:span><text:span text:style-name="T12">sellGiftCard</text:span><text:span text:style-name="T11">(</text:span><text:span text:style-name="T12">value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/text:p>
      <text:p text:style-name="P6"><text:span text:style-name="T11"><text:tab/><text:tab/></text:span></text:p>
      <text:p text:style-name="P1"><text:span text:style-name="T6">end</text:span><text:span text:style-name="T11"> StoreCashier</text:span></text:p>
      <text:p text:style-name="P1"><text:span text:style-name="T11"/></text:p>
      <text:p text:style-name="P6"><text:span text:style-name="T11"/></text:p>
      <text:p text:style-name="P7"><text:span text:style-name="T3">-- A toy that is sold in the Kid2Kid stores.</text:span></text:p>
      <text:p text:style-name="P6"><text:span text:style-name="T6">class</text:span><text:span text:style-name="T11"> Toy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ToyCategory = </text:span><text:span text:style-name="T16">&lt;Puzzles&gt;</text:span><text:span text:style-name="T11"> | </text:span><text:span text:style-name="T16">&lt;Legos&gt;</text:span><text:span text:style-name="T11"> | </text:span><text:span text:style-name="T16">&lt;Cars&gt;</text:span><text:span text:style-name="T11">;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instance variables</text:span></text:p>
      <text:p text:style-name="P6"><text:span text:style-name="T11"><text:tab/></text:span><text:span text:style-name="T6">private</text:span><text:span text:style-name="T11"> minAge: </text:span><text:span text:style-name="T6">nat</text:span><text:span text:style-name="T11">; </text:span><text:span text:style-name="T3">-- Min age is mandatory</text:span></text:p>
      <text:p text:style-name="P6"><text:span text:style-name="T11"><text:tab/></text:span><text:span text:style-name="T6">private</text:span><text:span text:style-name="T11"> maxAge: [</text:span><text:span text:style-name="T6">nat</text:span><text:span text:style-name="T11">]:=</text:span><text:span text:style-name="T12">nil</text:span><text:span text:style-name="T11">; </text:span><text:span text:style-name="T3">-- optional, nil as default</text:span></text:p>
      <text:p text:style-name="P6"><text:span text:style-name="T11"><text:tab/></text:span><text:span text:style-name="T6">private</text:span><text:span text:style-name="T11"> subCategory: ToyCategory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Toy: ProductState * [CustomString] * </text:span><text:span text:style-name="T6">nat</text:span><text:span text:style-name="T11"> * [</text:span><text:span text:style-name="T6">nat</text:span><text:span text:style-name="T11">] * ToyCategory ==&gt; Toy</text:span></text:p>
      <text:p text:style-name="P6"><text:span text:style-name="T11"><text:tab/>Toy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minAgeInput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Input</text:span><text:span text:style-name="T11"> </text:span><text:span text:style-name="T12">&lt;</text:span><text:span text:style-name="T11"> </text:span><text:span text:style-name="T12">13</text:span></text:p>
      <text:p text:style-name="P6"><text:span text:style-name="T11"><text:tab/><text:tab/></text:span><text:span text:style-name="T6">post</text:span><text:span text:style-name="T11"> 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/text:p>
      <text:p text:style-name="P6"><text:span text:style-name="T11"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5"/>
      <text:p text:style-name="P6"><text:span text:style-name="T6">end</text:span><text:span text:style-name="T11"> Toy</text:span></text:p>
      <text:p text:style-name="P7"><text:span text:style-name="T3">/* </text:span></text:p>
      <text:p text:style-name="P6"><text:span text:style-name="T3">A transfer of value between a client and a store.</text:span></text:p>
      <text:p text:style-name="P6"><text:span text:style-name="T3">Every transaction needs to be authorized by a store cashier </text:span></text:p>
      <text:p text:style-name="P6"><text:span text:style-name="T3">*/</text:span></text:p>
      <text:p text:style-name="P6"><text:span text:style-name="T6">class</text:span><text:span text:style-name="T11"> Transaction</text:span></text:p>
      <text:p text:style-name="P6"><text:span text:style-name="T6">instance variables</text:span></text:p>
      <text:p text:style-name="P6"><text:span text:style-name="T11"><text:tab/></text:span><text:span text:style-name="T6">protected</text:span><text:span text:style-name="T11"> value: </text:span><text:span text:style-name="T6">real</text:span><text:span text:style-name="T11">;</text:span></text:p>
      <text:p text:style-name="P6"><text:span text:style-name="T11"><text:tab/></text:span><text:span text:style-name="T6">protected</text:span><text:span text:style-name="T11"> date: Date;</text:span></text:p>
      <text:p text:style-name="P6"><text:span text:style-name="T11"><text:tab/></text:span><text:span text:style-name="T6">protected</text:span><text:span text:style-name="T11"> client: Client;</text:span></text:p>
      <text:p text:style-name="P6"><text:span text:style-name="T11"><text:tab/></text:span><text:span text:style-name="T6">protected</text:span><text:span text:style-name="T11"> productsTransacted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</text:span><text:span text:style-name="T6">protected</text:span><text:span text:style-name="T11"> storeAuthorizer: StoreCashier;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3">-- Get the products transac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() ==</text:span></text:p>
      <text:p text:style-name="P6"><text:span text:style-name="T11"><text:tab/><text:tab/></text:span><text:span text:style-name="T14">(return</text:span><text:span text:style-name="T11"> </text:span><text:span text:style-name="T14">productsTransacted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productsTransacted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cashier that authorized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: () ==&gt; StoreCashier</text:span></text:p>
      <text:p text:style-name="P6"><text:span text:style-name="T11"><text:tab/>getCashier() ==</text:span></text:p>
      <text:p text:style-name="P6"><text:span text:style-name="T11"><text:tab/><text:tab/></text:span><text:span text:style-name="T12">return</text:span><text:span text:style-name="T11"> </text:span><text:span text:style-name="T12">storeAuthorizer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Authorizer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value of the the transaction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Value: () ==&gt; </text:span><text:span text:style-name="T6">nat</text:span></text:p>
      <text:p text:style-name="P6"><text:span text:style-name="T11"><text:tab/>getValue() ==</text:span></text:p>
      <text:p text:style-name="P6"><text:span text:style-name="T11"><text:tab/><text:tab/></text:span><text:span text:style-name="T12">return</text:span><text:span text:style-name="T11"> </text:span><text:span text:style-name="T12">value</text:span></text:p>
      <text:p text:style-name="P6"><text:span text:style-name="T11"><text:tab/></text:span><text:span text:style-name="T6">pre</text:span><text:span text:style-name="T11"> </text:span><text:span text:style-name="T12">true</text:span></text:p>
      <text:p text:style-name="P6"><text:span text:style-name="T11"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val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total value of the products transac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umProductValues: () ==&gt; </text:span><text:span text:style-name="T6">nat</text:span></text:p>
      <text:p text:style-name="P6"><text:span text:style-name="T11"><text:tab/>getSumProductValues() ==</text:span></text:p>
      <text:p text:style-name="P6"><text:span text:style-name="T11"><text:tab/><text:tab/></text:span><text:span text:style-name="T14">return</text:span><text:span text:style-name="T11"> </text:span><text:span text:style-name="T14">sumProductValues</text:span><text:span text:style-name="T11">(</text:span><text:span text:style-name="T14">productsTransacted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sumProductValues</text:span><text:span text:style-name="T11">(</text:span><text:span text:style-name="T14">productsTransacted</text:span><text:span text:style-name="T11">);</text:span></text:p>
      <text:p text:style-name="P6"><text:span text:style-name="T11"><text:tab/></text:span></text:p>
      <text:p text:style-name="P6"><text:span text:style-name="T11"><text:tab/></text:span><text:span text:style-name="T3">-- Sum product values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nat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is</text:span><text:span text:style-name="T11"> </text:span><text:span text:style-name="T6">subclass</text:span><text:span text:style-name="T11"> </text:span><text:span text:style-name="T6">responsibility</text:span><text:span text:style-name="T11">;</text:span></text:p>
      <text:p text:style-name="P5"/>
      <text:p text:style-name="P1"><text:span text:style-name="T6">end</text:span><text:span text:style-name="T11"> Transaction</text:span></text:p>
      <text:p text:style-name="P8"><text:span text:style-name="T3">-- Test the Kid2Kid system</text:span></text:p>
      <text:p text:style-name="P6"><text:span text:style-name="T6">class</text:span><text:span text:style-name="T11"> Kid2KidTes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instance variables</text:span></text:p>
      <text:p text:style-name="P6"><text:span text:style-name="T11"><text:tab/>kid2kid : Kid2Kid := </text:span><text:span text:style-name="T12">new</text:span><text:span text:style-name="T11"> </text:span><text:span text:style-name="T12">Kid2Kid</text:span><text:span text:style-name="T11">();</text:span></text:p>
      <text:p text:style-name="P6"><text:span text:style-name="T11"><text:tab/>client: Client := </text:span><text:span text:style-name="T12">new</text:span><text:span text:style-name="T11"> </text:span><text:span text:style-name="T12">Client</text:span><text:span text:style-name="T11">(</text:span><text:span text:style-name="T12">"abc"</text:span><text:span text:style-name="T11">);</text:span></text:p>
      <text:p text:style-name="P6"><text:span text:style-name="T11"><text:tab/>store: Store := </text:span><text:span text:style-name="T12">new</text:span><text:span text:style-name="T11"> </text:span><text:span text:style-name="T12">Store</text:span><text:span text:style-name="T11">(</text:span><text:span text:style-name="T12">"Porto"</text:span><text:span text:style-name="T11">);</text:span></text:p>
      <text:p text:style-name="P6"><text:span text:style-name="T11"><text:tab/>cashier: StoreCashier;</text:span></text:p>
      <text:p text:style-name="P6"><text:span text:style-name="T11"><text:tab/>today: Date := </text:span><text:span text:style-name="T12">new</text:span><text:span text:style-name="T11"> </text:span><text:span text:style-name="T12">Date</text:span><text:span text:style-name="T11">(</text:span><text:span text:style-name="T12">4</text:span><text:span text:style-name="T11">,</text:span><text:span text:style-name="T12">1</text:span><text:span text:style-name="T11">,</text:span><text:span text:style-name="T12">2019</text:span><text:span text:style-name="T11">);</text:span></text:p>
      <text:p text:style-name="P6"><text:span text:style-name="T11"><text:tab/>products: </text:span><text:span text:style-name="T6">seq</text:span><text:span text:style-name="T11"> </text:span><text:span text:style-name="T6">of</text:span><text:span text:style-name="T11"> Product := </text:span><text:span text:style-name="T12">[</text:span><text:span text:style-name="T11">];</text:span></text:p>
      <text:p text:style-name="P6"><text:span text:style-name="T6">operations</text:span></text:p>
      <text:p text:style-name="P6"><text:span text:style-name="T11"><text:tab/></text:span></text:p>
      <text:p text:style-name="P6"><text:span text:style-name="T11"><text:tab/></text:span><text:span text:style-name="T6">private</text:span><text:span text:style-name="T11"> assertTrue: </text:span><text:span text:style-name="T6">bool</text:span><text:span text:style-name="T11"> ==&gt; ()</text:span></text:p>
      <text:p text:style-name="P6"><text:span text:style-name="T11"><text:tab/> assertTrue(cond) == </text:span><text:span text:style-name="T12">return</text:span></text:p>
      <text:p text:style-name="P6"><text:span text:style-name="T11"><text:tab/> </text:span><text:span text:style-name="T6">pre</text:span><text:span text:style-name="T11"> </text:span><text:span text:style-name="T12">cond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Login as admin</text:span></text:p>
      <text:p text:style-name="P6"><text:span text:style-name="T11"><text:tab/></text:span><text:span text:style-name="T6">private</text:span><text:span text:style-name="T11"> loginAdmin: () ==&gt; ()</text:span></text:p>
      <text:p text:style-name="P6"><text:span text:style-name="T11"><text:tab/>loginAdmin(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Bad admin name"</text:span><text:span text:style-name="T11">) </text:span><text:span text:style-name="T12">=</text:span><text:span text:style-name="T11"> </text:span><text:span text:style-name="T12">&lt;LoggedOut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Admin"</text:span><text:span text:style-name="T11">) </text:span><text:span text:style-name="T12">=</text:span><text:span text:style-name="T11"> </text:span><text:span text:style-name="T12">&lt;Admin&gt;</text:span><text:span text:style-name="T11">);</text:span></text:p>
      <text:p text:style-name="P6"><text:span text:style-name="T11"><text:tab/>);</text:span></text:p>
      <text:p text:style-name="P6"><text:span text:style-name="T11"><text:tab/></text:span></text:p>
      <text:p text:style-name="P6"><text:span text:style-name="T11"><text:tab/></text:span><text:span text:style-name="T3">-- Login as cashier</text:span></text:p>
      <text:p text:style-name="P6"><text:span text:style-name="T11"><text:tab/></text:span><text:span text:style-name="T6">private</text:span><text:span text:style-name="T11"> loginCashier: NotEmptyString * NotEmptyString ==&gt; ()</text:span></text:p>
      <text:p text:style-name="P6"><text:span text:style-name="T11"><text:tab/>loginCashier(storeName, cashierName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Bad store name"</text:span><text:span text:style-name="T11">, </text:span><text:span text:style-name="T12">"Bad cashier name"</text:span><text:span text:style-name="T11">) </text:span><text:span text:style-name="T12">=</text:span><text:span text:style-name="T11"> </text:span><text:span text:style-name="T12">&lt;LoggedOut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storeName</text:span><text:span text:style-name="T11">, </text:span><text:span text:style-name="T12">cashierName</text:span><text:span text:style-name="T11">) </text:span><text:span text:style-name="T12">=</text:span><text:span text:style-name="T11"> </text:span><text:span text:style-name="T12">&lt;Cashier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getLoggedInCashier</text:span><text:span text:style-name="T11">().</text:span><text:span text:style-name="T12">getName</text:span><text:span text:style-name="T11">() </text:span><text:span text:style-name="T12">=</text:span><text:span text:style-name="T11"> </text:span><text:span text:style-name="T12">cashierName</text:span><text:span text:style-name="T11">);</text:span></text:p>
      <text:p text:style-name="P6"><text:span text:style-name="T11"><text:tab/>);</text:span></text:p>
      <text:p text:style-name="P6"><text:span text:style-name="T11"><text:tab/> </text:span></text:p>
      <text:p text:style-name="P6"><text:span text:style-name="T11"><text:tab/></text:span><text:span text:style-name="T3">-- Add a client to the system</text:span></text:p>
      <text:p text:style-name="P6"><text:span text:style-name="T11"><text:tab/></text:span><text:span text:style-name="T6">private</text:span><text:span text:style-name="T11"> testAddClient: () ==&gt; ()</text:span></text:p>
      <text:p text:style-name="P6"><text:span text:style-name="T11"><text:tab/><text:tab/>testAdd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kid2kid</text:span><text:span text:style-name="T11">.addClient(</text:span><text:span text:style-name="T12">client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<text:tab/></text:span><text:span text:style-name="T12">kid2kid</text:span><text:span text:style-name="T11">.addClient(</text:span><text:span text:style-name="T12">new</text:span><text:span text:style-name="T11"> </text:span><text:span text:style-name="T12">Client</text:span><text:span text:style-name="T11">(</text:span><text:span text:style-name="T12">"abcd"</text:span><text:span text:style-name="T11">)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2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not</text:span><text:span text:style-name="T11"> </text:span><text:span text:style-name="T12">exists</text:span><text:span text:style-name="T11"> i, j </text:span><text:span text:style-name="T6">in set</text:span><text:span text:style-name="T11"> </text:span><text:span text:style-name="T12">kid2kid</text:span><text:span text:style-name="T11">.</text:span><text:span text:style-name="T12">getClients</text:span><text:span text:style-name="T11">() &amp; </text:span><text:span text:style-name="T12">i</text:span><text:span text:style-name="T11"> </text:span><text:span text:style-name="T12">&lt;&gt;</text:span><text:span text:style-name="T11"> </text:span><text:span text:style-name="T12">j</text:span><text:span text:style-name="T11"> </text:span><text:span text:style-name="T12">and</text:span><text:span text:style-name="T11"> </text:span><text:span text:style-name="T12">i</text:span><text:span text:style-name="T11">.</text:span><text:span text:style-name="T12">getId</text:span><text:span text:style-name="T11">() </text:span><text:span text:style-name="T12">=</text:span><text:span text:style-name="T11"> </text:span><text:span text:style-name="T12">j</text:span><text:span text:style-name="T11">.</text:span><text:span text:style-name="T12">getId</text:span><text:span text:style-name="T11">()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Add a store to the system</text:span></text:p>
      <text:p text:style-name="P6"><text:span text:style-name="T11"><text:tab/></text:span><text:span text:style-name="T6">private</text:span><text:span text:style-name="T11"> testAddStore: () ==&gt; ()</text:span></text:p>
      <text:p text:style-name="P6"><text:span text:style-name="T11"><text:tab/><text:tab/>testAddStore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Stores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kid2kid</text:span><text:span text:style-name="T11">.addStore(</text:span><text:span text:style-name="T12">store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Stores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Add a cashier to an existing store</text:span></text:p>
      <text:p text:style-name="P6"><text:span text:style-name="T11"><text:tab/></text:span><text:span text:style-name="T6">private</text:span><text:span text:style-name="T11"> testAddCashierToStore: (NotEmptyString) ==&gt; ()</text:span></text:p>
      <text:p text:style-name="P6"><text:span text:style-name="T11"><text:tab/><text:tab/>testAddCashierToStore(name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prevNumCashiers: </text:span><text:span text:style-name="T6">nat</text:span><text:span text:style-name="T11"> := </text:span><text:span text:style-name="T12">card</text:span><text:span text:style-name="T11"> </text:span><text:span text:style-name="T12">store</text:span><text:span text:style-name="T11">.</text:span><text:span text:style-name="T12">getCashiers</text:span><text:span text:style-name="T11">();</text:span></text:p>
      <text:p text:style-name="P6"><text:span text:style-name="T11"><text:tab/><text:tab/><text:tab/></text:span><text:span text:style-name="T12">cashier</text:span><text:span text:style-name="T11"> := </text:span><text:span text:style-name="T12">new</text:span><text:span text:style-name="T11"> </text:span><text:span text:style-name="T12">StoreCashier</text:span><text:span text:style-name="T11">(</text:span><text:span text:style-name="T12">name</text:span><text:span text:style-name="T11">, </text:span><text:span text:style-name="T12">store</text:span><text:span text:style-name="T11">);</text:span></text:p>
      <text:p text:style-name="P6"><text:span text:style-name="T11"><text:tab/><text:tab/><text:tab/></text:span><text:span text:style-name="T12">store</text:span><text:span text:style-name="T11">.addCashier(</text:span><text:span text:style-name="T12">cashier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tore</text:span><text:span text:style-name="T11">.</text:span><text:span text:style-name="T12">getCashiers</text:span><text:span text:style-name="T11">() </text:span><text:span text:style-name="T12">=</text:span><text:span text:style-name="T11"> </text:span><text:span text:style-name="T12">prevNumCashier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Buy products as Admin and pay in cash. Test that transactions of cashier have increased</text:span></text:p>
      <text:p text:style-name="P6"><text:span text:style-name="T11"><text:tab/></text:span><text:span text:style-name="T6">private</text:span><text:span text:style-name="T11"> testStoreBuyProductsInCashAsAdmin: () ==&gt; ()</text:span></text:p>
      <text:p text:style-name="P6"><text:span text:style-name="T11"><text:tab/>testStoreBuyProductsInCashAsAdmin() ==</text:span></text:p>
      <text:p text:style-name="P6"><text:soft-page-break/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numTransaction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TransactionsOfCashier</text:span><text:span text:style-name="T11">(</text:span><text:span text:style-name="T12">cashier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OfCashier</text:span><text:span text:style-name="T11">(</text:span><text:span text:style-name="T12">cashier</text:span><text:span text:style-name="T11">) </text:span><text:span text:style-name="T12">=</text:span><text:span text:style-name="T11"> </text:span><text:span text:style-name="T12">numTransaction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Buy products as cashier. Test that transactions of cashier have increased</text:span></text:p>
      <text:p text:style-name="P6"><text:span text:style-name="T11"><text:tab/></text:span><text:span text:style-name="T6">private</text:span><text:span text:style-name="T11"> testStoreBuyProductsInCashAsCashier: () ==&gt; ()</text:span></text:p>
      <text:p text:style-name="P6"><text:span text:style-name="T11"><text:tab/>testStoreBuyProductsInCashAs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numTransaction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TransactionsOfLoggedInCashier</text:span><text:span text:style-name="T11">(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 </text:span><text:span text:style-name="T12">client</text:span><text:span text:style-name="T11">, </text:span><text:span text:style-name="T12">kid2kid</text:span><text:span text:style-name="T11">.</text:span><text:span text:style-name="T12">getLoggedInCashier</text:span><text:span text:style-name="T11">(), 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OfLoggedInCashier</text:span><text:span text:style-name="T11">() </text:span><text:span text:style-name="T12">=</text:span><text:span text:style-name="T11"> </text:span><text:span text:style-name="T12">numTransaction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Products sold are saved in the store and in the client</text:span></text:p>
      <text:p text:style-name="P6"><text:span text:style-name="T11"><text:tab/></text:span><text:span text:style-name="T6">private</text:span><text:span text:style-name="T11"> testStoreBuyProductsInCash: () ==&gt; (</text:span><text:span text:style-name="T6">nat</text:span><text:span text:style-name="T11">)</text:span></text:p>
      <text:p text:style-name="P6"><text:span text:style-name="T11"><text:tab/><text:tab/>testStoreBuyProductsInCash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gear: Product := </text:span><text:span text:style-name="T12">new</text:span><text:span text:style-name="T11"> </text:span><text:span text:style-name="T12">Gear</text:span><text:span text:style-name="T11">(</text:span><text:span text:style-name="T12">&lt;High_Use&gt;</text:span><text:span text:style-name="T11">, </text:span><text:span text:style-name="T12">nil</text:span><text:span text:style-name="T11">, </text:span><text:span text:style-name="T12">1</text:span><text:span text:style-name="T11">, </text:span><text:span text:style-name="T12">20</text:span><text:span text:style-name="T11">, </text:span><text:span text:style-name="T12">&lt;Bathtubs&gt;</text:span><text:span text:style-name="T11">);</text:span></text:p>
      <text:p text:style-name="P6"><text:span text:style-name="T11"><text:tab/><text:tab/><text:tab/></text:span><text:span text:style-name="T6">dcl</text:span><text:span text:style-name="T11"> furniture: Product := </text:span><text:span text:style-name="T12">new</text:span><text:span text:style-name="T11"> </text:span><text:span text:style-name="T12">Furniture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&lt;Beds&gt;</text:span><text:span text:style-name="T11">);</text:span></text:p>
      <text:p text:style-name="P6"><text:span text:style-name="T11"><text:tab/><text:tab/><text:tab/></text:span><text:span text:style-name="T12">products</text:span><text:span text:style-name="T11"> := </text:span><text:span text:style-name="T12">[toy</text:span><text:span text:style-name="T11">, </text:span><text:span text:style-name="T12">gear</text:span><text:span text:style-name="T11">, </text:span><text:span text:style-name="T12">furniture</text:span><text:span text:style-name="T11">]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inter</text:span><text:span text:style-name="T11"> </text:span><text:span text:style-name="T12">store</text:span><text:span text:style-name="T11">.</text:span><text:span text:style-name="T12">getProductsAvailable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text:s/></text:span><text:span text:style-name="T12">inter</text:span><text:span text:style-name="T11"> </text:span><text:span text:style-name="T12">client</text:span><text:span text:style-name="T11">.</text:span><text:span text:style-name="T12">getProductsSold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gear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furniture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sub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subset</text:span><text:span text:style-name="T11"> </text:span><text:span text:style-name="T12">client</text:span><text:span text:style-name="T11">.</text:span><text:span text:style-name="T12">getProductsSold</text:span><text:span text:style-name="T11">());</text:span></text:p>
      <text:p text:style-name="P6"><text:span text:style-name="T11"><text:tab/><text:tab/><text:tab/></text:span><text:span text:style-name="T12">return</text:span><text:span text:style-name="T11"> </text:span><text:span text:style-name="T12">len</text:span><text:span text:style-name="T11"> </text:span><text:span text:style-name="T12">products</text:span><text:span text:style-name="T11">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redit notes are added to a client</text:span></text:p>
      <text:p text:style-name="P6"><text:span text:style-name="T11"><text:tab/></text:span><text:span text:style-name="T6">private</text:span><text:span text:style-name="T11"> testStoreBuyProductsInCreditNotes: () ==&gt; (</text:span><text:span text:style-name="T6">nat</text:span><text:span text:style-name="T11">)</text:span></text:p>
      <text:p text:style-name="P6"><text:span text:style-name="T11"><text:tab/><text:tab/>testStoreBuyProductsInCreditNotes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boots: Product := </text:span><text:span text:style-name="T12">new</text:span><text:span text:style-name="T11"> </text:span><text:span text:style-name="T12">Footwear</text:span><text:span text:style-name="T11">(</text:span><text:span text:style-name="T12">&lt;Low_Use&gt;</text:span><text:span text:style-name="T11">, </text:span><text:span text:style-name="T12">"Boots"</text:span><text:span text:style-name="T11">, </text:span><text:span text:style-name="T12">20</text:span><text:span text:style-name="T11">, </text:span><text:span text:style-name="T12">&lt;Boots&gt;</text:span><text:span text:style-name="T11">);</text:span></text:p>
      <text:p text:style-name="P6"><text:span text:style-name="T11"><text:tab/><text:tab/><text:tab/></text:span><text:span text:style-name="T6">dcl</text:span><text:span text:style-name="T11"> jeans: Product := </text:span><text:span text:style-name="T12">new</text:span><text:span text:style-name="T11"> </text:span><text:span text:style-name="T12">Clothing</text:span><text:span text:style-name="T11">(</text:span><text:span text:style-name="T12">&lt;Low_Use&gt;</text:span><text:span text:style-name="T11">, </text:span><text:span text:style-name="T12">"Blue Jeans"</text:span><text:span text:style-name="T11">, </text:span><text:span text:style-name="T12">1</text:span><text:span text:style-name="T11">, </text:span><text:span text:style-name="T12">2</text:span><text:span text:style-name="T11">, </text:span><text:span text:style-name="T12">&lt;Jeans&gt;</text:span><text:span text:style-name="T11">);</text:span></text:p>
      <text:p text:style-name="P6"><text:span text:style-name="T11"><text:tab/><text:tab/><text:tab/></text:span><text:span text:style-name="T6">dcl</text:span><text:span text:style-name="T11"> productsSet: </text:span><text:span text:style-name="T6">set</text:span><text:span text:style-name="T11"> </text:span><text:span text:style-name="T6">of</text:span><text:span text:style-name="T11"> Product := </text:span><text:span text:style-name="T12">{boots</text:span><text:span text:style-name="T11">, </text:span><text:span text:style-name="T12">jeans</text:span><text:span text:style-name="T11">};</text:span></text:p>
      <text:p text:style-name="P6"><text:span text:style-name="T11"><text:tab/><text:tab/><text:tab/></text:span><text:span text:style-name="T6">dcl</text:span><text:span text:style-name="T11"> clientPrevCredit: </text:span><text:span text:style-name="T6">real</text:span><text:span text:style-name="T11"> := 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inter</text:span><text:span text:style-name="T11"> </text:span><text:span text:style-name="T12">store</text:span><text:span text:style-name="T11">.</text:span><text:span text:style-name="T12">getProductsAvailable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inter</text:span><text:span text:style-name="T11"> </text:span><text:span text:style-name="T12">client</text:span><text:span text:style-name="T11">.</text:span><text:span text:style-name="T12">getProductsSold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kid2kid</text:span><text:span text:style-name="T11">.buyProductInCreditNotes(</text:span><text:span text:style-name="T12">boots</text:span><text:span text:style-name="T11">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reditNotes(</text:span><text:span text:style-name="T12">jeans</text:span><text:span text:style-name="T11">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sub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subset</text:span><text:span text:style-name="T11"> </text:span><text:span text:style-name="T12">client</text:span><text:span text:style-name="T11">.</text:span><text:span text:style-name="T12">getProductsSold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 </text:span><text:span text:style-name="T12">=</text:span><text:span text:style-name="T11"> </text:span><text:span text:style-name="T12">clientPrevCredit</text:span><text:span text:style-name="T11"> </text:span><text:span text:style-name="T12">+</text:span><text:span text:style-name="T11"> </text:span><text:span text:style-name="T12">boots</text:span><text:span text:style-name="T11">.</text:span><text:span text:style-name="T12">getCreditNotesValue</text:span><text:span text:style-name="T11">() </text:span><text:span text:style-name="T12">+</text:span><text:span text:style-name="T11"> </text:span><text:span text:style-name="T12">jeans</text:span><text:span text:style-name="T11">.</text:span><text:span text:style-name="T12">getCreditNotesValue</text:span><text:span text:style-name="T11">());</text:span></text:p>
      <text:p text:style-name="P6"><text:span text:style-name="T11"><text:tab/><text:tab/><text:tab/></text:span><text:span text:style-name="T12">return</text:span><text:span text:style-name="T11"> </text:span><text:span text:style-name="T12">card</text:span><text:span text:style-name="T11"> </text:span><text:span text:style-name="T12">productsSet</text:span><text:span text:style-name="T11">;</text:span></text:p>
      <text:p text:style-name="P6"><text:span text:style-name="T11"><text:tab/><text:tab/>);</text:span></text:p>
      <text:p text:style-name="P5"/>
      <text:p text:style-name="P6"><text:span text:style-name="T11"><text:tab/></text:span><text:span text:style-name="T3">-- Get cashiers returns expected number of cashiers</text:span></text:p>
      <text:p text:style-name="P6"><text:span text:style-name="T11"><text:tab/></text:span><text:span text:style-name="T6">private</text:span><text:span text:style-name="T11"> testGetCashiers: </text:span><text:span text:style-name="T6">nat</text:span><text:span text:style-name="T11"> ==&gt; ()</text:span></text:p>
      <text:p text:style-name="P6"><text:span text:style-name="T11"><text:tab/><text:tab/>testGetCashiers(expectedNumber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ashiers</text:span><text:span text:style-name="T11">() </text:span><text:span text:style-name="T12">=</text:span><text:span text:style-name="T11"> </text:span><text:span text:style-name="T12">expectedNumber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ashier names are as expected</text:span></text:p>
      <text:p text:style-name="P6"><text:span text:style-name="T11"><text:tab/></text:span><text:span text:style-name="T6">private</text:span><text:span text:style-name="T11"> testGetCashierNames: </text:span><text:span text:style-name="T6">set</text:span><text:span text:style-name="T11"> </text:span><text:span text:style-name="T6">of</text:span><text:span text:style-name="T11"> NotEmptyString ==&gt; ()</text:span></text:p>
      <text:p text:style-name="P6"><text:span text:style-name="T11"><text:tab/><text:tab/>testGetCashierNames(namesSe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 (</text:span><text:span text:style-name="T12">namesSet</text:span><text:span text:style-name="T11"> </text:span><text:span text:style-name="T12">\</text:span><text:span text:style-name="T11"> </text:span><text:span text:style-name="T12">kid2kid</text:span><text:span text:style-name="T11">.</text:span><text:span text:style-name="T12">getCashierNames</text:span><text:span text:style-name="T11">()) </text:span><text:span text:style-name="T12">=</text:span><text:span text:style-name="T11"> </text:span><text:span text:style-name="T12">{</text:span><text:span text:style-name="T11">});</text:span></text:p>
      <text:p text:style-name="P6"><text:soft-page-break/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Remove a cashier and re-add him.<text:tab/></text:span></text:p>
      <text:p text:style-name="P6"><text:span text:style-name="T11"><text:tab/></text:span><text:span text:style-name="T6">private</text:span><text:span text:style-name="T11"> testRemoveCashier: () ==&gt; ()</text:span></text:p>
      <text:p text:style-name="P6"><text:span text:style-name="T11"><text:tab/><text:tab/>testRemove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: StoreCashier := </text:span><text:span text:style-name="T12">cashier</text:span><text:span text:style-name="T11">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</text:span><text:span text:style-name="T12">kid2kid</text:span><text:span text:style-name="T11">.removeCashier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</text:span><text:span text:style-name="T12">store</text:span><text:span text:style-name="T11">.addCashier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Remove a client and re-add him</text:span></text:p>
      <text:p text:style-name="P6"><text:span text:style-name="T11"><text:tab/></text:span><text:span text:style-name="T6">private</text:span><text:span text:style-name="T11"> testRemoveClient: () ==&gt; ()</text:span></text:p>
      <text:p text:style-name="P6"><text:span text:style-name="T11"><text:tab/><text:tab/>testRemove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: Client := </text:span><text:span text:style-name="T12">client</text:span><text:span text:style-name="T11">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kid2kid</text:span><text:span text:style-name="T11">.removeClient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kid2kid</text:span><text:span text:style-name="T11">.addClient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Number of transactions is as expected</text:span></text:p>
      <text:p text:style-name="P6"><text:span text:style-name="T11"><text:tab/></text:span><text:span text:style-name="T6">private</text:span><text:span text:style-name="T11"> testGetTransactions: </text:span><text:span text:style-name="T6">nat</text:span><text:span text:style-name="T11"> ==&gt; ()</text:span></text:p>
      <text:p text:style-name="P6"><text:span text:style-name="T11"><text:tab/><text:tab/>testGetTransactions(expectedNumber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</text:span><text:span text:style-name="T11">() </text:span><text:span text:style-name="T12">=</text:span><text:span text:style-name="T11"> </text:span><text:span text:style-name="T12">expectedNumber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Number of products in the store is as expected</text:span></text:p>
      <text:p text:style-name="P6"><text:span text:style-name="T11"><text:tab/></text:span><text:span text:style-name="T6">private</text:span><text:span text:style-name="T11"> testGetProductsAtStore: (</text:span><text:span text:style-name="T6">nat</text:span><text:span text:style-name="T11">) ==&gt; ()</text:span></text:p>
      <text:p text:style-name="P6"><text:span text:style-name="T11"><text:tab/><text:tab/>testGetProductsAtStore(expectedNum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ProductsAtStore</text:span><text:span text:style-name="T11">(</text:span><text:span text:style-name="T12">store</text:span><text:span text:style-name="T11">) </text:span><text:span text:style-name="T12">=</text:span><text:span text:style-name="T11"> </text:span><text:span text:style-name="T12">expectedNum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GiftCards work as expected</text:span></text:p>
      <text:p text:style-name="P6"><text:span text:style-name="T11"><text:tab/></text:span><text:span text:style-name="T6">private</text:span><text:span text:style-name="T11"> testStoreGiftCards: (</text:span><text:span text:style-name="T6">bool</text:span><text:span text:style-name="T11">) ==&gt; ()</text:span></text:p>
      <text:p text:style-name="P6"><text:span text:style-name="T11"><text:tab/><text:tab/>testStoreGiftCards(isAdmin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gcValue:</text:span><text:span text:style-name="T6">nat</text:span><text:span text:style-name="T11"> := </text:span><text:span text:style-name="T12">40</text:span><text:span text:style-name="T11">;</text:span></text:p>
      <text:p text:style-name="P6"><text:span text:style-name="T11"><text:tab/><text:tab/></text:span><text:span text:style-name="T6">dcl</text:span><text:span text:style-name="T11"> gc: GiftCard := </text:span><text:span text:style-name="T12">kid2kid</text:span><text:span text:style-name="T11">.</text:span><text:span text:style-name="T12">sellGiftCard</text:span><text:span text:style-name="T11">(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, </text:span><text:span text:style-name="T12">gcValue</text:span><text:span text:style-name="T11">);</text:span></text:p>
      <text:p text:style-name="P6"><text:span text:style-name="T11"><text:tab/><text:tab/></text:span><text:span text:style-name="T6">dcl</text:span><text:span text:style-name="T11"> saleProducts: Sale, saleGC: Sale;</text:span></text:p>
      <text:p text:style-name="P6"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ActiveGiftCards</text:span><text:span text:style-name="T11">() </text:span><text:span text:style-name="T12">=</text:span><text:span text:style-name="T11"> </text:span><text:span text:style-name="T12">1</text:span><text:span text:style-name="T11">); </text:span><text:span text:style-name="T3">-- GiftCards are activated when sold. </text:span></text:p>
      <text:p text:style-name="P6"><text:span text:style-name="T11"><text:tab/><text:tab/></text:span><text:span text:style-name="T12">assertTrue</text:span><text:span text:style-name="T11">(</text:span><text:span text:style-name="T12">gc</text:span><text:span text:style-name="T11">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GiftCardsBought</text:span><text:span text:style-name="T11">()); </text:span><text:span text:style-name="T3">-- Client saves GiftCards bought.</text:span></text:p>
      <text:p text:style-name="P6"><text:span text:style-name="T11"><text:tab/><text:tab/></text:span><text:span text:style-name="T12">kid2kid</text:span><text:span text:style-name="T11">.sellProductInGiftCards(</text:span><text:span text:style-name="T12">products</text:span><text:span text:style-name="T11">(</text:span><text:span text:style-name="T12">1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{gc</text:span><text:span text:style-name="T11">}, </text:span><text:span text:style-name="T12">today</text:span><text:span text:style-name="T11">); </text:span><text:span text:style-name="T3">-- A client buys a product with a giftcard</text:span></text:p>
      <text:p text:style-name="P6"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ActiveGiftCards</text:span><text:span text:style-name="T11">() </text:span><text:span text:style-name="T12">=</text:span><text:span text:style-name="T11"> </text:span><text:span text:style-name="T12">0</text:span><text:span text:style-name="T11">); </text:span><text:span text:style-name="T3">-- GiftCards gets deactivated.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1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</text:span><text:span text:style-name="T12">if</text:span><text:span text:style-name="T11"> </text:span><text:span text:style-name="T12">isAdmin</text:span><text:span text:style-name="T11"> </text:span><text:span text:style-name="T6">then</text:span><text:span text:style-name="T11"> </text:span><text:span text:style-name="T12">(</text:span></text:p>
      <text:p text:style-name="P6"><text:span text:style-name="T11"><text:tab/><text:tab/><text:tab/></text:span><text:span text:style-name="T3">-- Test sale transactions with GiftCards</text:span></text:p>
      <text:p text:style-name="P6"><text:span text:style-name="T11"><text:tab/><text:tab/><text:tab/></text:span><text:span text:style-name="T12">saleProducts</text:span><text:span text:style-name="T11"> := </text:span><text:span text:style-name="T12">iota</text:span><text:span text:style-name="T11"> x </text:span><text:span text:style-name="T6">in set</text:span><text:span text:style-name="T11"> </text:span><text:span text:style-name="T12">kid2kid</text:span><text:span text:style-name="T11">.</text:span><text:span text:style-name="T12">getTransactions</text:span><text:span text:style-name="T11">() &amp; </text:span><text:span text:style-name="T12">isofclass</text:span><text:span text:style-name="T11">(</text:span><text:span text:style-name="T12">Sale</text:span><text:span text:style-name="T11">, </text:span><text:span text:style-name="T12">x</text:span><text:span text:style-name="T11">) </text:span><text:span text:style-name="T12">and</text:span><text:span text:style-name="T11"> </text:span><text:span text:style-name="T12">x</text:span><text:span text:style-name="T11">.</text:span><text:span text:style-name="T12">getValue</text:span><text:span text:style-name="T11">() </text:span><text:span text:style-name="T12">=</text:span><text:span text:style-name="T11"> </text:span><text:span text:style-name="T12">gcValue</text:span><text:span text:style-name="T11">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Products</text:span><text:span text:style-name="T11">.</text:span><text:span text:style-name="T12">getGiftCardsUsed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Products</text:span><text:span text:style-name="T11">.</text:span><text:span text:style-name="T12">getGiftCardsSold</text:span><text:span text:style-name="T11">() </text:span><text:span text:style-name="T12">=</text:span><text:span text:style-name="T11"> </text:span><text:span text:style-name="T12">1</text:span><text:span text:style-name="T11">); </text:span></text:p>
      <text:p text:style-name="P6"><text:span text:style-name="T11"><text:tab/><text:tab/><text:tab/></text:span><text:span text:style-name="T12">saleGC</text:span><text:span text:style-name="T11"> := </text:span><text:span text:style-name="T12">iota</text:span><text:span text:style-name="T11"> x </text:span><text:span text:style-name="T6">in set</text:span><text:span text:style-name="T11"> </text:span><text:span text:style-name="T12">kid2kid</text:span><text:span text:style-name="T11">.</text:span><text:span text:style-name="T12">getTransactions</text:span><text:span text:style-name="T11">() &amp; </text:span><text:span text:style-name="T12">isofclass</text:span><text:span text:style-name="T11">(</text:span><text:span text:style-name="T12">Sale</text:span><text:span text:style-name="T11">, </text:span><text:span text:style-name="T12">x</text:span><text:span text:style-name="T11">) </text:span><text:span text:style-name="T12">and</text:span><text:span text:style-name="T11"> </text:span><text:span text:style-name="T12">x</text:span><text:span text:style-name="T11">.</text:span><text:span text:style-name="T12">getValue</text:span><text:span text:style-name="T11">() </text:span><text:span text:style-name="T12">=</text:span><text:span text:style-name="T11"> </text:span><text:span text:style-name="T12">products</text:span><text:span text:style-name="T11">(</text:span><text:span text:style-name="T12">1</text:span><text:span text:style-name="T11">).</text:span><text:span text:style-name="T12">getSellPrice</text:span><text:span text:style-name="T11">(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GC</text:span><text:span text:style-name="T11">.</text:span><text:span text:style-name="T12">getGiftCardsUsed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GC</text:span><text:span text:style-name="T11">.</text:span><text:span text:style-name="T12">getGiftCardsSold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)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heck store products available and client products bought.</text:span></text:p>
      <text:p text:style-name="P6"><text:soft-page-break/><text:span text:style-name="T11"><text:tab/></text:span><text:span text:style-name="T6">private</text:span><text:span text:style-name="T11"> testStoreSellProductInCash: () ==&gt; ()</text:span></text:p>
      <text:p text:style-name="P6"><text:span text:style-name="T11"><text:tab/><text:tab/>testStoreSellProductInCash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in</text:span><text:span text:style-name="T6">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kid2kid</text:span><text:span text:style-name="T11">.sellProductInCash(</text:span><text:span text:style-name="T12">products</text:span><text:span text:style-name="T11">(</text:span><text:span text:style-name="T12">2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not</text:span><text:span text:style-name="T6"> in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heck that credit notes of client decrease when store sells a product and client pays with credit notes</text:span></text:p>
      <text:p text:style-name="P6"><text:span text:style-name="T11"><text:tab/></text:span><text:span text:style-name="T6">private</text:span><text:span text:style-name="T11"> testStoreSellProductInCreditNotes: () ==&gt; ()</text:span></text:p>
      <text:p text:style-name="P6"><text:span text:style-name="T11"><text:tab/><text:tab/>testStoreSellProductInCreditNot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lientPrevCredit: </text:span><text:span text:style-name="T6">real</text:span><text:span text:style-name="T11"> := 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clientPrevCredit</text:span><text:span text:style-name="T11"> </text:span><text:span text:style-name="T12">&gt;</text:span><text:span text:style-name="T11"> </text:span><text:span text:style-name="T12">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in</text:span><text:span text:style-name="T6">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kid2kid</text:span><text:span text:style-name="T11">.sellProductInCreditNotes(</text:span><text:span text:style-name="T12">products</text:span><text:span text:style-name="T11">(</text:span><text:span text:style-name="T12">3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not</text:span><text:span text:style-name="T6"> in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 </text:span><text:span text:style-name="T12">=</text:span><text:span text:style-name="T11"> </text:span><text:span text:style-name="T12">clientPrevCredit</text:span><text:span text:style-name="T11"> </text:span><text:span text:style-name="T12">-</text:span><text:span text:style-name="T11"> </text:span><text:span text:style-name="T12">products</text:span><text:span text:style-name="T11">(</text:span><text:span text:style-name="T12">3</text:span><text:span text:style-name="T11">).</text:span><text:span text:style-name="T12">getSellPrice</text:span><text:span text:style-name="T11">()); </text:span><text:span text:style-name="T3">-- credit notes decreased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Edit client name</text:span></text:p>
      <text:p text:style-name="P6"><text:span text:style-name="T11"><text:tab/></text:span><text:span text:style-name="T6">private</text:span><text:span text:style-name="T11"> testEditClient: () ==&gt; ()</text:span></text:p>
      <text:p text:style-name="P6"><text:span text:style-name="T11"><text:tab/><text:tab/>testEdit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client</text:span><text:span text:style-name="T11">.setName(</text:span><text:span text:style-name="T12">"123"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"123"</text:span><text:span text:style-name="T11"> </text:span><text:span text:style-name="T12">=</text:span><text:span text:style-name="T11"> </text:span><text:span text:style-name="T12">client</text:span><text:span text:style-name="T11">.</text:span><text:span text:style-name="T12">getName</text:span><text:span text:style-name="T11">());</text:span></text:p>
      <text:p text:style-name="P6"><text:span text:style-name="T11"><text:tab/><text:tab/></text:span><text:span text:style-name="T12">client</text:span><text:span text:style-name="T11">.setName(</text:span><text:span text:style-name="T12">"abc"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"abc"</text:span><text:span text:style-name="T11"> </text:span><text:span text:style-name="T12">=</text:span><text:span text:style-name="T11"> </text:span><text:span text:style-name="T12">client</text:span><text:span text:style-name="T11">.</text:span><text:span text:style-name="T12">getName</text:span><text:span text:style-name="T11">()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Get static value of giftcards possible values</text:span></text:p>
      <text:p text:style-name="P6"><text:span text:style-name="T11"><text:tab/></text:span><text:span text:style-name="T6">private</text:span><text:span text:style-name="T11"> testGiftCardPossibleValues: () ==&gt; ()</text:span></text:p>
      <text:p text:style-name="P6"><text:span text:style-name="T11"><text:tab/><text:tab/>testGiftCardPossibleValu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GiftCard`getPossibleValues</text:span><text:span text:style-name="T11">() </text:span><text:span text:style-name="T12">=</text:span><text:span text:style-name="T11"> </text:span><text:span text:style-name="T12">{10</text:span><text:span text:style-name="T11">, </text:span><text:span text:style-name="T12">20</text:span><text:span text:style-name="T11">, </text:span><text:span text:style-name="T12">40</text:span><text:span text:style-name="T11">}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Test set description of product</text:span></text:p>
      <text:p text:style-name="P6"><text:span text:style-name="T11"><text:tab/></text:span><text:span text:style-name="T6">private</text:span><text:span text:style-name="T11"> testProductEdit: () ==&gt; ()</text:span></text:p>
      <text:p text:style-name="P6"><text:span text:style-name="T11"><text:tab/><text:tab/>testProductEdi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p: Clothing := </text:span><text:span text:style-name="T12">new</text:span><text:span text:style-name="T11"> </text:span><text:span text:style-name="T12">Clothing</text:span><text:span text:style-name="T11">(</text:span><text:span text:style-name="T12">&lt;New&gt;</text:span><text:span text:style-name="T11">, </text:span><text:span text:style-name="T12">"J"</text:span><text:span text:style-name="T11">, </text:span><text:span text:style-name="T12">10</text:span><text:span text:style-name="T11">, </text:span><text:span text:style-name="T12">12</text:span><text:span text:style-name="T11">, </text:span><text:span text:style-name="T12">&lt;Jeans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Description</text:span><text:span text:style-name="T11">() </text:span><text:span text:style-name="T12">=</text:span><text:span text:style-name="T11"> </text:span><text:span text:style-name="T12">"J"</text:span><text:span text:style-name="T11">);</text:span></text:p>
      <text:p text:style-name="P6"><text:span text:style-name="T11"><text:tab/><text:tab/></text:span><text:span text:style-name="T12">p</text:span><text:span text:style-name="T11">.setDescription(</text:span><text:span text:style-name="T12">"abc"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Description</text:span><text:span text:style-name="T11">() </text:span><text:span text:style-name="T12">=</text:span><text:span text:style-name="T11"> </text:span><text:span text:style-name="T12">"abc"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Test udpate sell price of product</text:span></text:p>
      <text:p text:style-name="P6"><text:span text:style-name="T11"><text:tab/></text:span><text:span text:style-name="T6">private</text:span><text:span text:style-name="T11"> testProductPricing: () ==&gt; ()</text:span></text:p>
      <text:p text:style-name="P6"><text:span text:style-name="T11"><text:tab/><text:tab/>testProductPricing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p: Clothing := </text:span><text:span text:style-name="T12">new</text:span><text:span text:style-name="T11"> </text:span><text:span text:style-name="T12">Clothing</text:span><text:span text:style-name="T11">(</text:span><text:span text:style-name="T12">&lt;New&gt;</text:span><text:span text:style-name="T11">, </text:span><text:span text:style-name="T12">"J"</text:span><text:span text:style-name="T11">, </text:span><text:span text:style-name="T12">10</text:span><text:span text:style-name="T11">, </text:span><text:span text:style-name="T12">12</text:span><text:span text:style-name="T11">, </text:span><text:span text:style-name="T12">&lt;Jeans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BuyPrice</text:span><text:span text:style-name="T11">() </text:span><text:span text:style-name="T12">=</text:span><text:span text:style-name="T11"> </text:span><text:span text:style-name="T12">1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SellPrice</text:span><text:span text:style-name="T11">() </text:span><text:span text:style-name="T12">=</text:span><text:span text:style-name="T11"> </text:span><text:span text:style-name="T12">13</text:span><text:span text:style-name="T11">);</text:span></text:p>
      <text:p text:style-name="P6"><text:span text:style-name="T11"><text:tab/><text:tab/></text:span><text:span text:style-name="T12">p</text:span><text:span text:style-name="T11">.setSellPrice(</text:span><text:span text:style-name="T12">2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SellPrice</text:span><text:span text:style-name="T11">() </text:span><text:span text:style-name="T12">=</text:span><text:span text:style-name="T11"> </text:span><text:span text:style-name="T12">20</text:span><text:span text:style-name="T11">);</text:span></text:p>
      <text:p text:style-name="P6"><text:span text:style-name="T11"><text:tab/><text:tab/>);</text:span></text:p>
      <text:p text:style-name="P5"/>
      <text:p text:style-name="P6"><text:span text:style-name="T11"><text:tab/></text:span><text:span text:style-name="T3">-- Test all admin operations</text:span></text:p>
      <text:p text:style-name="P6"><text:span text:style-name="T11"><text:tab/></text:span><text:span text:style-name="T6">public</text:span><text:span text:style-name="T11"> testAdminOperations: () ==&gt; ()</text:span></text:p>
      <text:p text:style-name="P6"><text:span text:style-name="T11"><text:tab/><text:tab/>testAdminOperations() ==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testAddClient</text:span><text:span text:style-name="T11">();</text:span></text:p>
      <text:p text:style-name="P6"><text:span text:style-name="T11"><text:tab/><text:tab/><text:tab/></text:span><text:span text:style-name="T12">testAddStore</text:span><text:span text:style-name="T11">();</text:span></text:p>
      <text:p text:style-name="P6"><text:soft-page-break/><text:span text:style-name="T11"><text:tab/><text:tab/><text:tab/></text:span><text:span text:style-name="T12">testAddCashierToStore</text:span><text:span text:style-name="T11">(</text:span><text:span text:style-name="T12">"Joao"</text:span><text:span text:style-name="T11">);</text:span></text:p>
      <text:p text:style-name="P6"><text:span text:style-name="T11"><text:tab/><text:tab/><text:tab/></text:span><text:span text:style-name="T12">testAddCashierToStore</text:span><text:span text:style-name="T11">(</text:span><text:span text:style-name="T12">"Renato"</text:span><text:span text:style-name="T11">);</text:span></text:p>
      <text:p text:style-name="P6"><text:span text:style-name="T11"><text:tab/><text:tab/><text:tab/></text:span><text:span text:style-name="T12">testGetCashiers</text:span><text:span text:style-name="T11">(</text:span><text:span text:style-name="T12">2</text:span><text:span text:style-name="T11">);</text:span></text:p>
      <text:p text:style-name="P6"><text:span text:style-name="T11"><text:tab/><text:tab/><text:tab/></text:span><text:span text:style-name="T12">testGetCashierNames</text:span><text:span text:style-name="T11">(</text:span><text:span text:style-name="T12">{"Joao"</text:span><text:span text:style-name="T11">, </text:span><text:span text:style-name="T12">"Renato"</text:span><text:span text:style-name="T11">});</text:span></text:p>
      <text:p text:style-name="P6"><text:span text:style-name="T11"><text:tab/><text:tab/><text:tab/></text:span><text:span text:style-name="T12">testGetTransactions</text:span><text:span text:style-name="T11">(</text:span><text:span text:style-name="T12">0</text:span><text:span text:style-name="T11">);</text:span></text:p>
      <text:p text:style-name="P6"><text:span text:style-name="T11"><text:tab/><text:tab/><text:tab/></text:span><text:span text:style-name="T12">testRemoveCashier</text:span><text:span text:style-name="T11">();</text:span></text:p>
      <text:p text:style-name="P6"><text:span text:style-name="T11"><text:tab/><text:tab/><text:tab/></text:span><text:span text:style-name="T12">testRemoveClient</text:span><text:span text:style-name="T11">();</text:span></text:p>
      <text:p text:style-name="P6"><text:span text:style-name="T11"><text:tab/><text:tab/><text:tab/></text:span><text:span text:style-name="T12">testStoreBuyProductsInCashAsAdmin</text:span><text:span text:style-name="T11">();</text:span></text:p>
      <text:p text:style-name="P6"><text:span text:style-name="T11"><text:tab/><text:tab/><text:tab/></text:span><text:span text:style-name="T12">testCashierOperations</text:span><text:span text:style-name="T11">(</text:span><text:span text:style-name="T12">true</text:span><text:span text:style-name="T11">);</text:span></text:p>
      <text:p text:style-name="P6"><text:span text:style-name="T11"><text:tab/><text:tab/><text:tab/>);</text:span></text:p>
      <text:p text:style-name="P6"><text:span text:style-name="T11"><text:tab/><text:tab/><text:tab/></text:span></text:p>
      <text:p text:style-name="P6"><text:span text:style-name="T11"><text:tab/></text:span><text:span text:style-name="T3">-- Test all cashier operations</text:span></text:p>
      <text:p text:style-name="P6"><text:span text:style-name="T11"><text:tab/></text:span><text:span text:style-name="T6">public</text:span><text:span text:style-name="T11"> testCashierOperations: (</text:span><text:span text:style-name="T6">bool</text:span><text:span text:style-name="T11">) ==&gt; ()</text:span></text:p>
      <text:p text:style-name="P6"><text:span text:style-name="T11"><text:tab/><text:tab/>testCashierOperations(isAdmin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numProduct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ProductsAtStore</text:span><text:span text:style-name="T11">(</text:span><text:span text:style-name="T12">store</text:span><text:span text:style-name="T11">);</text:span></text:p>
      <text:p text:style-name="P6"><text:span text:style-name="T11"><text:tab/><text:tab/><text:tab/></text:span><text:span text:style-name="T12">numProducts</text:span><text:span text:style-name="T11"> := </text:span><text:span text:style-name="T12">numProducts</text:span><text:span text:style-name="T11"> </text:span><text:span text:style-name="T12">+</text:span><text:span text:style-name="T11"> </text:span><text:span text:style-name="T12">testStoreBuyProductsInCash</text:span><text:span text:style-name="T11">();</text:span></text:p>
      <text:p text:style-name="P6"><text:span text:style-name="T11"><text:tab/><text:tab/><text:tab/></text:span><text:span text:style-name="T12">numProducts</text:span><text:span text:style-name="T11"> := </text:span><text:span text:style-name="T12">numProducts</text:span><text:span text:style-name="T11"> </text:span><text:span text:style-name="T12">+</text:span><text:span text:style-name="T11"> </text:span><text:span text:style-name="T12">testStoreBuyProductsInCreditNotes</text:span><text:span text:style-name="T11">();</text:span></text:p>
      <text:p text:style-name="P6"><text:span text:style-name="T11"><text:tab/><text:tab/><text:tab/></text:span><text:span text:style-name="T12">testGetProductsAtStore</text:span><text:span text:style-name="T11">(</text:span><text:span text:style-name="T12">numProducts</text:span><text:span text:style-name="T11">);</text:span></text:p>
      <text:p text:style-name="P6"><text:span text:style-name="T11"><text:tab/><text:tab/><text:tab/></text:span><text:span text:style-name="T12">testStoreGiftCards</text:span><text:span text:style-name="T11">(</text:span><text:span text:style-name="T12">isAdmin</text:span><text:span text:style-name="T11">);</text:span></text:p>
      <text:p text:style-name="P6"><text:span text:style-name="T11"><text:tab/><text:tab/><text:tab/></text:span><text:span text:style-name="T12">testStoreSellProductInCash</text:span><text:span text:style-name="T11">();</text:span></text:p>
      <text:p text:style-name="P6"><text:span text:style-name="T11"><text:tab/><text:tab/><text:tab/></text:span><text:span text:style-name="T12">testStoreSellProductInCreditNotes</text:span><text:span text:style-name="T11">();</text:span></text:p>
      <text:p text:style-name="P6"><text:span text:style-name="T11"><text:tab/><text:tab/><text:tab/></text:span><text:span text:style-name="T12">testEditClient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text:tab/></text:span></text:p>
      <text:p text:style-name="P6"><text:span text:style-name="T11"><text:tab/></text:span><text:span text:style-name="T3">-- Test other miscelanious operations</text:span></text:p>
      <text:p text:style-name="P6"><text:span text:style-name="T11"><text:tab/></text:span><text:span text:style-name="T6">public</text:span><text:span text:style-name="T11"> testMiscOperations: () ==&gt; ()</text:span></text:p>
      <text:p text:style-name="P6"><text:span text:style-name="T11"><text:tab/><text:tab/>testMiscOperation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testGiftCardPossibleValues</text:span><text:span text:style-name="T11">();</text:span></text:p>
      <text:p text:style-name="P6"><text:span text:style-name="T11"><text:tab/><text:tab/></text:span><text:span text:style-name="T12">testProductEdit</text:span><text:span text:style-name="T11">();</text:span></text:p>
      <text:p text:style-name="P6"><text:span text:style-name="T11"><text:tab/><text:tab/></text:span><text:span text:style-name="T12">testProductPricing</text:span><text:span text:style-name="T11">(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6">public</text:span><text:span text:style-name="T11"> </text:span><text:span text:style-name="T6">static</text:span><text:span text:style-name="T11"> main: () ==&gt; ()</text:span></text:p>
      <text:p text:style-name="P6"><text:span text:style-name="T11"><text:tab/><text:tab/>main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kid2KidTest: Kid2KidTest := </text:span><text:span text:style-name="T12">new</text:span><text:span text:style-name="T11"> </text:span><text:span text:style-name="T12">Kid2KidTest</text:span><text:span text:style-name="T11">();</text:span></text:p>
      <text:p text:style-name="P6"><text:span text:style-name="T11"><text:tab/><text:tab/><text:tab/></text:span><text:span text:style-name="T12">kid2KidTest</text:span><text:span text:style-name="T11">.loginAdmin();</text:span></text:p>
      <text:p text:style-name="P6"><text:span text:style-name="T11"><text:tab/><text:tab/><text:tab/></text:span><text:span text:style-name="T12">kid2KidTest</text:span><text:span text:style-name="T11">.testAdminOperations();</text:span></text:p>
      <text:p text:style-name="P6"><text:span text:style-name="T11"><text:tab/><text:tab/><text:tab/></text:span><text:span text:style-name="T12">kid2KidTest</text:span><text:span text:style-name="T11">.loginCashier(</text:span><text:span text:style-name="T12">"Porto"</text:span><text:span text:style-name="T11">, </text:span><text:span text:style-name="T12">"Joao"</text:span><text:span text:style-name="T11">);</text:span></text:p>
      <text:p text:style-name="P6"><text:span text:style-name="T11"><text:tab/><text:tab/><text:tab/></text:span><text:span text:style-name="T12">kid2KidTest</text:span><text:span text:style-name="T11">.testCashierOperations(</text:span><text:span text:style-name="T12">false</text:span><text:span text:style-name="T11">);</text:span></text:p>
      <text:p text:style-name="P6"><text:span text:style-name="T11"><text:tab/><text:tab/><text:tab/></text:span><text:span text:style-name="T12">kid2KidTest</text:span><text:span text:style-name="T11">.testStoreBuyProductsInCashAsCashier();</text:span></text:p>
      <text:p text:style-name="P6"><text:span text:style-name="T11"><text:tab/><text:tab/><text:tab/></text:span><text:span text:style-name="T12">kid2KidTest</text:span><text:span text:style-name="T11">.testMiscOperations();</text:span></text:p>
      <text:p text:style-name="P6"><text:span text:style-name="T11"><text:tab/><text:tab/>);</text:span></text:p>
      <text:p text:style-name="P1"><text:span text:style-name="T6">end</text:span><text:span text:style-name="T11"> Kid2Kid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5:51:15.485000000</meta:creation-date>
    <dc:date>2019-01-07T06:53:19.403000000</dc:date>
    <meta:editing-duration>PT31M24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32" meta:paragraph-count="1504" meta:word-count="6043" meta:character-count="44827" meta:non-whitespace-character-count="37599"/>
  </office:meta>
</office:document-meta>
</file>